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fo:color="#0000ff"/>
    </style:style>
    <style:style style:name="P75"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0"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5" style:family="paragraph" style:parent-style-name="Text_20_body">
      <style:paragraph-properties fo:margin-left="0in" fo:margin-right="0in" fo:text-align="end" style:justify-single-word="false" fo:text-indent="0.1965in" style:auto-text-indent="false"/>
    </style:style>
    <style:style style:name="P86" style:family="paragraph" style:parent-style-name="Standard">
      <style:paragraph-properties fo:margin-left="0in" fo:margin-right="0in" fo:text-align="justify" style:justify-single-word="false" fo:text-indent="0.1965in" style:auto-text-indent="false"/>
    </style:style>
    <style:style style:name="P87" style:family="paragraph" style:parent-style-name="Standard">
      <style:paragraph-properties fo:margin-left="0in" fo:margin-right="0in" fo:text-align="justify" style:justify-single-word="false" fo:text-indent="0.1965in" style:auto-text-indent="false"/>
      <style:text-properties fo:language="ru" fo:country="RU"/>
    </style:style>
    <style:style style:name="P88"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1"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9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9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0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1"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3"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1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6" style:family="paragraph" style:parent-style-name="Text_20_body">
      <style:text-properties fo:language="ru" fo:country="RU"/>
    </style:style>
    <style:style style:name="P117" style:family="paragraph" style:parent-style-name="Text_20_body">
      <style:text-properties fo:color="#800000"/>
    </style:style>
    <style:style style:name="P118" style:family="paragraph" style:parent-style-name="First_20_line_20_indent">
      <style:text-properties fo:language="ru" fo:country="RU"/>
    </style:style>
    <style:style style:name="P119" style:family="paragraph" style:parent-style-name="First_20_line_20_indent">
      <style:paragraph-properties fo:text-align="justify" style:justify-single-word="false"/>
      <style:text-properties fo:language="ru" fo:country="RU"/>
    </style:style>
    <style:style style:name="P120" style:family="paragraph" style:parent-style-name="First_20_line_20_indent">
      <style:text-properties fo:font-size="15pt" fo:language="ru" fo:country="RU" style:font-size-asian="15pt" style:font-size-complex="15pt"/>
    </style:style>
    <style:style style:name="P121" style:family="paragraph" style:parent-style-name="First_20_line_20_indent">
      <style:text-properties fo:font-size="12pt" fo:language="ru" fo:country="RU" style:font-size-asian="12pt" style:font-size-complex="12pt"/>
    </style:style>
    <style:style style:name="P122" style:family="paragraph" style:parent-style-name="First_20_line_20_indent">
      <style:paragraph-properties fo:text-align="justify" style:justify-single-word="false"/>
      <style:text-properties fo:language="en" fo:country="US"/>
    </style:style>
    <style:style style:name="P123" style:family="paragraph" style:parent-style-name="First_20_line_20_indent">
      <style:paragraph-properties fo:text-align="justify" style:justify-single-word="false"/>
    </style:style>
    <style:style style:name="P124" style:family="paragraph" style:parent-style-name="Text_20_body">
      <style:paragraph-properties fo:margin-left="0in" fo:margin-right="0in" fo:text-align="center" style:justify-single-word="false" fo:text-indent="0in" style:auto-text-indent="false"/>
    </style:style>
    <style:style style:name="P12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Footnote">
      <style:paragraph-properties fo:margin-left="0in" fo:margin-right="0in" fo:text-indent="0in" style:auto-text-indent="false"/>
      <style:text-properties fo:language="en" fo:country="US"/>
    </style:style>
    <style:style style:name="P128"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29" style:family="paragraph" style:parent-style-name="Footnote">
      <style:text-properties fo:language="en" fo:country="US"/>
    </style:style>
    <style:style style:name="P130" style:family="paragraph" style:parent-style-name="Footnote">
      <style:text-properties fo:language="ru" fo:country="RU"/>
    </style:style>
    <style:style style:name="P131" style:family="paragraph" style:parent-style-name="Footnote">
      <style:text-properties style:use-window-font-color="true" fo:language="ru" fo:country="RU"/>
    </style:style>
    <style:style style:name="P132" style:family="paragraph" style:parent-style-name="Footnote">
      <style:text-properties fo:font-style="normal" style:font-style-asian="normal" style:font-style-complex="normal"/>
    </style:style>
    <style:style style:name="P133" style:family="paragraph" style:parent-style-name="Text_20_body">
      <style:paragraph-properties fo:margin-top="0in" fo:margin-bottom="0.0835in" loext:contextual-spacing="false" fo:text-align="justify" style:justify-single-word="false"/>
      <style:text-properties fo:language="en" fo:country="US"/>
    </style:style>
    <style:style style:name="P134" style:family="paragraph" style:parent-style-name="Standard">
      <style:text-properties fo:font-style="italic" style:font-style-asian="italic" style:font-style-complex="italic"/>
    </style:style>
    <style:style style:name="P135"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36"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officeooo:paragraph-rsid="0007da9c"/>
    </style:style>
    <style:style style:name="P1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officeooo:paragraph-rsid="001fde04"/>
    </style:style>
    <style:style style:name="P1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officeooo:paragraph-rsid="0024e0e1"/>
    </style:style>
    <style:style style:name="P1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15f02" style:font-style-asian="normal" style:font-style-complex="normal"/>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9bd0e" style:font-style-asian="normal" style:font-style-complex="normal"/>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c8d88" officeooo:paragraph-rsid="0029bd0e" style:font-style-asian="normal" style:font-style-complex="normal"/>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15f02" officeooo:paragraph-rsid="00115f02" style:font-style-asian="normal" style:font-style-complex="normal"/>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9bd0e" officeooo:paragraph-rsid="0029bd0e" style:font-style-asian="normal" style:font-style-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officeooo:paragraph-rsid="002ab33f" style:font-style-asian="italic" style:font-style-complex="italic"/>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75192" style:font-style-asian="normal" style:font-style-complex="normal"/>
    </style:style>
    <style:style style:name="P148" style:family="paragraph" style:parent-style-name="Text_20_body">
      <style:paragraph-properties fo:margin-left="0in" fo:margin-right="0in" fo:text-align="center" style:justify-single-word="false" fo:text-indent="0.1965in" style:auto-text-indent="false"/>
    </style:style>
    <style:style style:name="P149" style:family="paragraph" style:parent-style-name="Text_20_body">
      <style:paragraph-properties fo:margin-left="0in" fo:margin-right="0in" fo:text-align="justify" style:justify-single-word="false" fo:text-indent="0.1965in" style:auto-text-indent="false"/>
    </style:style>
    <style:style style:name="P150"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51" style:family="paragraph" style:parent-style-name="Text_20_body">
      <style:paragraph-properties fo:margin-left="0in" fo:margin-right="0in" fo:text-align="justify" style:justify-single-word="false" fo:text-indent="0.1965in" style:auto-text-indent="false"/>
      <style:text-properties officeooo:rsid="00218bed" officeooo:paragraph-rsid="00218bed"/>
    </style:style>
    <style:style style:name="P152" style:family="paragraph" style:parent-style-name="Heading_20_1">
      <style:paragraph-properties fo:margin-left="0in" fo:margin-right="0in" fo:text-align="center" style:justify-single-word="false" fo:text-indent="0.1965in" style:auto-text-indent="false"/>
    </style:style>
    <style:style style:name="P153" style:family="paragraph" style:parent-style-name="Heading_20_2">
      <style:text-properties fo:language="en" fo:country="US"/>
    </style:style>
    <style:style style:name="P154" style:family="paragraph" style:parent-style-name="Heading_20_2">
      <style:paragraph-properties fo:text-align="justify" style:justify-single-word="false"/>
    </style:style>
    <style:style style:name="P155"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officeooo:rsid="0007da9c"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ru" fo:country="RU" officeooo:rsid="0007da9c"/>
    </style:style>
    <style:style style:name="T13" style:family="text">
      <style:text-properties fo:language="ru" fo:country="RU" officeooo:rsid="0012668d"/>
    </style:style>
    <style:style style:name="T14" style:family="text">
      <style:text-properties fo:language="ru" fo:country="RU" officeooo:rsid="00141559"/>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language="en" fo:country="US" fo:font-style="italic" style:font-style-asian="italic" style:font-style-complex="italic"/>
    </style:style>
    <style:style style:name="T18" style:family="text">
      <style:text-properties fo:language="en" fo:country="US" fo:font-weight="bold" style:font-weight-asian="bold" style:font-weight-complex="bold"/>
    </style:style>
    <style:style style:name="T19" style:family="text">
      <style:text-properties fo:language="en" fo:country="US" fo:font-weight="normal" style:font-weight-asian="normal" style:font-weight-complex="normal"/>
    </style:style>
    <style:style style:name="T20" style:family="text">
      <style:text-properties fo:language="en" fo:country="US" fo:font-weight="normal" fo:background-color="transparent" loext:char-shading-value="0" style:font-weight-asian="normal" style:font-weight-complex="normal"/>
    </style:style>
    <style:style style:name="T21" style:family="text">
      <style:text-properties fo:language="en" fo:country="US" fo:background-color="transparent" loext:char-shading-value="0"/>
    </style:style>
    <style:style style:name="T22" style:family="text">
      <style:text-properties fo:language="en" fo:country="US" officeooo:rsid="000a6ff2"/>
    </style:style>
    <style:style style:name="T23" style:family="text">
      <style:text-properties fo:language="en" fo:country="US" officeooo:rsid="0027d982"/>
    </style:style>
    <style:style style:name="T24" style:family="text">
      <style:text-properties fo:color="#ff3333"/>
    </style:style>
    <style:style style:name="T25" style:family="text">
      <style:text-properties fo:color="#ff3333" fo:language="ru" fo:country="RU"/>
    </style:style>
    <style:style style:name="T26" style:family="text">
      <style:text-properties fo:color="#ff3333" fo:language="ru" fo:country="RU" fo:font-weight="normal" style:font-weight-asian="normal" style:font-weight-complex="normal"/>
    </style:style>
    <style:style style:name="T27" style:family="text">
      <style:text-properties fo:color="#ff3333" fo:font-weight="normal" style:font-weight-asian="normal" style:font-weight-complex="normal"/>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color="#800000"/>
    </style:style>
    <style:style style:name="T31" style:family="text">
      <style:text-properties fo:color="#800000" fo:language="ru" fo:country="RU"/>
    </style:style>
    <style:style style:name="T32" style:family="text">
      <style:text-properties fo:color="#800000" fo:language="en" fo:country="US"/>
    </style:style>
    <style:style style:name="T33" style:family="text">
      <style:text-properties fo:color="#ff6600"/>
    </style:style>
    <style:style style:name="T34" style:family="text">
      <style:text-properties fo:font-weight="bold" style:font-weight-asian="bold" style:font-weight-complex="bold"/>
    </style:style>
    <style:style style:name="T35" style:family="text">
      <style:text-properties fo:font-weight="bold" officeooo:rsid="0007da9c" style:font-weight-asian="bold" style:font-weight-complex="bold"/>
    </style:style>
    <style:style style:name="T36" style:family="text">
      <style:text-properties fo:font-weight="bold" fo:background-color="transparent" loext:char-shading-value="0" style:font-weight-asian="bold" style:font-weight-complex="bold"/>
    </style:style>
    <style:style style:name="T37" style:family="text">
      <style:text-properties style:use-window-font-color="true"/>
    </style:style>
    <style:style style:name="T38" style:family="text">
      <style:text-properties style:use-window-font-color="true" fo:language="ru" fo:country="RU"/>
    </style:style>
    <style:style style:name="T39" style:family="text">
      <style:text-properties style:use-window-font-color="true" fo:language="ru" fo:country="RU" fo:font-style="normal" style:font-style-asian="normal" style:font-style-complex="normal"/>
    </style:style>
    <style:style style:name="T40" style:family="text">
      <style:text-properties style:use-window-font-color="true" fo:language="ru" fo:country="RU" fo:font-style="normal" officeooo:rsid="001906c8" style:font-style-asian="normal" style:font-style-complex="normal"/>
    </style:style>
    <style:style style:name="T41" style:family="text">
      <style:text-properties style:use-window-font-color="true" fo:language="ru" fo:country="RU" fo:font-style="normal" officeooo:rsid="001a2bc3" style:font-style-asian="normal" style:font-style-complex="normal"/>
    </style:style>
    <style:style style:name="T42" style:family="text">
      <style:text-properties style:use-window-font-color="true" fo:language="ru" fo:country="RU" fo:font-style="normal" fo:font-weight="normal" style:font-style-asian="normal" style:font-weight-asian="normal" style:font-style-complex="normal" style:font-weight-complex="normal"/>
    </style:style>
    <style:style style:name="T4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4" style:family="text">
      <style:text-properties style:use-window-font-color="true" fo:language="ru" fo:country="RU" fo:font-style="normal" fo:background-color="transparent" loext:char-shading-value="0" style:font-style-asian="normal" style:font-style-complex="normal"/>
    </style:style>
    <style:style style:name="T45" style:family="text">
      <style:text-properties style:use-window-font-color="true" fo:language="ru" fo:country="RU" fo:font-style="italic" style:font-style-asian="italic" style:font-style-complex="italic"/>
    </style:style>
    <style:style style:name="T46" style:family="text">
      <style:text-properties style:use-window-font-color="true" fo:language="ru" fo:country="RU" fo:font-style="italic" fo:font-weight="normal" style:font-style-asian="italic" style:font-weight-asian="normal" style:font-style-complex="italic" style:font-weight-complex="normal"/>
    </style:style>
    <style:style style:name="T47" style:family="text">
      <style:text-properties style:use-window-font-color="true" fo:language="ru" fo:country="RU" fo:font-weight="normal" style:font-weight-asian="normal" style:font-weight-complex="normal"/>
    </style:style>
    <style:style style:name="T48" style:family="text">
      <style:text-properties style:use-window-font-color="true" fo:language="ru" fo:country="RU" fo:background-color="transparent" loext:char-shading-value="0"/>
    </style:style>
    <style:style style:name="T49" style:family="text">
      <style:text-properties style:use-window-font-color="true" fo:language="en" fo:country="US"/>
    </style:style>
    <style:style style:name="T50" style:family="text">
      <style:text-properties style:use-window-font-color="true" fo:language="en" fo:country="US" fo:font-style="normal" style:font-style-asian="normal" style:font-style-complex="normal"/>
    </style:style>
    <style:style style:name="T51" style:family="text">
      <style:text-properties style:use-window-font-color="true" fo:language="en" fo:country="US" fo:font-style="normal" fo:background-color="transparent" loext:char-shading-value="0" style:font-style-asian="normal" style:font-style-complex="normal"/>
    </style:style>
    <style:style style:name="T52" style:family="text">
      <style:text-properties style:use-window-font-color="true" fo:language="en" fo:country="US" fo:font-style="normal" fo:font-weight="normal" style:font-style-asian="normal" style:font-weight-asian="normal" style:font-style-complex="normal" style:font-weight-complex="normal"/>
    </style:style>
    <style:style style:name="T53"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4" style:family="text">
      <style:text-properties style:use-window-font-color="true" fo:language="en" fo:country="US" fo:font-weight="normal" style:font-weight-asian="normal" style:font-weight-complex="normal"/>
    </style:style>
    <style:style style:name="T55" style:family="text">
      <style:text-properties style:use-window-font-color="true" fo:font-style="normal" style:font-style-asian="normal" style:font-style-complex="normal"/>
    </style:style>
    <style:style style:name="T56" style:family="text">
      <style:text-properties style:use-window-font-color="true" fo:font-style="normal" officeooo:rsid="001a80b8" style:font-style-asian="normal" style:font-style-complex="normal"/>
    </style:style>
    <style:style style:name="T57" style:family="text">
      <style:text-properties style:use-window-font-color="true" fo:font-style="normal" fo:font-weight="normal" style:font-style-asian="normal" style:font-weight-asian="normal" style:font-style-complex="normal" style:font-weight-complex="normal"/>
    </style:style>
    <style:style style:name="T58" style:family="text">
      <style:text-properties style:use-window-font-color="true" fo:font-style="italic" fo:font-weight="normal" style:font-style-asian="italic" style:font-weight-asian="normal" style:font-style-complex="italic" style:font-weight-complex="normal"/>
    </style:style>
    <style:style style:name="T59" style:family="text">
      <style:text-properties style:use-window-font-color="true" fo:background-color="transparent" loext:char-shading-value="0"/>
    </style:style>
    <style:style style:name="T60" style:family="text">
      <style:text-properties style:use-window-font-color="true" fo:language="uk" fo:country="UA" fo:font-style="normal" fo:font-weight="normal" style:font-style-asian="normal" style:font-weight-asian="normal" style:font-style-complex="normal" style:font-weight-complex="normal"/>
    </style:style>
    <style:style style:name="T61" style:family="text">
      <style:text-properties fo:background-color="transparent" loext:char-shading-value="0"/>
    </style:style>
    <style:style style:name="T62" style:family="text">
      <style:text-properties style:text-position="super 58%"/>
    </style:style>
    <style:style style:name="T63" style:family="text">
      <style:text-properties fo:language="fr" fo:country="FR"/>
    </style:style>
    <style:style style:name="T64" style:family="text">
      <style:text-properties fo:color="#3333ff"/>
    </style:style>
    <style:style style:name="T65" style:family="text">
      <style:text-properties fo:color="#3333ff" fo:language="en" fo:country="US"/>
    </style:style>
    <style:style style:name="T66" style:family="text">
      <style:text-properties fo:font-style="normal"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fo:background-color="transparent" loext:char-shading-value="0" style:font-style-asian="normal" style:font-weight-asian="normal" style:font-style-complex="normal" style:font-weight-complex="normal"/>
    </style:style>
    <style:style style:name="T69" style:family="text">
      <style:text-properties fo:font-style="normal" style:text-underline-style="none" style:font-style-asian="normal" style:font-style-complex="normal"/>
    </style:style>
    <style:style style:name="T70" style:family="text">
      <style:text-properties fo:color="#0066ff"/>
    </style:style>
    <style:style style:name="T71" style:family="text">
      <style:text-properties fo:color="#00ccff"/>
    </style:style>
    <style:style style:name="T72" style:family="text">
      <style:text-properties fo:font-weight="normal" style:font-weight-asian="normal" style:font-weight-complex="normal"/>
    </style:style>
    <style:style style:name="T73" style:family="text">
      <style:text-properties fo:font-weight="normal" officeooo:rsid="0007da9c" style:font-weight-asian="normal" style:font-weight-complex="normal"/>
    </style:style>
    <style:style style:name="T74" style:family="text">
      <style:text-properties fo:font-weight="normal" officeooo:rsid="0024e0e1" style:font-weight-asian="normal" style:font-weight-complex="normal"/>
    </style:style>
    <style:style style:name="T75" style:family="text">
      <style:text-properties fo:font-weight="normal" officeooo:rsid="0025795c" style:font-weight-asian="normal" style:font-weight-complex="normal"/>
    </style:style>
    <style:style style:name="T76" style:family="text">
      <style:text-properties fo:font-weight="normal" fo:background-color="transparent" loext:char-shading-value="0" style:font-weight-asian="normal" style:font-weight-complex="normal"/>
    </style:style>
    <style:style style:name="T77" style:family="text">
      <style:text-properties fo:color="#0066cc"/>
    </style:style>
    <style:style style:name="T78" style:family="text">
      <style:text-properties fo:color="#0000cc"/>
    </style:style>
    <style:style style:name="T79" style:family="text">
      <style:text-properties style:text-line-through-style="solid" style:text-line-through-type="single" fo:font-weight="bold" style:font-weight-asian="bold" style:font-weight-complex="bold"/>
    </style:style>
    <style:style style:name="T80" style:family="text">
      <style:text-properties fo:language="uk" fo:country="UA"/>
    </style:style>
    <style:style style:name="T81" style:family="text">
      <style:text-properties fo:language="uk" fo:country="UA" fo:font-style="italic" style:font-style-asian="italic" style:font-style-complex="italic"/>
    </style:style>
    <style:style style:name="T82" style:family="text">
      <style:text-properties fo:language="uk" fo:country="UA" fo:font-weight="bold" style:font-weight-asian="bold" style:font-weight-complex="bold"/>
    </style:style>
    <style:style style:name="T83" style:family="text">
      <style:text-properties fo:color="#ff0000"/>
    </style:style>
    <style:style style:name="T84" style:family="text">
      <style:text-properties style:text-underline-style="none"/>
    </style:style>
    <style:style style:name="T85" style:family="text">
      <style:text-properties style:text-rotation-angle="90" style:text-rotation-scale="line-height"/>
    </style:style>
    <style:style style:name="T86" style:family="text">
      <style:text-properties style:text-rotation-angle="270" style:text-rotation-scale="line-height"/>
    </style:style>
    <style:style style:name="T87" style:family="text">
      <style:text-properties style:text-position="sub 58%" style:font-size-asian="10.5pt"/>
    </style:style>
    <style:style style:name="T88" style:family="text">
      <style:text-properties style:font-name="Symbol" style:font-name-asian="Symbol" style:font-name-complex="Symbol"/>
    </style:style>
    <style:style style:name="T89" style:family="text">
      <style:text-properties style:font-name="Liberation Serif1" style:font-name-asian="Symbol" style:font-name-complex="Symbol"/>
    </style:style>
    <style:style style:name="T90" style:family="text">
      <style:text-properties style:font-name="Courier New CYR"/>
    </style:style>
    <style:style style:name="T91" style:family="text">
      <style:text-properties style:font-name="Courier New CYR" fo:language="en" fo:country="US"/>
    </style:style>
    <style:style style:name="T92" style:family="text">
      <style:text-properties fo:color="#6666ff"/>
    </style:style>
    <style:style style:name="T93" style:family="text">
      <style:text-properties fo:font-size="14pt" fo:language="en" fo:country="US" fo:font-weight="bold" style:font-size-asian="14pt" style:font-weight-asian="bold" style:font-size-complex="14pt" style:font-weight-complex="bold"/>
    </style:style>
    <style:style style:name="T94" style:family="text">
      <style:text-properties fo:font-size="14pt" fo:font-weight="bold" style:font-size-asian="14pt" style:font-weight-asian="bold" style:font-size-complex="14pt" style:font-weight-complex="bold"/>
    </style:style>
    <style:style style:name="T95" style:family="text">
      <style:text-properties fo:font-size="9pt" style:font-size-asian="9pt" style:font-size-complex="9pt"/>
    </style:style>
    <style:style style:name="T96" style:family="text">
      <style:text-properties fo:font-size="12pt" style:font-size-asian="12pt" style:font-size-complex="12pt"/>
    </style:style>
    <style:style style:name="T97" style:family="text">
      <style:text-properties officeooo:rsid="0007971d"/>
    </style:style>
    <style:style style:name="T98" style:family="text">
      <style:text-properties officeooo:rsid="0007ca57"/>
    </style:style>
    <style:style style:name="T99" style:family="text">
      <style:text-properties officeooo:rsid="0007da9c"/>
    </style:style>
    <style:style style:name="T100" style:family="text">
      <style:text-properties officeooo:rsid="0008c53d"/>
    </style:style>
    <style:style style:name="T101" style:family="text">
      <style:text-properties officeooo:rsid="0009a87f"/>
    </style:style>
    <style:style style:name="T102" style:family="text">
      <style:text-properties officeooo:rsid="000a6ff2"/>
    </style:style>
    <style:style style:name="T103" style:family="text">
      <style:text-properties officeooo:rsid="000c45e8"/>
    </style:style>
    <style:style style:name="T104" style:family="text">
      <style:text-properties officeooo:rsid="000db92e"/>
    </style:style>
    <style:style style:name="T105" style:family="text">
      <style:text-properties officeooo:rsid="000fa641"/>
    </style:style>
    <style:style style:name="T106" style:family="text">
      <style:text-properties officeooo:rsid="00115f02"/>
    </style:style>
    <style:style style:name="T107" style:family="text">
      <style:text-properties officeooo:rsid="00124d9d"/>
    </style:style>
    <style:style style:name="T108" style:family="text">
      <style:text-properties officeooo:rsid="0012668d"/>
    </style:style>
    <style:style style:name="T109" style:family="text">
      <style:text-properties officeooo:rsid="00141559"/>
    </style:style>
    <style:style style:name="T110" style:family="text">
      <style:text-properties officeooo:rsid="0015109f"/>
    </style:style>
    <style:style style:name="T111" style:family="text">
      <style:text-properties officeooo:rsid="00159caa"/>
    </style:style>
    <style:style style:name="T112" style:family="text">
      <style:text-properties officeooo:rsid="00175192"/>
    </style:style>
    <style:style style:name="T113" style:family="text">
      <style:text-properties officeooo:rsid="001c0d87"/>
    </style:style>
    <style:style style:name="T114" style:family="text">
      <style:text-properties officeooo:rsid="001fde04"/>
    </style:style>
    <style:style style:name="T115" style:family="text">
      <style:text-properties officeooo:rsid="0024e0e1"/>
    </style:style>
    <style:style style:name="T116" style:family="text">
      <style:text-properties officeooo:rsid="0025795c"/>
    </style:style>
    <style:style style:name="T117" style:family="text">
      <style:text-properties officeooo:rsid="0027d982"/>
    </style:style>
    <style:style style:name="T118" style:family="text">
      <style:text-properties officeooo:rsid="0029bd0e"/>
    </style:style>
    <style:style style:name="T119" style:family="text">
      <style:text-properties officeooo:rsid="002ab33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1">Последний фанфик</text:h>
      <text:p text:style-name="P51"/>
      <text:h text:style-name="P153"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7">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2"><text:note text:id="ftn1" text:note-class="footnote"><text:note-citation>1</text:note-citation><text:note-body><text:p text:style-name="P129">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2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5">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5">RnD-</text:span><text:span text:style-name="T1">зона</text:span><text:span text:style-name="T1"><text:note text:id="ftn3" text:note-class="footnote"><text:note-citation>3</text:note-citation><text:note-body><text:p text:style-name="P129">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73"><text:span text:style-name="T15">– Нэш, к</text:span>ак называется наш проект?</text:p>
      <text:p text:style-name="P71"><text:span text:style-name="T8">– </text:span><text:span text:style-name="T72">Дайсон.</text:span></text:p>
      <text:p text:style-name="P71"><text:span text:style-name="T8">– </text:span><text:span text:style-name="T72">Сколько тебе лет?</text:span></text:p>
      <text:p text:style-name="P71"><text:span text:style-name="T8">– </text:span><text:span text:style-name="T72">Два года с начала запуска кластера.</text:span></text:p>
      <text:p text:style-name="P71"><text:span text:style-name="T8">– </text:span><text:span text:style-name="T72">Какой сейчас год?</text:span></text:p>
      <text:p text:style-name="P71"><text:span text:style-name="T8">– </text:span><text:span text:style-name="T27">20</text:span><text:span text:style-name="T26">18</text:span><text:span text:style-name="T72">-й.</text:span></text:p>
      <text:p text:style-name="P23"/>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73"><text:span text:style-name="T1">– </text:span>Н<text:span text:style-name="T1">эш тестовая задача номер шестнадцать</text:span>. <text:span text:style-name="T1">Выполни при настройках по умолчанию.</text:span></text:p>
      <text:p text:style-name="P51">– Принял к исполнению.</text:p>
      <text:p text:style-name="P51"/>
      <text:p text:style-name="P82">«Выживание корпорации в условиях жёсткой конкуренции с ограниченными ресурсами. Случай 16».</text:p>
      <text:p text:style-name="P82"><text:soft-page-break/>…</text:p>
      <text:p text:style-name="P82">…</text:p>
      <text:p text:style-name="P82">…</text:p>
      <text:p text:style-name="P82">Решение.</text:p>
      <text:p text:style-name="P82">…</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3"><text:span text:style-name="T5">–</text:span><text:span text:style-name="T6"> </text:span><text:span text:style-name="T5">Нэш</text:span><text:span text:style-name="T67">, </text:span><text:span text:style-name="T5">в некоем городе живёт брадобрей, который бреет всех людей, которые не бреются сами. Вопрос: кто бреет брадобрея</text:span><text:span text:style-name="T67">?</text:span></text:p>
      <text:p text:style-name="P33"/>
      <text:p text:style-name="P33">Вместо ответа Нексус выплюнул на консоль длинную распечатку букв и служебных символов, среди которых бросилась в глаза строка “<text:span text:style-name="T34">incompartible interface Analytics v.0.93 beta</text:span>”</text:p>
      <text:p text:style-name="P33">Ага, уже теплее.</text:p>
      <text:p text:style-name="P33"/>
      <text:p text:style-name="P71"><text:span text:style-name="T8">– Нэш</text:span><text:span text:style-name="T72">,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text:span text:style-name="T15">–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5">–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5">.</text:span></text:p>
      <text:p text:style-name="P100">Бип-бип-бип.</text:p>
      <text:p text:style-name="P100"><text:soft-page-break/></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24">***</text:p>
      <text:p text:style-name="P124"/>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9">Junior — <text:span text:style-name="T1">младший программист.</text:span></text:p></text:note-body></text:note></text:span><text:span text:style-name="T1">, а оглянуться не успел — и уже лидер проекта, входящего в Топ-</text:span><text:span text:style-name="T15">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5">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30">34-хэтажного</text:span> корпуса <text:span text:style-name="T30">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8">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4">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2"><text:span text:style-name="T1">Блядь</text:span>, что за мысли пошли!</text:p>
      <text:p text:style-name="P1">Я вспомнил<text:span text:style-name="T37"> </text:span><text:span text:style-name="T38">Юджина</text:span><text:span text:style-name="T1">,</text:span> <text:span text:style-name="T25">месяц</text:span> назад прыгнувшего с крыши <text:span text:style-name="T1">своей</text:span> <text:span text:style-name="T1">высотки</text:span>.</text:p>
      <text:p text:style-name="P72">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61">ворил </text:span><text:span text:style-name="T2">—</text:span><text:span text:style-name="T6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8">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61">А у нас получается… </text:span><text:span text:style-name="T2">–</text:span><text:span text:style-name="T6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29">AI <text:span text:style-name="T2">– </text:span><text:span text:style-name="T6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30">Тридцать четвёртый</text:span> этаж! Пиздец <text:span text:style-name="T1">—</text:span> успел подумать я и сознание выключилось.</text:p>
      <text:p text:style-name="P1"/>
      <text:h text:style-name="P153" text:outline-level="2">2. Пробуждение</text:h>
      <text:p text:style-name="P31"/>
      <text:p text:style-name="P1"><text:span text:style-name="T44">Сознание рестартовало после того, как я гребанулся </text:span><text:span text:style-name="T61">затылком и плечами об каменный пол. Открыл глаза, тщётно пытаясь вдохнуть. Образ, </text:span><text:span text:style-name="T2">который я </text:span><text:span text:style-name="T61">пару мгновений назад </text:span><text:span text:style-name="T2">видел на фоне </text:span><text:span text:style-name="T61">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text:span><text:soft-page-break/><text:span text:style-name="T61">розов</text:span><text:span text:style-name="T2">атый</text:span><text:span text:style-name="T61"> нос, венчающая голову </text:span><text:span text:style-name="T2">высокая тиара</text:span><text:span text:style-name="T61">.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3">Единорог поднял голову и оглянулся куда-то назад.</text:p>
      <text:p text:style-name="P33"><text:span text:style-name="T15">–</text:span> Она очнулась. Хвала небу, нам это удалось!</text:p>
      <text:p text:style-name="P1">Сразу стало ясно три вещи.</text:p>
      <text:p text:style-name="P1">1) Единорог <text:span text:style-name="T1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6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1">, </text:span><text:span text:style-name="T2">а от валиума таких глюков у меня ни разу не было, да и не должно быть —это же не ЛСД какой-нибудь</text:span><text:span text:style-name="T6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я не помню 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8">…</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5"> Короче, тот ещё бомжатник.</text:span></text:p>
      <text:p text:style-name="P15">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p>
      <text:p text:style-name="P1"><text:soft-page-break/><text:span text:style-name="T1">–</text:span> Так это и есть наш П<text:span text:style-name="T49">роводник</text:span>??? А?!! <text:span text:style-name="T1">А-ха-ха-ха-ха-ха-ха</text:span>! <text:span text:style-name="T15">–</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ы не н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лева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Он <text:span text:style-name="T1">идеально снимал</text:span> нервное напряжение <text:span text:style-name="T1">после внеурочной работы над проектом</text:span>. Разве что становилось 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5">!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text:soft-page-break/>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за херня?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позвякиваньем подёргиваться.</text:p>
      <text:p text:style-name="P1"><text:span text:style-name="T1">– Кимеринн, успокойтесь. Этот заносчивый драконикус никогда не умел выбирать выражения.</text:span><text:span text:style-name="T15">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7">верх</text:span>…</text:p>
      <text:p text:style-name="P3">– Сестра, ты идёшь? – заглянула в зал Луна.</text:p>
      <text:p text:style-name="P3">Тут м<text:span text:style-name="T15">еня, </text:span>наконец,<text:span text:style-name="T15"> стошнило. Буквально вывернуло наизнанку: из носа текло, в глазах стояли слёзы.</text:span></text:p>
      <text:p text:style-name="P3">Тёмная аликорница брезгливо поджала губы. <text:span text:style-name="T15">Д</text:span>искорд сделал шаг в сторону, чтобы не попасть под брызги.</text:p>
      <text:p text:style-name="P1"><text:soft-page-break/><text:span text:style-name="T15">– </text:span><text:span text:style-name="T1">Присматривай получше за своим </text:span><text:bookmark text:name="result_box"/><text:span text:style-name="T63">Jack of Hearts</text:span><text:span text:style-name="T63"><text:note text:id="ftn7" text:note-class="footnote"><text:note-citation>7</text:note-citation><text:note-body><text:p text:style-name="Footnote"><text:bookmark text:name="result_box1"/><text:span text:style-name="T63">Jack of Hearts</text:span> <text:span text:style-name="T1">– Червовый валет (фр.)</text:span></text:p></text:note-body></text:note></text:span><text:span text:style-name="T63"> , </text:span><text:span text:style-name="T1">Сахарная Ватка</text:span><text:span text:style-name="T6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5">Селестия снова взглянула на меня. Н</text:span>ос её медленно сморщился. <text:span text:style-name="T15">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0">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истерическое умиление.</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Блядь, я и так выжал из себя всё возможное, а эта кобыла на меня орёт! Но потом подумал, что если они живого человека в глаза не видели, то, наверное, не в курсе его способностей, как бегуна.</text:p>
      <text:p text:style-name="P3"><text:soft-page-break/>–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чокнутая?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text:soft-page-break/>Открыв глаза, я увидел вместо коридора дыщащую жаром раскалённых <text:span text:style-name="T37">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Принцесса,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хлопал её по шее.</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Я чертовски циничный и грубый чувак, но я не ублюдок. Эта кобыла вернулась за мной и понесла меня, когда я остался без сил. Теперь моя очередь. Блядь,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text:soft-page-break/>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0">Спи, сестра моя родная,<text:line-break/>Спи. Усни.<text:line-break/>Крыльями тебя укрою,<text:line-break/>Спи. Усни.</text:p><text:p text:style-name="P130"><text:tab/>В чаще тёмной волки воют,<text:line-break/>Спи. Усни.</text:p><text:p text:style-name="P130"><text:tab/>В мрачном замке духи ноют,<text:line-break/>Спи. Усни.</text:p><text:p text:style-name="P130"><text:tab/>Сказки вечность нам читает,<text:line-break/>Спи. Усни.<text:line-break/>День осенний угасает,<text:line-break/>Спи. Усни.<text:line-break/>Помни только в сне глубоком,</text:p><text:p text:style-name="P130"><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text:soft-page-break/>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3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7">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5">–</text:span> Уфф! Выкарабкались. Почти без потерь, <text:span text:style-name="T15">–</text:span> заметил Дискорд, оглядывая крыло. <text:span text:style-name="T15">–</text:span> Могло быть и хуже.</text:p>
      <text:p text:style-name="P3"><text:span text:style-name="T1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2"><text:span text:style-name="T1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5">–</text:span> ТЫ!!! ТЫ!..</text:p>
      <text:p text:style-name="P3"><text:span text:style-name="T15">–</text:span> Да, я!!! <text:span text:style-name="T15">–</text:span> Дискорд подбоченился и с вызовом посмотрел на разъярённую аликорницу. <text:span text:style-name="T15">–</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text:soft-page-break/></text:p>
      <text:h text:style-name="P153" text:outline-level="2">3. Норф</text:h>
      <text:p text:style-name="P74"/>
      <text:p text:style-name="P21">Глава IV. Пределы магии</text:p>
      <text:p text:style-name="P18"/>
      <text:p text:style-name="P21">Вашему покорному слуге известны четыре предела магии: </text:p>
      <text:list xml:id="list4583442912212417025" text:style-name="L1">
        <text:list-item>
          <text:p text:style-name="P13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36">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6">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5"><text:s/>–</text:span> Блядь, как меня заебала эта архаика! Когда-нибудь пошлю нахер все каноны письменности и учредю свои! С блекджеком и шлюхами. <text:span text:style-name="T15">– Стар Свирл перевернулся на другой бок и обратился к учени</text:span><text:span text:style-name="T1">це</text:span><text:span text:style-name="T15">. – Это не пиши, это оффтоп.</text:span></text:p><text:p text:style-name="P127"><text:s/>Сколько страниц сегодня нахреначили?</text:p><text:p text:style-name="P129">– <text:span text:style-name="T1">Восемь, учитель!</text:span></text:p><text:p text:style-name="P129">– Отлично. Надиктую ещё две и сбегаешь за кофе.</text:p></text:note-body></text:note></text:span></text:p>
        </text:list-item>
      </text:list>
      <text:p text:style-name="P4"/>
      <text:p text:style-name="P9">Я захлопнул “Основы заклятий<text:span text:style-name="T1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5">. Выносить книги из читального зала запрещено”.</text:span></text:p>
      <text:p text:style-name="P7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2"><text:soft-page-break/>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2">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2">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30"> </text:span>гор.</text:p>
      <text:p text:style-name="P72">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2">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2">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2">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2">Так, что тут у нас?</text:p>
      <text:p text:style-name="P72"/>
      <text:p text:style-name="P72"><text:soft-page-break/>“<text:span text:style-name="T34">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3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34">В Додж-Сити продолжаются исчезновения пони. Шериф подал в отставку…</text:span>”. “<text:span text:style-name="T34">Чужестранец-человек осваивается в Кантерлоте. Атмосфера столицы благотворно влияет на агрессивный нрав королевского гостя…</text:span>”</text:p>
      <text:p text:style-name="P72"/>
      <text:p text:style-name="P72">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2">Я потянулся. Хватит на сегодня чтения. Настало время ежедневной прогулки по городу. Тем более, что у меня есть деньги.</text:p>
      <text:p text:style-name="P72">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2">Так что даже на ремонт одежды и покупку необходимых в повседневной жизни мелочей у меня финансов не было. До недавнего времени.</text:p>
      <text:p text:style-name="P72">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2">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2"><text:span text:style-name="T15">Ну, понятно, в элитном придворцовом квартале, который представляет из себя </text:span><text:span text:style-name="T1">верхний город</text:span><text:span text:style-name="T15">, цены кусаются. Топай вниз, Анон, на окраину.</text:span></text:p>
      <text:p text:style-name="P17">Но, блин, корявые пальцы внесли свою коррективу в шопинг-план!</text:p>
      <text:p text:style-name="P72"><text:span text:style-name="T15">Как раз </text:span><text:span text:style-name="T1">на мосту, </text:span><text:span text:style-name="T15">на спуске в нижний </text:span><text:span text:style-name="T1">город, </text:span><text:span text:style-name="T15">я выронил монетку. И, естественно, она не осталась лежать там, где упала, а начала катиться </text:span><text:span text:style-name="T1">по мостовой </text:span><text:span text:style-name="T15">— </text:span><text:span text:style-name="T1">чем дальше, тем быстрее</text:span><text:span text:style-name="T15">.</text:span></text:p>
      <text:p text:style-name="P9">Подобно олуху из дешёвой комедии, я припустил со всех ног за монеткой и в долгой погоне <text:span text:style-name="T15">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text:soft-page-break/>–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5">—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text:soft-page-break/>–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7">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7">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7">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7">платформ </text:span><text:span text:style-name="T38">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7"> И никто ж не догадывался, что она </text:span><text:span text:style-name="T38">сделана по королевскому заказу</text:span><text:span text:style-name="T37">! Её </text:span><text:span text:style-name="T38">Солнечное </text:span><text:span text:style-name="T37"><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83">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text:soft-page-break/>–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5">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7">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7">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5">– </text:span>Гм!</text:p><text:p text:style-name="Footnote"><text:span text:style-name="T15">– </text:span>Ну, ты ж понимаешь, что без таланта к магии никакое надувание щёк не поможет. <text:span text:style-name="T1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4"/>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text:span text:style-name="T15">За прошедшие дни я уже привык и к магии, и к разумным эквиноподобным и даже </text:span><text:span text:style-name="T1">к деревянным дирижаблям</text:span><text:span text:style-name="T15">.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text:soft-page-break/>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62">Экзоскелет, лишившись хозяйки, переключил цвет лампочки с зелёного на оранжевый. <text:span text:style-name="T15">Селестия подошла к книжному шкафу, вытащила определённую книгу и извлекла из открывшегося тайника окаменевший от старости круассан.</text:span></text:p>
      <text:p text:style-name="P36">– Хмм, печально, он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5">–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6">Аликорница нервно хохотнула.</text:p>
      <text:p text:style-name="P37">– А по-моему, ты не…</text:p>
      <text:p text:style-name="P35"><text:span text:style-name="T16">–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6">Селестия нахмурилась и угрожающе подняла крылья.</text:p>
      <text:p text:style-name="P46"><text:span text:style-name="T15">– </text:span>Не забывай, человек, я — могущественный маг и правитель Эквестрии. Ко мне нужно относиться с должным уважением!</text:p>
      <text:p text:style-name="P46"><text:span text:style-name="T15">– </text:span>А то что? Превратишь в жабу? Сошлёшь на Луну? Убьёшь нахер?</text:p>
      <text:p text:style-name="P46">Аликорница сникла. Уши её опустились.</text:p>
      <text:p text:style-name="P46"><text:span text:style-name="T15">– Анонимус</text:span>, не надо… Ты же знаешь, я этого не сделаю.</text:p>
      <text:p text:style-name="P46"><text:span text:style-name="T1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6"><text:span text:style-name="T15">–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5"> штучки при общении со мной. А я постараюсь помочь тебе </text:span>— если это в моих силах, разумеется<text:span text:style-name="T15">.</text:span></text:p>
      <text:p text:style-name="P46"><text:span text:style-name="T15">Аликорница уселась н</text:span>а пол <text:span text:style-name="T15">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15">– Лады! Вот видишь, со мной легко договориться! А теперь расскажи, наконец, зачем </text:span>т<text:span text:style-name="T15">ы притащил</text:span>а<text:span text:style-name="T15"> меня сюда? Только сначала вытащи катетер из шеи </text:span>— <text:s/>он меня нервирует<text:span text:style-name="T15">. Или погоди, я сам вытащу…</text:span></text:p>
      <text:p text:style-name="P46"><text:span text:style-name="T15">Л</text:span>ампа<text:span text:style-name="T15"> отбрасывал</text:span>а<text:span text:style-name="T15"> мягкие тени на стену библиотеки. Селестия, расположи</text:span>вшись<text:span text:style-name="T15"> у моего кресл</text:span>а,<text:span text:style-name="T1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15">– </text:span>Вот, читай отсюда. <text:span text:style-name="T15">– а</text:span>ликорница подчеркнула абзац копытом.</text:p>
      <text:p text:style-name="P46"/>
      <text:p text:style-name="P47">***</text:p>
      <text:p text:style-name="P47"/>
      <text:p text:style-name="P5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6">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6">Но величайшая справедливость юниверсума заключается в том, что не существует безвыходных положений. Всегда есть надежда.</text:p>
      <text:p text:style-name="P5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6">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text:soft-page-break/>–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37">Потом она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text:soft-page-break/>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5">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принцесса.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Анонимус. У тебя на лице и так всё написано — ты не умеешь скрывать эмоции.</text:p>
      <text:p text:style-name="P46">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text:span text:style-name="T1">Дискордовы</text:span> яйца! Они нашли меня!</text:p>
      <text:p text:style-name="P37">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подняла на меня глаз. <text:span text:style-name="T80">Прижав </text:span>уши к голове, <text:span text:style-name="T80">она дала</text:span> задний ход <text:span text:style-name="T80">и </text:span>выкарабкалась обратно. Окинув библиотеку отчаянным взглядом, <text:span text:style-name="T80">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text:soft-page-break/>–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7">–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со вздохом закрыла глаза и медленно обернулась к толпе.</text:p>
      <text:p text:style-name="P46">– Добрый вечер, мои дороги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29"/>
      <text:p text:style-name="P46">– Это очень легко, уверяю тебя. Даже совсем маленькие жеребята единорогов способны на столь простую магию. Сконцентрируйся…</text:p>
      <text:p text:style-name="P46">– Ыыых… !!!</text:p>
      <text:p text:style-name="P46">Я покраснел от натуги, но этот блядский листочек даже не шелохнулся!</text:p>
      <text:p text:style-name="P46">– Давай попробуем ещё раз. Сосредоточься на объекте. Высвободи силу. Ты можешь это, я вижу в тебе большой потенциал!</text:p>
      <text:p text:style-name="P46">Куда уж больше! Эти медицинские каракули мне теперь месяц сниться будут!</text:p>
      <text:p text:style-name="P46">– Фффу-у-у! – листок закружился в воздухе от моего сердитого дуновения.</text:p>
      <text:p text:style-name="P46">Я отвернулся. Если она хочет выставить меня на посмешище, ей и напрягаться не нужно! Растёшь, Анон, вакансия шута тебе уже обеспечена!</text:p>
      <text:p text:style-name="P46">– Анонимус…</text:p>
      <text:p text:style-name="P46">С лёгким вздохом Селестия положила голову мне на плечо.</text:p>
      <text:p text:style-name="P46">– Не сердись. Это моя вина. Я пытаюсь вести тебя ускоренным курсом.</text:p>
      <text:p text:style-name="P46">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6">– Не понимаю, куда ты так гонишь? Мы вполне можем заняться этим через пару недель, когда ты окрепнешь.</text:p>
      <text:p text:style-name="P46">Селестия открыла глаза и нехотя оторвала голову от моего плеча.</text:p>
      <text:p text:style-name="P46">– Нам нужно торопиться. У меня есть нехорошее предчувствие, а я привыкла доверять своим ощущениям.</text:p>
      <text:p text:style-name="P46">Листок с рецептом вернулся на место.</text:p>
      <text:p text:style-name="P46">– На это раз мы поступим по-другому. Есть способ ускорить процесс. – аликорница отвернулась в смятении.</text:p>
      <text:p text:style-name="P46"><text:soft-page-break/>Я ждал.</text:p>
      <text:p text:style-name="P46">–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6">–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6">–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6">Аликорница взглянула на меня со смущением.</text:p>
      <text:p text:style-name="P46">–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6">Я с сомнением почесал в затылке. Как-то оно нехорошо звучит. А если она зацепит что-нибудь важное при стирании?</text:p>
      <text:p text:style-name="P46">–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6">Я вздохнул. Чего не сделаешь ради этой дурашливой коняги!</text:p>
      <text:p text:style-name="P46">– Ну хорошо, хорошо, не волнуйся. Я готов. Только можно попросить тебя об одолжении?</text:p>
      <text:p text:style-name="P46">– Да?</text:p>
      <text:p text:style-name="P46">Аликорница с тревогой взглянула на меня.</text:p>
      <text:p text:style-name="P46">– Всё, что в моих силах, Анонимус.</text:p>
      <text:p text:style-name="P46">В её голосе сквозила едва сдерживаемая дрожь.</text:p>
      <text:p text:style-name="P46">«Она думает, я сейчас загадаю себе полцарства, корону и ванильное мороженное в придачу!» – усмехнулся я.</text:p>
      <text:p text:style-name="P46">– Можно всё же не стирать мне память? Я, со своей стороны, даю слово не болтать о том, что узнаю, если тебя это беспокоит.</text:p>
      <text:p text:style-name="P46">«Эх, пропало моё мороженное!»</text:p>
      <text:p text:style-name="P46">Аликорница воззрилась на меня с нечитаемым выражением на морде.</text:p>
      <text:p text:style-name="P46">– Я слишком многого прошу? – вздохнул я. – Ладно, не важно. Тогда, пожалуйста, будь поосторожнее. Не думаю, что я тебе понравлюсь в качестве овоща.</text:p>
      <text:p text:style-name="P46">Аликорница спрятала морду в одеяле. Холка её подёргивалась.</text:p>
      <text:p text:style-name="P46">Я опешил.</text:p>
      <text:p text:style-name="P46">– Ты чего? – я присел на постель и осторожно отвернул край одеяла. – Эй, есть кто-нибудь в домике? Если я что-то не то сказал, не бери в голову…</text:p>
      <text:p text:style-name="P46">Селестия подняла голову и я увидел, что у неё текут слёзы из глаз от беззвучного смеха. Я озадаченно почесал затылок.</text:p>
      <text:p text:style-name="P46">–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6">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text:soft-page-break/>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6">–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6">Аликорница кивнула, соглашаясь.</text:p>
      <text:p text:style-name="P46">– Тогда позволь мне начать заклинание.</text:p>
      <text:p text:style-name="P46">Селестия высунула из-под одеяла передние ноги и притянула меня к себе.</text:p>
      <text:p text:style-name="P46">–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6">– Не думать — это легко! Мне даже стараться не надо. – я зевнул.</text:p>
      <text:p text:style-name="P46">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6">Моей?!! Э-э-э, позвольте…</text:p>
      <text:p text:style-name="P46">…</text:p>
      <text:p text:style-name="P46">Я открыла глаза.</text:p>
      <text:p text:style-name="P46">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6">Странно, почему я не ощущаю его? Неважно!</text:p>
      <text:p text:style-name="P46">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6">Я закрыла глаза.</text:p>
      <text:p text:style-name="P46">…</text:p>
      <text:p text:style-name="P46">– Анонимус! Анон…</text:p>
      <text:p text:style-name="P46">Тёплое дуновение растрепало волосы на лбу. Сознание с трудом возвращалось в оглушённое тело. Я расплющил глаза.</text:p>
      <text:p text:style-name="P46">– Как ты себя чувствуешь?</text:p>
      <text:p text:style-name="P46">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6">– Я старалась провести всё как можно быстрее. С тобой всё в порядке? – в голосе Селестии появились нотки паники.</text:p>
      <text:p text:style-name="P46">Я <text:s/>не глядя успокаивающе похлопал аликорницу по шее.</text:p>
      <text:p text:style-name="P46">–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6"><text:soft-page-break/>Аликорница громко воскликнула, просунула морду под подушку, насколько позволял рог, и застонала от досады.</text:p>
      <text:p text:style-name="P46">–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6">сли бы я вспомнила вовремя, я бы предупредила тебя, чтобы ты смог сконцентрироваться.</text:span></text:p>
      <text:p text:style-name="P46">Я вымучено рассмеялся.</text:p>
      <text:p text:style-name="P46">– Спасибо за комплимент, твоё высочество! Никогда не сомневался, что я — та ещё тряпка! Я даже новую кошку не смог завести после смерти старой.</text:p>
      <text:p text:style-name="P46">Аликорница виновато пробормотала из-под подушки:</text:p>
      <text:p text:style-name="P46">– Прости меня, Анонимус.</text:p>
      <text:p text:style-name="P46">Я помотал головой, вытряхивая остатки сонливости. Ну что же, Анон, не будем останавливаться на полпути? Наш девиз — «Слабоумие и отвага»!</text:p>
      <text:p text:style-name="P46">– Надо повторить.</text:p>
      <text:p text:style-name="P46">– Что?</text:p>
      <text:p text:style-name="P46">– Надо повторить урок. Я почти усвоил технику.</text:p>
      <text:p text:style-name="P46">Аликорница выглянула одним глазом из-под подушки.</text:p>
      <text:p text:style-name="P46">– И ты не боишься?</text:p>
      <text:p text:style-name="P46">Я стянул подушку с Селестии и легонько щёлкнул её по носу.</text:p>
      <text:p text:style-name="P46">–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6">Аликорница слабо улыбнулась.</text:p>
      <text:p text:style-name="P46">– Не будем медлить, Анонимус.</text:p>
      <text:p text:style-name="P46">Я вновь растворился в сине-зелёной гриве.</text:p>
      <text:p text:style-name="P46">…</text:p>
      <text:p text:style-name="P46">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5">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5">Тумбочка.</text:span> Листок… <text:span text:style-name="T95">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6">Всё пошло не так. Не могу уловить точку концентрации. Сила приложена к чему-то большему, чем лист бумаги. К чему-то неизмеримо большему. </text:span><text:span text:style-name="T95">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6">Сила уходит бесконтрольно. Нужно прервать урок. Нет! Нет! О-О-О-О-О, НЕ-Е-Е-Е-Е-Т!!!</text:span></text:p>
      <text:p text:style-name="P46">…</text:p>
      <text:p text:style-name="P46">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6">Тумбочка стояла на месте, не сдвинувшись ни на волос.</text:p>
      <text:p text:style-name="P46">С улицы доносились возгласы удивления, страха и ожесточённые споры. Я подошёл к окну и выругался ещё сильнее.</text:p>
      <text:p text:style-name="P46">По голубому небу к дневному светилу взмывала луна.</text:p>
      <text:p text:style-name="P46"><text:soft-page-break/>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6">Я бросился к постели и стал что есть силы тормошить бесчувственную аликорницу.</text:p>
      <text:p text:style-name="P46">– Вставай! Эй, вставай, твоё высочество! Беда! Там сейчас<text:span text:style-name="T15"> л</text:span>уна в солнце врежется!</text:p>
      <text:p text:style-name="P46">Аликорница что-то невнятно говорила себе под нос, но глаз не открывала. Я вслушался в её бормотание.</text:p>
      <text:p text:style-name="P46">– …всегда говорила, что сестра не умеет пить…</text:p>
      <text:p text:style-name="P46">Проклятье! Эту кобылу можно разбудить только ведром воды!</text:p>
      <text:p text:style-name="P46">Вода! Я бросил взгляд на тумбочку. Нет, стакан пуст.</text:p>
      <text:p text:style-name="P70">Ох, нет! Нет-нет-нет!!!</text:p>
      <text:p text:style-name="P70">Мой взгляд был прикован к дверце тумбочки с изображением луны, а душу леденил ужас осознания.</text:p>
      <text:p text:style-name="P70">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6">Я бросился к окну, намереваясь позвать кого-нибудь на помощь. И замер с отвалившейся челюстью.</text:p>
      <text:p text:style-name="P46">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6">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6">«С-Е-Л-Е-С-Т-И-Я … — … П-И-З-…» </text:p>
      <text:p text:style-name="P46">– ЧТО ТУТ ПРОИСХОДИТ???</text:p>
      <text:p text:style-name="P46">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6">– Мы …э-э-э… изучали левитацию предметов посредством переплетения сознаний. – промямлил я наконец. – Кажись, я чего-то накосячил.</text:p>
      <text:p text:style-name="P46">Тёмная аликорница перевела взгляд на Селестию, всё так же лежащую на постели разметав крылья, и прочистила горло.</text:p>
      <text:p text:style-name="P46">–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6">Белоснежная аликорница чуть шевельнула крыльями и натянула одеяло на голову.</text:p>
      <text:p text:style-name="P46">– Уйдите все… – пробормотала Селестия сквозь одеяло. – Я умираю.</text:p>
      <text:p text:style-name="P46">«-ДА» — мельком прочитал я окончание текста, появившееся на спутнике.</text:p>
      <text:p text:style-name="P46">Тёмная аликорница проследила мой взгляд и ухмыльнулась.</text:p>
      <text:p text:style-name="P46">–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6">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6"><text:soft-page-break/>–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6">Я, конечно, побаивался тёмной фурии, но её отношение ко мне задело меня за живое.</text:p>
      <text:p text:style-name="P46">– Эй, что ты там про улитку сказала? Я ведь не напрашивался, в конце-концов! Я оказался тут с твоей помощью, в том числе!</text:p>
      <text:p text:style-name="P46">Луна не удостаивая меня взглядом, прошествовала к выходу, попутно нажав кнопку экстренного вызова.</text:p>
      <text:p text:style-name="P46">–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6">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6">–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6">Передо мной захлопнулась дверь в палату.</text:p>
      <text:p text:style-name="P46">Ну охренеть! Я же ещё и виноват!</text:p>
      <text:p text:style-name="P46"/>
      <text:h text:style-name="P153"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6"><text:span text:style-name="T1">– </text:span>А-а-апчхииии! – раздалось прямо у меня под ногами.</text:p>
      <text:p text:style-name="P46">–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text:soft-page-break/>Похоже, ты встретился с Капитаном Очевидность, Анон! 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Поняв, что жеребёнок не настроен на беседу, я пожал плечами <text:s/>и повернулся было уходить.</text:p>
      <text:p text:style-name="P46">– Эээ, гм-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Малютка шмыгнула.</text:p>
      <text:p text:style-name="P46">– Встретишь, канешн! Скажи ей, что у меня сегодня день рождения, и я здоровски обиделась, когда Шейл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Та-а-ак!</text:p>
      <text:p text:style-name="P46">– Кто это «все»?</text:p>
      <text:p text:style-name="P46">– Ну, прислуга, стража, мой па…</text:p>
      <text:p text:style-name="P46">Ох! Во что же это такое ты вляпался, Анон? За кого они теб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6"><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олесниц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text:p>
      <text:p text:style-name="P46"/>
      <text:p text:style-name="P47">***</text:p>
      <text:p text:style-name="P46"/>
      <text:p text:style-name="P5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text:soft-page-break/>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и-и, Анон,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6">– Ты не видишь ничего странного в межвидовых спариваниях? – охренел я. – Куда я, блядь, попал???</text:p>
      <text:p text:style-name="P46">Селестия развернула моё кресло к себе и задумчиво посмотрела мне в глаза снизу вверх.</text:p>
      <text:p text:style-name="P46">– Очевидно, мне стоит рассказать тебе, Анонимус, откуда произошли пегасы и единороги.</text:p>
      <text:p text:style-name="P46">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
      <text:p text:style-name="P47"><text:soft-page-break/>***</text:p>
      <text:p text:style-name="P46"/>
      <text:p text:style-name="P46">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6">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6">– Ну что? Догонялки?</text:p>
      <text:p text:style-name="P46">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6"/>
      <text:p text:style-name="P46">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6">– Анон?..</text:p>
      <text:p text:style-name="P46">Я намеренно не оборачивался на шелест кустов за спиной. Нерешительное топтание на месте сменилось шагами. На меня упала тень.</text:p>
      <text:p text:style-name="P46">–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6">Обида и разочарование в голосе аликорницы были столь искренними, что я рассмеялся.</text:p>
      <text:p text:style-name="P46">–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6">За спиной раздался стон.</text:p>
      <text:p text:style-name="P46">–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6"/>
      <text:p text:style-name="P46">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6"/>
      <text:p text:style-name="P46">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6">– Расслабься, Анонимус. Позволь мне избавить тебя от недугов.</text:p>
      <text:p text:style-name="P46">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6">– Засыпай, Анон. Когда ты проснёшься, ты будешь чувствовать себя намного лучше. Целительство — не моя специализация, но кое-что мне по силам.</text:p>
      <text:p text:style-name="P46"/>
      <text:p text:style-name="P46"><text:soft-page-break/>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6">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6"/>
      <text:p text:style-name="P46">…</text:p>
      <text:p text:style-name="P56"/>
      <text:p text:style-name="P56">– Эй, мужик, тебе плохо?</text:p>
      <text:p text:style-name="P56">На меня озабоченно уставилась парочка, ещё недавно сидевшая ко мне спиной на скамейке.</text:p>
      <text:p text:style-name="P56">Я принял сидячее положение, беспомощно хлопая глазами. Что? Где? Как?</text:p>
      <text:p text:style-name="P56">– Сам домой доберёшься? Может, вызвать скорую?</text:p>
      <text:p text:style-name="P56">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6">Опираясь о поручни ограды, я осторожно поднялся. Никакой дыры в ограждении, разумеется, не было. Оно и понятно — брякнись я по-настоящему с крыши <text:span text:style-name="T30">тридцатичетырёхэтажной</text:span> коробки, я б сейчас не стоял тут с гудящей башкой, пялясь на проезжающие внизу машины.</text:p>
      <text:p text:style-name="P56">Я перегнулся через перила и меня стошнило.</text:p>
      <text:p text:style-name="P56">Красавец! Мало тебе проблем с сердцем, так ты и печень, похоже, гробанул. Молодец, Анон, пей дальше!</text:p>
      <text:p text:style-name="P56">Спустившись в квартиру, я лёг на диван, натянул наушники и закрыл глаза.</text:p>
      <text:p text:style-name="P56">К чёрту всё, кроме Пинк Флойдов!</text:p>
      <text:p text:style-name="P46"/>
      <text:p text:style-name="P46">…</text:p>
      <text:p text:style-name="P46"/>
      <text:p text:style-name="P46">– Анонимус? Просыпайся же!</text:p>
      <text:p text:style-name="P46">Копыто энергично растирало мне грудь круговыми движениями. Селестия встревоженно склонилась ко мне.</text:p>
      <text:p text:style-name="P46">– Ты испугал меня, Анон! Твоя кожа по цвету сейчас не сильно отличается от моей шерсти — настолько ты бледный. Как ты себя чувствуешь?</text:p>
      <text:p text:style-name="P46">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6">– Как?.. – я не мог отыскать подходящих слов, чтобы высказать обуревавшие меня чувства. Из глаз потекли слёзы радости.</text:p>
      <text:p text:style-name="P46">–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5">заместительной терапии несмотря на крайне скептическое к ним отношение сестры.</text:span></text:p>
      <text:p text:style-name="P37"><text:soft-page-break/>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Охренеть! Как новенький! Да что там <text:span text:style-name="T1">— я и есть новенький! Крутотень!</text:span></text:p>
      <text:p text:style-name="P46">– Анонимус, прекращай висеть на ветке! – со смехом произнесла Селестия и опять закашлялась. – Нам нужно торопиться. Кое-кто ждёт нас.</text:p>
      <text:p text:style-name="P46">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6">Хм. Совпадение? Нет, врядли, мою попытку она видеть не могла, у неё глаз на затылке нет.</text:p>
      <text:p text:style-name="P46">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6">Ах ты ж!!!</text:p>
      <text:p text:style-name="P46">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6">–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6">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6">И очень скоро начала вычерчиваться проблема.</text:p>
      <text:p text:style-name="P46">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6">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6">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6">– Мы на месте, Анонимус! Луна ждёт нас.</text:p>
      <text:p text:style-name="P46">Луна? Вот уж с кем бы я хотел встречаться меньше всего!</text:p>
      <text:p text:style-name="P46">Мы вышли на небольшую полянку, окружённую кипарисами. В центре стояла тёмная аликорница и хмуро смотрела на нас.</text:p>
      <text:p text:style-name="P46">–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6">–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6">Аликорны повернулись ко мне. Мне стало дико неуютно. Седалище возопило об опасности.</text:p>
      <text:p text:style-name="P46"><text:soft-page-break/>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6">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6">Я, разумеется, сдался. Ох, Анон, почему ты такой лопух?</text:p>
      <text:p text:style-name="P46">– Готов ли ты проследовать с Нами, Анонимус, и обучиться древнему искусству снопроходчества? – склонила голову в вопросе Луна.</text:p>
      <text:p text:style-name="P46">Я сглотнул и коротко кивнул.</text:p>
      <text:p text:style-name="P46">– Тогда следуй за Нами!</text:p>
      <text:p text:style-name="P46">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6"/>
      <text:p text:style-name="P47">***</text:p>
      <text:p text:style-name="P46"/>
      <text:p text:style-name="P46">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6">Луна остановилась.</text:p>
      <text:p text:style-name="P46">–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6">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6">Окей, я пошёл!</text:p>
      <text:p text:style-name="P46">Я надавил дверь и уверенно шагнул в светящийся проём.</text:p>
      <text:p text:style-name="P46"/>
      <text:p text:style-name="P46">БЛЯ-А-А-А-А-А-А-А-А-А-А-А-А!!!</text:p>
      <text:p text:style-name="P46"/>
      <text:p text:style-name="P46">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6">Осмотреться я не успел — очертания пещеры расплылись и резкий переход от полутьмы к яркому свету заставил меня закрыть глаза.</text:p>
      <text:p text:style-name="P46">– Опять я чего-то накосячил! Блядь, как меня это уже заебало! – выругался я в сердцах.</text:p>
      <text:p text:style-name="P46">– Что означает «заебало», дядя? – спросил меня тоненький голосок.</text:p>
      <text:p text:style-name="P46"><text:soft-page-break/>– Уело. Достало. Надоело в высшей степени. – по инерции ответил я. После чего открыл глаза.</text:p>
      <text:p text:style-name="P46">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6">– Кхм!</text:p>
      <text:p text:style-name="P46">Я опустил глаза.</text:p>
      <text:p text:style-name="P46">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6">«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6">– Эм-м-м… Как тебя зовут, малыш?</text:p>
      <text:p text:style-name="P46">– Агамемнон. – важно ответила кроха. – И я не малыш! Я — древнейший дракон из живущих! Торч ещё из яйца не вылупился, когда я уже обрёл мудрость.</text:p>
      <text:p text:style-name="P46">Я смерил дракончика взглядом и снисходительно улыбнулся.</text:p>
      <text:p text:style-name="P46">– Мой сон! – насупился дракончик. – Как хочу, так и снюсь!</text:p>
      <text:p text:style-name="P46">Я начал догадываться.</text:p>
      <text:p text:style-name="P46">–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6">–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6">Я смутился.</text:p>
      <text:p text:style-name="P46">–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6">Дракончик почесал лопаткой гребень на голове и ответил:</text:p>
      <text:p text:style-name="P46">–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6">– Что за «Чёрный Экран»? – продолжил допытываться я.</text:p>
      <text:p text:style-name="P46">Дракончик насупился.</text:p>
      <text:p text:style-name="P46">–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6">Я хлопнул себя ладонью по лбу.</text:p>
      <text:p text:style-name="P46">– Ой, извини! Я — Анонимус. Прилетел из далёких краёв по приглашению принцессы Селестии.</text:p>
      <text:p text:style-name="P46">Кроха насупилась ещё больше.</text:p>
      <text:p text:style-name="P46">–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6"><text:soft-page-break/>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6">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6">А прямо подо мной, на выступе той же скалы, на которой стоял я, раскинулся Кантерлот…</text:p>
      <text:p text:style-name="P46">– <text:span text:style-name="T34">ТЕПЕРЬ ТЫ ПОНИМАЕШЬ, ЧТО НЕ МОГУ ЛЮБИТЬ Я ТЕХ, КТО СРЫЛ ГНЕЗДО МОЁ ПОЧТИ ДО ОСНОВАНИЯ?</text:span> – громыхнуло у меня в ухе, я аж подпрыгнул.</text:p>
      <text:p text:style-name="P46">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6">– <text:span text:style-name="T34">И ТЫ ЖЕЛАЕШЬ, ЧТОБ Я ОТКРЫЛ ТЕБЕ ТАЙНУ ЧЁРНОГО ЭКРАНА? ТЕБЕ, ПРИЯТЕЛЮ НАДОЕДЛИВЫХ ПОНИ? ПРИЯТЕЛЮ ГНУСНОЙ ПРОВОЗВЕСТНИЦЫ СОЛНЦА?</text:span></text:p>
      <text:p text:style-name="P49">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6">– <text:span text:style-name="T34">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6">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6">Я закрыл лицо руками и<text:span text:style-name="T80"> </text:span>выбрал единственный способ выиграть несколько секунд жизни — спрыгнул со скалы вниз, к Кантерлоту.</text:p>
      <text:p text:style-name="P66">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6">Чуть раздвинув пальцы, я взглянул на обстановку — и тут же снова сжал их что есть мочи. Надо мной стояла разъярённая Луна.</text:p>
      <text:p text:style-name="P46">–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6">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6">–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6">Постояв ещё немного и не добившись от меня ни звука, Луна вздохнула.</text:p>
      <text:p text:style-name="P46">– Следуй за мной, примат! Нам нужно вернуть тебя Сестре.</text:p>
      <text:p text:style-name="P46"/>
      <text:h text:style-name="Heading_20_2" text:outline-level="2"><text:soft-page-break/>7. Ж<text:span text:style-name="T1">аркий пикник</text:span></text:h>
      <text:p text:style-name="P46"/>
      <text:p text:style-name="P46">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одной руке бутерброд.</text:p>
      <text:p text:style-name="P46">– Он что-то говорил про Чёрный Экран. Про то, что Откровение пожирает пони. А потом захотел меня сжечь. К счастью, вовремя подоспела Луна.</text:p>
      <text:p text:style-name="P46">Селестия прижала уши к голове и отвернулась.</text:p>
      <text:p text:style-name="P46">–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6">– Ничего. – усмехнулся я. – Я собираюсь купить себе беруши специально для общения с твоей сестрой. Назову их «Интерфейс Коммуникационный «Анонимус-Луна» ».</text:p>
      <text:p text:style-name="P46">Аликорница мягко рассмеялась. Я пожал плечами.</text:p>
      <text:p text:style-name="P46">–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6">Селестия вздохнула.</text:p>
      <text:p text:style-name="P46">–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6">Аликорница с печалью отвернулась. Она лежала вполоборота ко мне, чуть отстранив хвост, и я почувствовал возвращение вчерашней проблемы.</text:p>
      <text:p text:style-name="P46">Нет! Только не это!!! Проклятье! Воздух тут порченый, что ли? Я отвёл глаза и стал вспоминать в уме таблицу умножения.</text:p>
      <text:p text:style-name="P46">Дваждыдва четыре. Дваждытри шесть. Дваждычетыре… У-у-у-у-у… Восемьсполовиной… Почему доктор Плантаго, так его разэтак, сделал накрупник таким <text:span text:style-name="T29">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6">–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6">Жжение в паху усиливалось. Я заёрзал на месте, стараясь скрыть постыдный аспект. Селестия с удивлением взглянула на меня.</text:p>
      <text:p text:style-name="P46">– Анонимус, …?</text:p>
      <text:p text:style-name="P46">Я стремительно сунул голову в пруд. Мне казалось, вода сейчас закипит от моих пылающих ушей.</text:p>
      <text:p text:style-name="P46">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6">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6">Я высунул голову из воды, отфыркиваясь по-собачьи. О-о-о-о-о! Так намного лучше! Холодная вода сохранит твои нравственные устои, Анон!</text:p>
      <text:p text:style-name="P46">– Анонимус, с тобой всё в порядке? – обеспокоенно спросила Селестия. – Ты выглядишь несколько… возбуждённым?</text:p>
      <text:p text:style-name="P46"><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6">–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6">–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6">–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6">Я фейспалмнул.</text:p>
      <text:p text:style-name="P46">– Забудь, принцесса. Просто забудь. Это была неудачная шутка.</text:p>
      <text:p text:style-name="P46">Аликорница взглянула на меня с нечитаемым выражением на морде и поднялась.</text:p>
      <text:p text:style-name="P46">–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6"/>
      <text:p text:style-name="P47">***</text:p>
      <text:p text:style-name="P27"/>
      <text:p text:style-name="P46">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6">– Как же давно я тут не была… О, небо, как тут всё изменилось!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6">–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6">Я уселся на траву напротив аликорницы.</text:p>
      <text:p text:style-name="P46">– А о чём ты грустила?</text:p>
      <text:p text:style-name="P46">Селестия вздохнула.</text:p>
      <text:p text:style-name="P46">–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6"><text:soft-page-break/>Я настороженно посмотрел на аликорницу.</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6">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6">Селестия вытянула шею и положила голову на траву.</text:p>
      <text:p text:style-name="P46">–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6">Я уловил некоторую нестыковку в словах Селестии.</text:p>
      <text:p text:style-name="P46">–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6">Селестия задумалась, машинально ковыряя копытом ямку под валуном.</text:p>
      <text:p text:style-name="P46">–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Селестия саркастически фыркнула.</text:p>
      <text:p text:style-name="P46">–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6"/>
      <text:p text:style-name="P56">День 137344</text:p>
      <text:p text:style-name="P56">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6">…</text:p>
      <text:p text:style-name="P56">День 287651</text:p>
      <text:p text:style-name="P56">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6">…</text:p>
      <text:p text:style-name="P56"><text:soft-page-break/>День 364886</text:p>
      <text:p text:style-name="P56">О небо, как я мечтаю, чтобы это поскорее закончилось! Сестра, приди скорей!</text:p>
      <text:p text:style-name="P46"/>
      <text:p text:style-name="P46">Селестия со вздохом захлопнула книгу и вернула её на место.</text:p>
      <text:p text:style-name="P46">–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6">Да, осознание этого подействовало лучше ведра холодной воды! Я облегчённо откинулся на валун. Тебе больше нечего стыдиться, Анон!</text:p>
      <text:p text:style-name="P46">Селестия внимательно наблюдала за мной из-под чёлки. Легкий смешок сорвался с её губ. Я сделал вид, что не заметил его.</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6">–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6">Аликорница подпрыгнула и, взбрыкнув, начала кружиться в обратную сторону.</text:p>
      <text:p text:style-name="P46">Это было до того забавно, что я неприлично заржал.</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6">– Да ладно! Мне это ничего не стоило.</text:p>
      <text:p text:style-name="P46">Я вытащил руку из-под накрупника. Селестия прижала уши к голове и с обидой покосилась на меня.</text:p>
      <text:p text:style-name="P46"><text:soft-page-break/>– Анонимус! Ты убрал муравьёв отнюдь не повсюду! Некоторые участки ты обошёл.</text:p>
      <text:p text:style-name="P46">Я застыл на месте.</text:p>
      <text:p text:style-name="P46">О боги! Неужели она имеет ввиду…? Жжение в паху возобновилось, заглушая все соображения о возрасте Селестии.</text:p>
      <text:p text:style-name="P46">– Принцесса… Я старался не наглеть. – пролепетал я чуть живой.</text:p>
      <text:p text:style-name="P46">Селестия глубоко вздохнула и повернула ко мне голову.</text:p>
      <text:p text:style-name="P46">–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6">Я покрылся потом. Аликорница отвернулась от меня и стояла ровно, ожидая от меня действий.</text:p>
      <text:p text:style-name="P46">– Т-ты хочешь, чтобы я…</text:p>
      <text:p text:style-name="P46">– Да! – твёрдо сказала Селестия. – Прогони их и там, куда боишься касаться. Мне нужна твоя помощь.</text:p>
      <text:p text:style-name="P46">М-м-мамочки! Я почуствовал, как краска заливает моё лицо. Ниже пояса всё буквально онемело. Селестия, что ты со мной творишь? Ох, в кого ты превращаешься, Анон?</text:p>
      <text:p text:style-name="P46">Стараясь унять дрожь, я снова просунул руку под накрупник и коснулся святая-святых…</text:p>
      <text:p text:style-name="P46"/>
      <text:p text:style-name="P46">…</text:p>
      <text:p text:style-name="P46"/>
      <text:p text:style-name="P46">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text:p>
      <text:p text:style-name="P46">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6">–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6">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6">Принцесса уже скрылась за густым можжевельником, когда мне пришла в голову мысль, заставившая меня ожесточённо чесать затылок.</text:p>
      <text:p text:style-name="P46"><text:soft-page-break/>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text:p>
      <text:p text:style-name="P46">Гм. Надо будет почитать про технику телепортации, наверняка я чего-то не учёл.</text:p>
      <text:p text:style-name="P46"/>
      <text:h text:style-name="P153" text:outline-level="2">8. Стыд</text:h>
      <text:p text:style-name="P46"/>
      <text:p text:style-name="P56">~~~ Завтра на семь в библиотеке ~~~</text:p>
      <text:p text:style-name="P56"/>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text:soft-page-break/>–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6">– Здрасьте!</text:p>
      <text:p text:style-name="P46">Аликорница не ответила, всматриваясь в глобус.</text:p>
      <text:p text:style-name="P46">– Привет, говорю! – я подошёл вплотную и легонько похлопал её по холке.</text:p>
      <text:p text:style-name="P46">– А, это ты, Анонимус? Приветствую тебя.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О,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ты станешь называть меня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text:soft-page-break/>–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6">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80"> </text:span>в том, что оно стирает объект из реальности. Не уничтожает, а именно стирает. Был объект, а <text:soft-page-break/>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80">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80">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печалься так,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6">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6">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6">–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 А, поняв, медленно покачала головой.</text:p>
      <text:p text:style-name="P46">– <text:s/>Нам не туда. Не сейчас. Я хочу показать тебе Эквестрию. – тихо сказала она.</text:p>
      <text:p text:style-name="P46">Аликорница продолжила прогулку. Я плёлся за ней, сгорая от стыда и кляня себя последними словами. Мне хотелось провалиться под землю!</text:p>
      <text:p text:style-name="P46">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Аликорница присела на камни и застыла, любуясь пейзажем.</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text:soft-page-break/>Интересно, легко ли учиться в лётной школе? Какой процент учеников отсеивается в итоге?<text:span text:style-name="T30"> </text:span>И вообще, зачем вам учиться летать, если вы и так это умеете с рождения?</text:p>
      <text:p text:style-name="P46">–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6">Я с трудом оторвал взгляд от счастливой тройки.</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5">9</text:span>. <text:span text:style-name="T1">Кошмар пегасов</text:span></text:h>
      <text:p text:style-name="P4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9">—</text:span> осень, за осенью <text:span text:style-name="T39">—</text:span> зима. <text:s/>Если пошёл дождь, должно быть мокро, если выпал снег <text:span text:style-name="T3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5">–</text:span> Постой, не торопись, <text:span text:style-name="T15">–</text:span> я попыталась удержать ускользающую тень сомнения. <text:span text:style-name="T1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5">–</text:span> По состоянию здоровья? <text:span text:style-name="T15">–</text:span> переспросила я, не спуская с него взгяд.</text:p>
      <text:p text:style-name="P1"><text:span text:style-name="T15">–</text:span> Да, Ваше Высочество, <text:span text:style-name="T15">–</text:span> гонец потупил взгляд, глаза его забегали, <text:span text:style-name="T15">–</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5">–</text:span> Эмм… Они… м-м-м… не больны… в некотором смысле… <text:span text:style-name="T15">–</text:span> гонец изо всех сил ковырял копытом <text:s/>плитку, пряча взгляд. <text:span text:style-name="T15">–</text:span> Они… мнэээ… сами… в некотором роде… кхм. Нервный срыв. Переутомление и бессонница… Кхм.</text:p>
      <text:p text:style-name="P1"><text:span text:style-name="T15">–</text:span> Сами <text:span text:style-name="T15">—</text:span> что? <text:span text:style-name="T15">–</text:span> Я постепенно начала понимать причину смущения гонца.</text:p>
      <text:p text:style-name="P1"><text:span text:style-name="T15">–</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5">—</text:span> в возможности летать. И добровольно отказаться от полётов для него <text:span text:style-name="T1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5">– </text:span>Добрый день, Ваше Высочество! <text:span text:style-name="T15">–</text:span> склонились они в поклоне. После некоторого перешёптывания, они всё же назвались по очереди.</text:p>
      <text:p text:style-name="P1"><text:span text:style-name="T15">–</text:span> А где восьмой? <text:span text:style-name="T15">–</text:span> удивилась я. <text:span text:style-name="T15">–</text:span> Мне сказали, вас было восемь. Восемь отказавшихся летать.</text:p>
      <text:p text:style-name="P1"><text:span text:style-name="T15">–</text:span> Да, Ваше Высочество, п-принцесса Селестия, <text:span text:style-name="T15">–</text:span> старший из них запинался от волнения. <text:span text:style-name="T1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5">–</text:span> Успокойтесь, <text:span text:style-name="T1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text:soft-page-break/>всё же сможете найти без него, не принесёт вам радости. <text:span text:style-name="T15">–</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1">старший. </text:span><text:span text:style-name="T2">–</text:span><text:span text:style-name="T6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9">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text:soft-page-break/>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5">— и втайне немного завидовала этому</text:span>. Если бы сестра со своими способностями к магии умела обуздывать свои эмоции <text:span text:style-name="T15">—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text:soft-page-break/>–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6">–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15">—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6"/>
      <text:p text:style-name="P47">***</text:p>
      <text:p text:style-name="P46"/>
      <text:p text:style-name="P46">– Так ты поручила Твайлайт Спаркл расследование кошмарных снов жеребят?</text:p>
      <text:p text:style-name="P46">– Да, их и других подобных, начавшихся с той пору у многих пони. Мы назвали подобные сны «потусторонними» <text:span text:style-name="T15">—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5"> Как правило,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Селестия вздохнула.</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6"><text:soft-page-break/>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15">—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Анониму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 Если хочешь.</text:p>
      <text:p text:style-name="P46">– Хорошо. До встречи, Сел.</text:p>
      <text:p text:style-name="P46">– До встречи, Анон.</text:p>
      <text:p text:style-name="P46"/>
      <text:h text:style-name="Heading_20_2" text:outline-level="2"><text:span text:style-name="T15">10</text:span>. (40*<text:span text:style-name="T15">ctg(Pi/4)-6)/(ln(e)-sin(0))</text:span></text:h>
      <text:p text:style-name="P76"/>
      <text:p text:style-name="P46"/>
      <text:p text:style-name="P56"><text:soft-page-break/>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30"> </text:span>(быть может, к счастью). Всё, что я могу <text:span text:style-name="T15">— оставить тебе напутствие.</text:span></text:p>
      <text:p text:style-name="P56"><text:span text:style-name="T1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6"><text:span text:style-name="T15">Тебе может не нравиться этот мир. Тебе могут не нравиться пони. Ты можешь быть удивлён и обижен </text:span>их <text:span text:style-name="T1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6">Будь снисходителен. Будь терпелив, добр и, по возможности, мудр <text:span text:style-name="T15">— </text:span>и ты увидишь, как мир меняется к лучшему. Он очень молод и гибок. Он горит желанием изменяться. Но в этом его слабость <text:span text:style-name="T15">— </text:span>он может меняться и в плохую сторону. От тебя зависит, в какую.</text:p>
      <text:p text:style-name="P56">Эх, хотел бы я поменяться с тобой местами <text:span text:style-name="T1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6">Удачи!</text:p>
      <text:p text:style-name="P56"/>
      <text:p text:style-name="P37">…</text:p>
      <text:p text:style-name="P37"/>
      <text:p text:style-name="P46">Тоже мне, философ выискался, Диоген копытный! Вот не люблю, когда всякие "гуру" с глубокомысленным видом порют чушь. Эквестрия <text:span text:style-name="T17">—</text:span> чудесная страна, пони <text:span text:style-name="T17">— </text:span><text:span text:style-name="T15">прекрасные создания, порядки тут з</text:span>амечательные<text:span text:style-name="T15">! Чисто, культурно, вежливо. Дворецкий </text:span><text:span text:style-name="T17">—</text:span><text:span text:style-name="T15"> скопидом, конечно, но то работа у него такая. </text:span>Блин, м<text:span text:style-name="T15">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5">– </text:span>Её Высочество Принцесса Селестия хочет видеть вас, человек Анонимус.</text:p>
      <text:p text:style-name="P1">Я захлопнул трактат<text:span text:style-name="T15">.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5">–</text:span> Уже иду. Где я могу её найти?</text:p>
      <text:p text:style-name="P1"><text:span text:style-name="T15">–</text:span> Я проведу вас, человек Анонимус. <text:span text:style-name="T1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6"> </text:span><text:span text:style-name="T50">— вся архитектура явно </text:span><text:span text:style-name="T39">была </text:span><text:span text:style-name="T50">заточена под крылатых. Таких, для которых приземлиться на балкон в тронном зале или уйти через портик на крыше</text:span><text:span text:style-name="T66"> </text:span><text:span text:style-name="T50">— обычное дело. </text:span><text:span text:style-name="T66">Хорошо, что ежедневные посещения каретной мастерской подняли мой тонус, изрядно посаженный сидячим образом жизни.</text:span></text:p>
      <text:p text:style-name="P1"><text:span text:style-name="T6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5">–</text:span> Её Высочество у себя в покоях. Проходите.</text:p>
      <text:p text:style-name="P1"><text:soft-page-break/>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50">— книжный шкаф и напольная подставка для чтения с </text:span><text:span text:style-name="T39">упором в виде </text:span><text:span text:style-name="T50">голов</text:span><text:span text:style-name="T39">ы</text:span><text:span text:style-name="T5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9">Каменный пол комнаты был покрыт розовым ковром с длиннейшим ворсом.</text:span><text:span text:style-name="T50"> </text:span><text:span text:style-name="T39">Его центр занимал высокий </text:span><text:span text:style-name="T50">кругл</text:span><text:span text:style-name="T39">ый</text:span><text:span text:style-name="T50"> </text:span><text:span text:style-name="T39">футон</text:span><text:span text:style-name="T50"> </text:span><text:span text:style-name="T39">с</text:span><text:span text:style-name="T50"> велик</text:span><text:span text:style-name="T39">им</text:span><text:span text:style-name="T50"> множество</text:span><text:span text:style-name="T39">м</text:span><text:span text:style-name="T50"> подушек. Среди них я с удивлением заметил плюшевую единорожку </text:span><text:span text:style-name="T39">фиолетового</text:span><text:span text:style-name="T50">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Анон. – знакомый силуэт на балконе повернулся в мою сторону. Гардины раздвинулись и Селестия вошла в комнату.</text:p>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6">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Держи себя в руках, Анон! Держи себя в руках!!! Вспоминай уравнения тригонометрии, если таблица умножения уже не помогает!</text:p>
      <text:p text:style-name="P46">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сабатон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text:soft-page-break/>–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Селестия печально покачала головой и осторожно подула в камин. Язычки пламени весело затанцевали среди углей.</text:p>
      <text:p text:style-name="P46">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Хотя… С одной стороны, мы с Лулу корректируем курс и вращение Эквуса и Луны <text:span text:style-name="T15">—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5">—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5">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5">.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5">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6">– …<text:span text:style-name="T15">От которой они первые </text:span>и сбежали<text:span text:style-name="T15">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5">— </text:span>не давать им окрепнуть настолько, чтобы они могли посеять смуту.</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7"><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 Я смутился.</text:p>
      <text:p text:style-name="P3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7"><text:soft-page-break/>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7"><text:span text:style-name="T1">–</text:span> Ну же, Анон, ты как деревянный! Расслабься! Можно подумать, тебя никогда раньше не приглашали на свидания!</text:p>
      <text:p text:style-name="P37">Святые яца! Анон, тебя пригласили на свидание! Я чувствовал, как краска заливает лицо. Уши стали горячими, как угли в камине.</text:p>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Мне казалось, макушка <text:span text:style-name="T1">моего </text:span>черепа сейчас взорвётся, чтобы выпустить пар внутри.</text:p>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1">Мне печалиться не стоит</text:p><text:p text:style-name="P131">Жизнь прекрасна и полна</text:p><text:p text:style-name="P131">Телом молода, душою —</text:p><text:p text:style-name="P131">Как дракон морской мудра</text:p><text:p text:style-name="P131"/><text:p text:style-name="P131">Я видала взлёт империй,</text:p><text:p text:style-name="P131">Я жила среди легенд,</text:p><text:p text:style-name="P131">Древней магии мистерий</text:p><text:p text:style-name="P131">Я прилежнейший студент</text:p><text:p text:style-name="P131"/><text:p text:style-name="P131">Обожаема народом,</text:p><text:p text:style-name="P131">Уважаема врагом —</text:p><text:p text:style-name="P131">Но друзей моих немного,</text:p><text:p text:style-name="P131">Студит душу холодом</text:p><text:p text:style-name="P131"/><text:p text:style-name="P131">Одинока и печальна,</text:p><text:p text:style-name="P131">Недоступна и строга,</text:p><text:p text:style-name="P131">Потеряла изначальный</text:p><text:p text:style-name="P131">Смысл жизни навсегда</text:p><text:p text:style-name="P131"/><text:p text:style-name="P131">Жизнь моя теперь публична,</text:p><text:p text:style-name="P131">Жизнь моя теперь для всех,</text:p><text:p text:style-name="P131">В этом — горе, в этом — счастье,</text:p><text:p text:style-name="P131">В этом плач и в этом смех.</text:p></text:note-body></text:note>.</text:p>
      <text:p text:style-name="P37"><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Анон, тебе нужно напихать булыжники в карманы, чтобы не улететь под потолок от счастья!</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46"><text:soft-page-break/>Я посильнее закутался в полотенце. Чёрт, чем дальше, тем больше я чувствовал себя не в своей тарелке. Одно дело <text:span text:style-name="T15">— </text:span>фантазировать на эротические темы с фантастическим уклоном, и совсем другое <text:span text:style-name="T15">— </text:span>принимать в них участие! Ты слишком консервативен для этого, Анон.</text:p>
      <text:p text:style-name="P46">Стараясь отвлечь себя, я спросил:</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6"/>
      <text:p text:style-name="P37"><text:span text:style-name="T1">«</text:span><text:span text:style-name="T10">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6"/>
      <text:p text:style-name="P46">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6">– Примерно такие. – расхохоталась Селестия. <text:span text:style-name="T15">– С</text:span>пасибо, мне хоть инвалидное кресло не пририсовали!</text:p>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3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text:span><text:soft-page-break/><text:span text:style-name="T1">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6">Селестия фыркнула.</text:p>
      <text:p text:style-name="P46">–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5">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Селестия закатила глаза.</text:p>
      <text:p text:style-name="P46">–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6">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6">НИ-ЧЕ-ГО!</text:p>
      <text:p text:style-name="P46">Селестия осторожно высвободилась из-под меня и встала с постели.</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5">–</text:span> Иногда хочется забыться, <text:span text:style-name="T15">–</text:span> перехватила мой взгляд аликорница, <text:span text:style-name="T15">–</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5">–</text:span> А водку у вас принято пить?</text:p>
      <text:p text:style-name="P35"><text:soft-page-break/><text:span text:style-name="T15">–</text:span> Некоторые употребляют. Но правительница Эквестрии, пьющая <text:span text:style-name="T1">яблочную </text:span>водку <text:span text:style-name="T1">—</text:span> это уже черезчур. <text:span text:style-name="T15">–</text:span> засмеялась Селестия. <text:span text:style-name="T1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6">–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Она ещё спрашивает! Тебя сейчас можно использовать вместо половичка под её копытами, Анон!</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Селес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5">— сильнейший энергетик, он многократно усиливает чувства и возможности организма. Но он же и иссушает его.</text:span></text:p>
      <text:p text:style-name="P46"><text:span text:style-name="T1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15">– Я несказанно рада, что, наконец-то, могу назвать тебя своим ближайшим другом. </text:span>– мурлыкнула Селестия. – <text:span text:style-name="T15">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15">– Это ты называешь “дружбой”? – с </text:span>улыбкой хмыкнул<text:span text:style-name="T15"> я. – </text:span>Мне нравится твоё чувство юмора.</text:p>
      <text:p text:style-name="P46">Аликорница в недоумении взглянула на меня.</text:p>
      <text:p text:style-name="P46"><text:span text:style-name="T15">– Анон, т</text:span>ебе не нравится моя дружба? Ты не принимаешь её? Ты чем-то недоволен?</text:p>
      <text:p text:style-name="P46">Я расхохотался и чуть не поперхнулся водой, плескавшейся у подбородка.</text:p>
      <text:p text:style-name="P46"><text:span text:style-name="T15">– </text:span>Нет, что ты, Сел, не мели ерунды! Я всем доволен, я просто в восторге. Мне вообще кажется, что я попал в рай, прямо в храм любви, а ты <text:span text:style-name="T15">— </text:span>мой ангел-хранитель. И называть ЭТО дружбой <text:span text:style-name="T15">— </text:span>это всё равно что назвать твой дворец сараем для хранения мётел. То есть, назвав меня своим другом, ты не поняла моих чувств к тебе. Я <text:span text:style-name="T15">— не друг, я — нечто большее. Я тебя </text:span>лю…</text:p>
      <text:p text:style-name="P46">Копыто аликорницы закрыло мне рот прежде чем я успел договорить заветное слово.</text:p>
      <text:p text:style-name="P37"><text:soft-page-break/>– Анон,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Селестия виновато закусила губу и отвернулась.</text:p>
      <text:p text:style-name="P37">–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7">…</text:p>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стужей душу.</text:p>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пожалуйста, останься…”</text:p>
      <text:p text:style-name="P37">Где этот чёртов носок?!</text:p>
      <text:p text:style-name="P37">“… пойми, это эффект лазурного вина…”</text:p>
      <text:p text:style-name="P37">Джинсы узкие, блядь! На мокрое тело хрен натянешь!</text:p>
      <text:p text:style-name="P37">“… ох, я глупая…”</text:p>
      <text:p text:style-name="P37">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11. <text:span text:style-name="T1">Прощание</text:span></text:h>
      <text:p text:style-name="P46"/>
      <text:p text:style-name="P37">– <text:span text:style-name="T1">Норф!.. Эй, Норф! Ты где?..</text:span></text:p>
      <text:p text:style-name="P147">Ветерок гнал в тишине высохший листок по мощёному двору. Под навесом стояла на домкратах <text:span text:style-name="T111">незаконченная </text:span><text:s/>карета <text:span text:style-name="T110">для аристократов из Филлидельфии</text:span>. Рядом с ней лежал инструментальный ящик Норфа.</text:p>
      <text:p text:style-name="P147">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text:soft-page-break/>направился к выходу. Запирая ворота, вытащил из-за засова табличку «ЗАКРЫТО» и повесил её на ручку.</text:p>
      <text:p text:style-name="P37"/>
      <text:p text:style-name="P47">***</text:p>
      <text:p text:style-name="P37"/>
      <text:p text:style-name="P1">Стражники-единороги из солнечной стражи кивнули мне, узнав <text:span text:style-name="T112">издали</text:span>.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text:span text:style-name="T112">Д</text:span>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50">– </text:span><text:span text:style-name="T39">Говорят, в Додж-сити почти не осталось жителей. В местном депо перестали обслуживать паровозы из-за </text:span><text:span text:style-name="T40">нехватки</text:span><text:span text:style-name="T39"> рабочих. Старик </text:span><text:span text:style-name="T50">–</text:span><text:span text:style-name="T39">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50">– </text:span><text:span text:style-name="T55">А из Пинто Крика уже месяц нет новостей…</text:span></text:p>
      <text:p text:style-name="P3"><text:span text:style-name="T50">– </text:span><text:span text:style-name="T55">А мой кузён из </text:span><text:span text:style-name="T56">Хуффингтона </text:span><text:span text:style-name="T55">пишет, что </text:span><text:span text:style-name="T56">неделю назад проезжал мимо </text:span><text:span text:style-name="T55">Вечнодикого леса. </text:span><text:span text:style-name="T56">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text:span><text:span text:style-name="T55">доноси</text:span><text:span text:style-name="T56">лся</text:span><text:span text:style-name="T55"> какой-то шорох и треск. Как если бы кто-то </text:span><text:span text:style-name="T56">приближался, </text:span><text:span text:style-name="T55">громко шурша сухими листьями…</text:span></text:p>
      <text:p text:style-name="P46">…</text:p>
      <text:p text:style-name="P15"><text:span text:style-name="T55">– </text:span>“<text:span text:style-name="T1">Что я могу сделать, чтобы вернуть всё назад?</text:span>”</text:p>
      <text:p text:style-name="P15"><text:span text:style-name="T55">– </text:span><text:span text:style-name="T39">Так и сказала?</text:span></text:p>
      <text:p text:style-name="P1"><text:span text:style-name="T50">– </text:span><text:span text:style-name="T39">Да, </text:span><text:span text:style-name="T42">Фэнси</text:span><text:span text:style-name="T3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5">– </text:span><text:span text:style-name="T39">Что бы это значило, Фл</text:span><text:span text:style-name="T41">ё</text:span><text:span text:style-name="T39">р?</text:span></text:p>
      <text:p text:style-name="P15"><text:span text:style-name="T55">– </text:span><text:span text:style-name="T39">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2">–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2">– Куда проваливаться?</text:p>
      <text:p text:style-name="P62">– Они не знают. В тех провалах не видно дна…</text:p>
      <text:p text:style-name="P62">…</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2">– Леди и джентльпони! Приём окончен! Её Высочество Принцесса Селестия будет рада видеть <text:s/>вас в следующую среду!</text:p>
      <text:p text:style-name="P62"><text:soft-page-break/>Я <text:span text:style-name="T113">подождал, пока все разойдутся, и </text:span>подошёл к нему. Стражник подмигнул мне и, скосив глаза на дверь, приоткрыл створку. Я б<text:span text:style-name="T113">л</text:span>агодарно кивнул ему и протиснулся внутрь.</text:p>
      <text:p text:style-name="P1">Селестия стояла у окна, легонько постукивая копытом по полу. <text:span text:style-name="T113">На шорох она обернулась. С недоверчивой радостью на мордочке она двинулась мне навстречу.</text:span></text:p>
      <text:p text:style-name="P1"><text:span text:style-name="T15">–</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Не очень, мягко говоря.</text:p>
      <text:p text:style-name="P35"><text:span text:style-name="T1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5">олоски и даже целые пряди розового цвета выбивались </text:span><text:span text:style-name="T1">и</text:span><text:span text:style-name="T1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5"> </text:span><text:span text:style-name="T1">И даже м</text:span><text:span text:style-name="T15">астерски наложенный макияж не мог скрыть мешки под глазами.</text:span></text:p>
      <text:p text:style-name="P138">–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14">пожаловалась аликорница.</text:span></text:p>
      <text:p text:style-name="P1"><text:span text:style-name="T15">–</text:span> <text:span text:style-name="T1">Сорок девять</text:span> из шестидесяти четырёх? Хренасе! <text:span text:style-name="T15">–</text:span> я вспомнил рассказ Селестии про восьмёрку пегасов прошлогоднего выпуска. <text:span text:style-name="T15">–</text:span> То есть, они автоматически становятся изгоями? Ну так отмените эти экзамены вообще! <text:span text:style-name="T1">Эти пегасы </text:span>всё равно <text:span text:style-name="T97">же </text:span>не разучились летать, верно?</text:p>
      <text:p text:style-name="P1"><text:span text:style-name="T114">Селестия</text:span> посмотрела на меня, как на неразумного ребёнка.</text:p>
      <text:p text:style-name="P1"><text:span text:style-name="T15">–</text:span> <text:span text:style-name="T98">Анон</text:span>,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text:span text:style-name="T99">множества</text:span> пони, над территорией проживания которых <text:span text:style-name="T99">он </text:span>работает. <text:span text:style-name="T1">Если мы отменим экзамены </text:span><text:span text:style-name="T49">— </text:span><text:span text:style-name="T3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text:span text:style-name="T99">продовольствие</text:span>. Сколько мы с Лу<text:span text:style-name="T100">лу</text:span> приложили сил, чтобы выправить ситуацию!</text:p>
      <text:p text:style-name="P1"><text:span text:style-name="T15">–</text:span> А почему вы не поселитесь в более пригодном для земледелия месте?</text:p>
      <text:p text:style-name="P151">Селестия вздохнула.</text:p>
      <text:p text:style-name="P1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text:span text:style-name="T12">Хотя это не так </text:span><text:span text:style-name="T99">— наоборот, мы стараемся сделать климат лучше для всех</text:span><text:span text:style-name="T1">. </text:span><text:span text:style-name="T12">Но мало кто верит </text:span><text:span text:style-name="T35">— </text:span><text:span text:style-name="T73">и </text:span><text:span text:style-name="T9">н</text:span>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text:span text:style-name="T100">лу</text:span>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text:span text:style-name="T100">как</text:span> и мириться, мне не хотелось.</text:p>
      <text:p text:style-name="P36">– Порадовать, к сожалению, нечем. Норфолк Каррус, исчез. Судя по всему, во сне.</text:p>
      <text:p text:style-name="P36">– Норф? О-о-о, нет!</text:p>
      <text:p text:style-name="P139">Селестия в отчаянии села на пол, прижав копыто к виску. <text:span text:style-name="T115">Голова её бессильно опустилась.</text:span> <text:span text:style-name="T115">Я никогда ещё не видел Селестию такой </text:span><text:span text:style-name="T74">беспомощной </text:span><text:span text:style-name="T73">— </text:span><text:span text:style-name="T74">даже когда </text:span><text:span text:style-name="T75">та</text:span><text:span text:style-name="T74"> была в полубессознательном состоянии в руинах замка Сестёр. </text:span><text:span text:style-name="T75">Аликорница сидела, отрешённо уставившись в одну точку и бормотала:</text:span></text:p>
      <text:p text:style-name="P36"><text:soft-page-break/>– Я <text:span text:style-name="T101">не в силах </text:span>остановить это. <text:span text:style-name="T116">Я плохой правитель.</text:span> Раньше исчезали пони без пары — те, кто спит в одиночестве. <text:span text:style-name="T116">Сейчас</text:span> исчеза<text:span text:style-name="T116">ют</text:span> целыми семьями. <text:span text:style-name="T116">Скоро будут исчезать городами. Свирл, что мы сделали не так?</text:span></text:p>
      <text:p text:style-name="P36">Аликорница подняла голову и <text:span text:style-name="T1">удручённо</text:span> посмотрела на меня.</text:p>
      <text:p text:style-name="P36">– <text:span text:style-name="T117">С</text:span>амое страшное <text:span text:style-name="T101">стало происходить</text:span> в последн<text:span text:style-name="T117">ие</text:span> <text:span text:style-name="T117">дни</text:span>…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text:span text:style-name="T102">схлопнулась до нескольких лет, а всё, что происходило раньше, стало призрачным и ненастоящим</text:span>! Ты даже представить не можешь себе, <text:span text:style-name="T117">насколько</text:span>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5">– </text:span><text:span text:style-name="T1">Она</text:span><text:span text:style-name="T1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5">– </text:span><text:span text:style-name="T1">горько заметила аликорница. </text:span><text:span text:style-name="T15">– Гибель Кимеринна очень сильно повлияла на неё. </text:span><text:span text:style-name="T23">Впрочем</text:span><text:span text:style-name="T15"> она занималась этой проблемой </text:span><text:span text:style-name="T22">ещё </text:span><text:span text:style-name="T15">до нашего похода к старому замку — </text:span><text:span text:style-name="T22">и </text:span><text:span text:style-name="T15">безрезультатно. Именно поэтому она и согласилась с моей идеей вызвать Проводника.</text:span></text:p>
      <text:p text:style-name="P36">– <text:span text:style-name="T103">М</text:span>не поговорить с ней?</text:p>
      <text:p text:style-name="P35"><text:span text:style-name="T1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6">— так точно.</text:span></text:p>
      <text:p text:style-name="P37">– Ну <text:span text:style-name="T102">зашибись</text:span>. Тогда она обрадуется следующей новости: я ухожу.</text:p>
      <text:p text:style-name="P37">Селестия еле заметно дрогнула ушами. Она отвернулась и молча смотрела в окно, не <text:span text:style-name="T103">показывая </text:span>эмоций.</text:p>
      <text:p text:style-name="P37">Я продолжил.</text:p>
      <text:p text:style-name="P37">– Помнится, ты поруч<text:span text:style-name="T105">и</text:span>ла Твайлайт разобраться со всем этим <text:span text:style-name="T105">дерьмом</text:span>.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143">Я решил умолчать о том, что <text:span text:style-name="T118">после перенесенного унижения </text:span>мне было в тягость находиться рядом с Селестией. <text:span text:style-name="T118">Кобыла</text:span> и так выглядела неважно.</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text:span text:style-name="T104">Анон</text:span>. Я тоже думаю, тебе лучше отправиться в Понивилль. Твайли очень способная кобылка, но та ещё копуша. Будет сидеть за книгами, <text:span text:style-name="T104">перепроверять по десять раз, </text:span>ставить опыт за опытом и молчать, пока не добьётся стопроцентных результатов. <text:span text:style-name="T104">Д</text:span>аже если есть смысл обойтись быстрым частичным решением. Иногда её надо подталкивать. Только, прошу тебя, <text:span text:style-name="T118">Анон</text:span>,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text:span text:style-name="T106">и исчезновений пони</text:span>, <text:span text:style-name="T106">вероятно, </text:span>вы сможете решить и проблему угасания Эквестрии: <text:span text:style-name="T106">без сомнений, </text:span>одно тянется за другим. Но на данном этапе ей необязательно знать всё, это только испугает её и отвлечёт от исследований.</text:p>
      <text:p text:style-name="P1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142">–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145">Селестия пошла к выходу, увлекая меня за собой.</text:p>
      <text:p text:style-name="P142">– И не забудь зайти в иммиграционную службу, взять удостоверение личности. Назовёшься и <text:span text:style-name="T106">просто </text:span>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144"><text:soft-page-break/><text:span text:style-name="T118">Явно Селестия заговаривает тебе зубы, Анон! </text:span>Я подозрительно посмотрел на <text:span text:style-name="T107">свёрток</text:span>.</text:p>
      <text:p text:style-name="P37">– А в мешочке что?</text:p>
      <text:p text:style-name="P145">Селестия скофуженно посмотрела в сторону.</text:p>
      <text:p text:style-name="P37">– Немного денег. Хоть ты и зол на меня, не отказывайся, прошу тебя. <text:span text:style-name="T118">Я не могу отпустить тебя без поддержки.</text:span> Вдобавок, на исследования Твайлайт деньги наверняка понадобятся: <text:span text:style-name="T118">недавно </text:span>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text:span text:style-name="T118">настолько </text:span>дышит на ладан, <text:span text:style-name="T118">что нам приходится брать в долг у грифонов!</text:span> <text:span text:style-name="T108">Н</text:span>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text:span><text:span text:style-name="T13">голову и легонько упёрлась </text:span><text:span text:style-name="T1">копыто</text:span><text:span text:style-name="T13">м</text:span><text:span text:style-name="T1"> мне в грудь. Я чувствовал, что её нога мелко дрожит.</text:span></text:p>
      <text:p text:style-name="P37">–<text:span text:style-name="T1"> Отправляйся, </text:span><text:span text:style-name="T13">Анон</text:span><text:span text:style-name="T1">. Очень надеюсь на успех твоей миссии.</text:span></text:p>
      <text:p text:style-name="P46"><text:span text:style-name="T108">Селестия</text:span> повернулась и вышла из зала, почти подметая хвостом пол.</text:p>
      <text:p text:style-name="P37"/>
      <text:p text:style-name="P2"><text:span text:style-name="T51">***</text:span></text:p>
      <text:p text:style-name="P37"/>
      <text:p text:style-name="P146">Давным-давно мир был юн и полон магии. <text:span text:style-name="T119">Дивные и сказочные дела творились в нём. </text:span>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146">Но со временем магии стало меньше, а мир стал более <text:span text:style-name="T1">твёрд и реален</text:span>.</text:p>
      <text:p text:style-name="P43">–<text:span text:style-name="T1"> Но магия есть и сейчас, ма-</text:span><text:span text:style-name="T14">а</text:span><text:span text:style-name="T1">м!</text:span></text:p>
      <text:p text:style-name="P43"><text:span text:style-name="T1">– В те времена её было намного больше, </text:span><text:span text:style-name="T14">Эйприл</text:span><text:span text:style-name="T1">.</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text:span><text:span text:style-name="T14">твёрд</text:span><text:span text:style-name="T1">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6">Так возникли пони, <text:span text:style-name="T109">олени, бизоны</text:span>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56">– Да, моя малышка, весь <text:span text:style-name="T119">мир</text:span>.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6">– Ма-ам, а со мной связан элементаль?</text:p>
      <text:p text:style-name="P56">– Конечно, Эйприл. В каждом из нас есть её бессмертная искорка.</text:p>
      <text:p text:style-name="P1"><text:soft-page-break/><text:span text:style-name="T4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6">– Ты права. И, видя мир и согласие среди своих подопечных, возрадовались элементали трёх <text:span text:style-name="T109">рас </text:span>пони. И тоже объединились, вобрав в себя их общие черты.</text:p>
      <text:p text:style-name="P56">Так возникли аликорны.</text:p>
      <text:p text:style-name="P56">Но даже после тройственного союза жизнь пони была нелегка. Воинственные соседи теснили их, <text:span text:style-name="T119">многие пони</text:span> был<text:span text:style-name="T119">и</text:span> в рабстве. <text:span text:style-name="T119">В</text:span>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text:span text:style-name="T119">Закон этот гласил</text:span>: «Намерение <text:span text:style-name="T109">м</text:span>еняет реальность». <text:span text:style-name="T109">И прониклась элементаль сильнейшим намерением изменить жизнь пони к лучшему. </text:span>И, чтобы облегчить участь своих подопечных и принять на себя их боль, сошла <text:span text:style-name="T119">она </text:span>из тонкого мира к ним в Эквестрию.</text:p>
      <text:p text:style-name="P56">Имя её было Селестия.</text:p>
      <text:p text:style-name="P56">За ней последовала и сестра её, <text:span text:style-name="T15">Луна</text:span>.</text:p>
      <text:p text:style-name="P56">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6">То есть, всегда.</text:p>
      <text:p text:style-name="P56">Тут и сказке конец. А теперь, Эйприл, залазь на полку и закрывай глазки.</text:p>
      <text:p text:style-name="P56">– Ну ма-ам! Раскажи ещё что-нибудь! Про Сомбру! <text:span text:style-name="T109">Или про Дискорда!</text:span></text:p>
      <text:p text:style-name="P56">– Про Сомбру <text:span text:style-name="T15">— в следующий раз. А е</text:span>сли мы не уснём в ближайшие десять минут, придёт древесный волк и заберёт меня в Вечнодикий лес!</text:p>
      <text:p text:style-name="P56">– А почему только тебя? А меня? А дядю-<text:span text:style-name="T80">мино</text:span>тавра?</text:p>
      <text:p text:style-name="P56">– <text:s/>Тебя забрать я ему не дам. А в дядю не тыкай копытом, это невежливо! Спи уже, моя маленькая!</text:p>
      <text:p text:style-name="P56">– Поцелуй меня на ночь, ма-<text:span text:style-name="T109">а</text:span>м!</text:p>
      <text:p text:style-name="P56">– Конечно, моя хорошая…</text:p>
      <text:p text:style-name="P56"/>
      <text:p text:style-name="P37">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7"/>
      <text:h text:style-name="Heading_20_2" text:outline-level="2">12. Понивилль</text:h>
      <text:p text:style-name="P37"/>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5">— и можно ездить по всей </text:span><text:soft-page-break/><text:span text:style-name="T55">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5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50">–</text:span><text:span text:style-name="T39">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text:soft-page-break/>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7"><text:soft-page-break/>–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7">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text:soft-page-break/>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text:soft-page-break/>–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3.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text:soft-page-break/>– Извиняюсь за нескромность, а откуда тебе про меня известно?</text:p>
      <text:p text:style-name="P1"><text:span text:style-name="T5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9">пони-</text:span><text:span text:style-name="T50">исчезновений уже год. Почту за честь работать </text:span><text:span text:style-name="T39">под твоим руководством</text:span><text:span text:style-name="T50">. Подожди немного, я </text:span><text:span text:style-name="T39">от</text:span><text:span text:style-name="T50">систематизирую нужную информацию и расскажу тебе, насколько далеко смогла продвинуться.</text:span></text:p>
      <text:p text:style-name="P35">“Вот неугомонная” <text:span text:style-name="T16">–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Твайлайт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8"><text:soft-page-break/>***</text:p>
      <text:p text:style-name="P37"/>
      <text:p text:style-name="P125"><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9">«...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5">— то есть крыльев. И я подумала: а что, если…</text:span></text:p>
      <text:p text:style-name="P46"><text:span text:style-name="T15">–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15">—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text:soft-page-break/>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6">– Ага, он был закладкой в четвёртом номере «PlayMare», в разделе «Тридцать две позы, которые удивят вашу френдпони».</text:p>
      <text:p text:style-name="P56">– Спайк! Немедленно ложись спать!</text:p>
      <text:p text:style-name="P56">– Уже иду. Кукурузу доем только и иду.</text:p>
      <text:p text:style-name="P56">– Кстати, а почему Индрэ считали одержимым?</text:p>
      <text:p text:style-name="P56">–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9">— далеко не у всякого опытного мага хватит силы его вызвать</text:span>. И совсем немногим удастся контролировать его направление.</text:p>
      <text:p text:style-name="P56">– Так у вас знают про людей? Вот это новость!. В Кантерлоте, да и в Понивилле все обращаются со мной, как с диковинкой.</text:p>
      <text:p text:style-name="P56">–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6">–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text:soft-page-break/>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5">— максимум двух пони, </text:span>после чего мне придётся восстанавливаться около месяца<text:span text:style-name="T15">.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5">. Это поможет мне в моей монографии на тему аликорнизации.</text:span></text:p>
      <text:p text:style-name="P46">Я уселась на пуфике, а подруги заняли места на матрасах…</text:p>
      <text:p text:style-name="P56"/>
      <text:p text:style-name="P56">– Спайк, будь добр, принеси дневник эксперимента. Он в подвале, за шкафом с ретортами, в...</text:p>
      <text:p text:style-name="P56">– В сейфе, я в курсе.</text:p>
      <text:p text:style-name="P56"/>
      <text:p text:style-name="P57">***</text:p>
      <text:p text:style-name="P74">&lt;Seal — Amazing <text:span text:style-name="T1">(T</text:span><text:span text:style-name="T15">hin White Duke Remix)</text:span>&gt;</text:p>
      <text:p text:style-name="P56">Дата: 12.04.1003 А.С.</text:p>
      <text:p text:style-name="P56">Эксперимент: заклинание Воплощения Индрэ</text:p>
      <text:p text:style-name="P56">Испытуемая: Эпплджек</text:p>
      <text:p text:style-name="P56">Синопсис: запись сна со слов испытуемой</text:p>
      <text:p text:style-name="P56">Замечания: замечаний нет</text:p>
      <text:p text:style-name="P56"/>
      <text:p text:style-name="P1">Я посмотрела на застывшее у моих ног<text:span text:style-name="T1"> тело</text:span>.</text:p>
      <text:p text:style-name="P21">“Значит, всё. Вот как это бывает.”</text:p>
      <text:p text:style-name="P1"><text:soft-page-break/>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4">—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5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7">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5">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6"/>
      <text:p text:style-name="P56">Примечания: ПипБак? Стойло? Двойники?</text:p>
      <text:p text:style-name="P1"><text:soft-page-break/></text:p>
      <text:p text:style-name="P2">***</text:p>
      <text:p text:style-name="P1"/>
      <text:p text:style-name="P56">Дата: 12.04.1003 А.С.</text:p>
      <text:p text:style-name="P56">Эксперимент: заклинание Воплощения Индрэ</text:p>
      <text:p text:style-name="P56">Испытуемая: Рэйнбоу Дэш</text:p>
      <text:p text:style-name="P56">Синопсис: описание пробуждения испытуемой</text:p>
      <text:p text:style-name="P56">Замечания: испытуемая отказалась дать описание сна. «Гы-гы... Фигасе... Человеки рулят...» <text:span text:style-name="T18">—</text:span><text:span text:style-name="T19"> </text:span><text:span text:style-name="T72">всё, что удалось от неё добиться.</text:span></text:p>
      <text:p text:style-name="P1"/>
      <text:p text:style-name="P21">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71">d.notive — Talking Flight</text:span>&gt;</text:p>
      <text:p text:style-name="P56">Дата: 12.04.1003 А.С.</text:p>
      <text:p text:style-name="P56">Эксперимент: заклинание Воплощения Индрэ</text:p>
      <text:p text:style-name="P56">Испытуемая: Рэрити</text:p>
      <text:p text:style-name="P56">Синопсис: запись сна со слов испытуемой</text:p>
      <text:p text:style-name="P56">Замечания: замечаний нет</text:p>
      <text:p text:style-name="P56"/>
      <text:p text:style-name="P1"><text:span text:style-name="T39">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5">—</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1"><text:soft-page-break/>Примечания: <text:span text:style-name="T54">чёрный экран?</text:span></text:p>
      <text:p text:style-name="P44"/>
      <text:p text:style-name="P47">***</text:p>
      <text:p text:style-name="P46"/>
      <text:p text:style-name="P56">Дата: 12.04.1003 А.С.</text:p>
      <text:p text:style-name="P56">Эксперимент: заклинание Воплощения Индрэ</text:p>
      <text:p text:style-name="P56">Испытуемая: Пинки Пай</text:p>
      <text:p text:style-name="P56">Синопсис: описание пробуждения испытуемой</text:p>
      <text:p text:style-name="P56">Замечания: испытуемая отказалась дать описание сна.</text:p>
      <text:p text:style-name="P56"/>
      <text:p text:style-name="P56">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6"/>
      <text:p text:style-name="P56">Примечания: через месяц волосы Пинки пришли в обычное состояние, хотя при встрече с Рэйнбоу Дэш она по прежнему прячет глаза.</text:p>
      <text:p text:style-name="P56"/>
      <text:p text:style-name="P57">***</text:p>
      <text:p text:style-name="P56"/>
      <text:p text:style-name="P56">Дата: 12.04.1003 А.С.</text:p>
      <text:p text:style-name="P56">Эксперимент: заклинание Воплощения Индрэ</text:p>
      <text:p text:style-name="P56">Испытуемая: Флаттершай</text:p>
      <text:p text:style-name="P56">Синопсис: описание пробуждения испытуемой</text:p>
      <text:p text:style-name="P56">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6"/>
      <text:p text:style-name="P56">* Примечания: при виде кексиков истерика случилась с Пинки Пай.</text:p>
      <text:p text:style-name="P56"/>
      <text:p text:style-name="P2">***</text:p>
      <text:p text:style-name="P1"/>
      <text:p text:style-name="P21">Сим повелеваем прекратить дальнейшие эксперименты<text:span text:style-name="T37">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5"/>
      <text:h text:style-name="Heading_20_2" text:outline-level="2"><text:soft-page-break/>14. Знакомство с Дэш</text:h>
      <text:h text:style-name="Heading_20_2" text:outline-level="2"/>
      <text:p text:style-name="P51">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1">Обмакнув перо в чернила, я вернулся к письму.</text:p>
      <text:p text:style-name="P56"/>
      <text:p text:style-name="P56">Привет, Сел (несмотря ни на что, мне всё же хочется называть тебя так).</text:p>
      <text:p text:style-name="P56">У меня есть прорыв по расследованию! Твайлайт Спаркл вышла на Откровение с помощью заклинания <text:span text:style-name="T30">&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6"/>
      <text:p text:style-name="P46">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6"/>
      <text:p text:style-name="P56">К сожалению, Луна запретила Твайлайт дальнейшие эксперименты в этой сфере, что создало юридическую преграду для исследований.</text:p>
      <text:p text:style-name="P46"/>
      <text:p text:style-name="P46">…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6"/>
      <text:p text:style-name="P56">Кроме того, Твайлайт сожгла кучу оборудования, что обусловило невозможность дальнейших исследований физически.</text:p>
      <text:p text:style-name="P56"/>
      <text:p text:style-name="P46">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6">Ась? Секунду назад там никого не было!</text:p>
      <text:p text:style-name="P46">Я моргнул, но пегаска не исчезла.</text:p>
      <text:p text:style-name="P46">–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6">Лёгкой хрипотцой и короткой стрижкой пегаска напоминала мальчишку.</text:p>
      <text:p text:style-name="P46">– А что такого с твоим домом? – поинтересовался я.</text:p>
      <text:p text:style-name="P46">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6">– Он опускается. – нехотя ответила пегаска и спрыгнула с подоконника. – Ещё пару месяцев — и я буду жить на земле, как какая-нибудь земнопони!</text:p>
      <text:p text:style-name="P46">Пегаска подошла к столу, встала на задние ноги и положила передние на столешницу.</text:p>
      <text:p text:style-name="P46"><text:soft-page-break/>– Рэйнбоу Дэш! – отрекомендовалась пегаска. – А ты Анон, верно?</text:p>
      <text:p text:style-name="P46">Пегаска протянула мне копыто.</text:p>
      <text:p text:style-name="P46">Я уже протянул было руку, но тут увидел нечто, после чего мне на глаза медленно опустилась красная пелена.</text:p>
      <text:p text:style-name="P46">Бля-а-а!</text:p>
      <text:p text:style-name="P46">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6">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6">– Так это… Я могу чем-нибудь помочь?</text:p>
      <text:p text:style-name="P46">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6">– Можешь! – наконец придумал ответ я. – Надо принести кое-чего.</text:p>
      <text:p text:style-name="P46">–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6">– Не, так далеко не надо. – остановил я её с ухмылкой. – Сгоняй-ка за пивом. У меня как раз закончилось.</text:p>
      <text:p text:style-name="P46">Пегаска застыла на месте, не веря услышанному.</text:p>
      <text:p text:style-name="P46">–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6">Пегаска крутанулась на месте и молнией вылетела из комнаты — аж окно хлопнуло.</text:p>
      <text:p text:style-name="P46">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6"/>
      <text:p text:style-name="P56">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6"/>
      <text:p text:style-name="P46">БАЦ!</text:p>
      <text:p text:style-name="P46">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6">– Вот тебе твоё пиво, Анон! В жизни меня так не унижали!</text:p>
      <text:p text:style-name="P46">Пегаска смотрела на меня с вызовом и осуждением.</text:p>
      <text:p text:style-name="P46">– Извини, если пиво не той марки, но ты не удосужился назвать мне свою любимую! – съязвила пегаска.</text:p>
      <text:p text:style-name="P46">Я набрал воздуха в грудь побольше, чтобы взорваться гневной отповедью, но, неожиданно для себя рассмеялся.</text:p>
      <text:p text:style-name="P46">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6">Смех рвался наружу мощым потоком, я просто ухахатывался, упав на стол.</text:p>
      <text:p text:style-name="P46"><text:soft-page-break/>– Странный ты какой-то! – заявила пегаска, озадаченно потирая затылок. – Сначала даёшь дурацкие задания, а потом сам же с них смеёшься.</text:p>
      <text:p text:style-name="P46">Дэш сложила передние ноги на груди и продолжила.</text:p>
      <text:p text:style-name="P46">–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6">Я отсмеялся, наклонился через стол и потрепал пегаску по чёлке. Та в ответ с готовностью подставила голову.</text:p>
      <text:p text:style-name="P46">–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6">–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6">…</text:p>
      <text:p text:style-name="P46">А ведь пегаска говорит дело! Из того, что я помню, эта зебра-шаманка иногда даже выручала Твайлайт. Визит к ней будет совсем не лишним.</text:p>
      <text:p text:style-name="P46">– Ты права. Буду тебе признателен, если покажешь мне завтра утром, где живёт Зекора.</text:p>
      <text:p text:style-name="P46">Пегаска отрицательно помотала головой.</text:p>
      <text:p text:style-name="P46">–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6">Вот чёрт! Сон на сегодня отменяется. Я спрятал письмо в стол, накинул на плечи куртку и пошёл к выходу.</text:p>
      <text:p text:style-name="P46">Пегаска по-прежнему стояла у стола, делая вид, что её это не касается.</text:p>
      <text:p text:style-name="P46">– Эмм. Так мы идём к Зекоре, или нет? Я думал, ты хотела помочь.</text:p>
      <text:p text:style-name="P46">Пегаска скорчила недовольную мордочку.</text:p>
      <text:p text:style-name="P46">– Вы, человеки, все такие не клёвые?</text:p>
      <text:p text:style-name="P46">– ?</text:p>
      <text:p text:style-name="P46">Пегаска принялась загибать копыта.</text:p>
      <text:p text:style-name="P46">– Я тебе принесла пиво — это раз! Подала идею с Зекорой — это два! А где моё вознаграждение???</text:p>
      <text:p text:style-name="P46">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6">– Сколько ты хочешь за помощь, Рэйнбоу Дэш? – спросил я ровным голосом и звякнул монетами.</text:p>
      <text:p text:style-name="P46">Пегаска скривила губы и отодвинула от себя мешочек.</text:p>
      <text:p text:style-name="P46">– Какой ты глупый! А ещё из Кантерлота! Мне не нужны твои серебряшки!</text:p>
      <text:p text:style-name="P46">– Чего же ты хочешь? Золотяшек? – саркастически спросил я.</text:p>
      <text:p text:style-name="P46">Пегаска уселась вплотную ко мне и поддела головой мою руку.</text:p>
      <text:p text:style-name="P46">– Почесушек! И не говори мне, что не умеешь! Ты только что делал это совершенно бесплатно!</text:p>
      <text:p text:style-name="P46">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6"><text:soft-page-break/>– Да. Да. Так. Гы. Ещё. Вот так. Кру-у-у-то-о-о!</text:p>
      <text:p text:style-name="P46">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6">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6"/>
      <text:p text:style-name="P46">…</text:p>
      <text:p text:style-name="P46"/>
      <text:p text:style-name="P46">–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6">Пегаска с хрустом потянулась.</text:p>
      <text:p text:style-name="P46">– А я категорически против этого!</text:p>
      <text:p text:style-name="P37"/>
      <text:p text:style-name="P38">***</text:p>
      <text:p text:style-name="P37"/>
      <text:p text:style-name="P37">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7">Я старался шагать по шпалам, чтобы не сбивать шаг. Очертания пегаски расплывались впереди на границе освещённого участка.</text:p>
      <text:p text:style-name="P46">– И как там, в Кантерлоте? Прикольно? Давненько там не была.</text:p>
      <text:p text:style-name="P46">–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6">–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6">Пегаска мечтательно вздохнула.</text:p>
      <text:p text:style-name="P46">– Что за чувство? – Я старался успевать за пегаской, для чего мне пришлось перейти на быстрый шаг.</text:p>
      <text:p text:style-name="P46">–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6">Я не поверил своим ушам.</text:p>
      <text:p text:style-name="P46">– Тебе угрожали клаудсдейлские пегасы? Тебе пришлось бросить дом?</text:p>
      <text:p text:style-name="P46">Пегаска фыркнула.</text:p>
      <text:p text:style-name="P46">–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6">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6">– Так и перестала бы с ними драться. В чём проблема?</text:p>
      <text:p text:style-name="P46">Я не мог различить выражения мордочки Дэш в полутьме, но сопение пегаски выдало её волнение.</text:p>
      <text:p text:style-name="P46"><text:soft-page-break/>– Они задирали Флаттершай. Она не могла им ответить. Она же не я!</text:p>
      <text:p text:style-name="P46">– А ты хотела бы вернуться?</text:p>
      <text:p text:style-name="P46">– Нет! – пегаска остановилась перед выросшей из темноты палаткой. За открытым пологом стоял непроглядный мрак.</text:p>
      <text:p text:style-name="P46">–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6">– А если она уже спит? – тоже шёпотом ответил я Дэш. – Как-то неудобно её будить.</text:p>
      <text:p text:style-name="P46">– Входи, Тот-Кого-Нет. – раздался вдруг низкий голос в темноте. – И ты, маленькая пегаска, тоже не стой на пороге.</text:p>
      <text:p text:style-name="P46">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6">Я закашлялся. На табак это не похоже, зебра явно курила травку.</text:p>
      <text:p text:style-name="P46">– Добрый вечер! – начал я. – Мы не знакомы, но Рэйнбоу Дэш посоветовала мне обратиться к вам. Я ищу ответы на пару вопросов.</text:p>
      <text:p text:style-name="P46">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46">– Я ищу любую информацию про Большое Откровение и Чёрный Экран. Буду очень признателен, если…</text:p>
      <text:p text:style-name="P46">– Молчи! Ничего не говори! – перебила меня Зекора.</text:p>
      <text:p text:style-name="P46">Заметив мой удивлённый взгляд, она объяснила:</text:p>
      <text:p text:style-name="P46">– Мало времени. Не у меня — у тебя. Другое Всё гонится за тобой и я не знаю, сколько тебе отмерено.</text:p>
      <text:p text:style-name="P46">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6">–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6"/>
      <text:p text:style-name="P56">«…Старый Свамбе говорит вам, маленькие иго-го, и вам, взрослые воины Нзака, и вам <text:span text:style-name="T66">—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6"/>
      <text:p text:style-name="P46">Зекора захлопнула книгу.</text:p>
      <text:p text:style-name="P46">– Это всё, что я могу сказать тебе, Тот-Кого-Нет.</text:p>
      <text:p text:style-name="P46">Бля! И ради этого я тащился сюда посреди ночи?</text:p>
      <text:p text:style-name="P46">–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6"><text:soft-page-break/>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6">Я был готов к тому, что зебра разозлится и выставит меня из шатра. Но Зекора только фыркнула.</text:p>
      <text:p text:style-name="P46">–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6">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6">– Зекора, почему ты называешь Анона Тем, Кого Нет?</text:p>
      <text:p text:style-name="P46">В темноте сверкнула белозубая улыбка зебры.</text:p>
      <text:p text:style-name="P46">– Потому что, когда я смотрю на него, я вижу Ничто.</text:p>
      <text:p text:style-name="P46">Мне стало нехорошо.</text:p>
      <text:p text:style-name="P46"/>
      <text:p text:style-name="P47">***</text:p>
      <text:p text:style-name="P46"/>
      <text:p text:style-name="P46">Мы возвращались по ночному лесу к железной дороге. Пегаска летела возле меня на высоте груди.</text:p>
      <text:p text:style-name="P46">– Интересно, что Зекора имела ввиду, когда говорила, что за тобой гонится Другое Всё? И как можно видеть Ничто?</text:p>
      <text:p text:style-name="P46">– Не обращай внимания. Когда курят траву, и не такое видят.</text:p>
      <text:p text:style-name="P46">–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46">Пегаска начала боксировать воздух. Я расхохотался.</text:p>
      <text:p text:style-name="P46">– Спасибо, Рэйнбоу Дэш! Я тронут.</text:p>
      <text:p text:style-name="P46">– Да ладно, Анон, чего уж там. – засмущалась пегаска. – Друзья иначе и не поступают. <text:span text:style-name="T72">И вот что. Зови меня Дэш! А то и мне придётся звать тебя полным именем, а я этого не выношу.</text:span></text:p>
      <text:p text:style-name="P46">Я кивнул и легонько хлопнул пегаску по крупу, принимая её предложение. Та скосила на меня сиреневый глаз и фыркнула.</text:p>
      <text:p text:style-name="P46">–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6">Я фейспалмнул.</text:p>
      <text:p text:style-name="P1"/>
      <text:h text:style-name="Heading_20_2" text:outline-level="2">15. День сурка</text:h>
      <text:p text:style-name="P15">&lt;<text:span text:style-name="T6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5">—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5">—</text:span> так и в дурку попасть недолго. Вот и сейчас перегар такой, что снег плавится. Пройди реабилитацию и вернись в проект. А не примут <text:span text:style-name="T15">— найти новую работу. Так даже лучше: быстрее забудешь всю эту </text:span><text:soft-page-break/><text:span text:style-name="T15">хренотень с рогатыми кобылами. </text:span>Будь мужиком, блеать! <text:span text:style-name="T15">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Анониму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5">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text:soft-page-break/>–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5">Солнечный лучик настойчиво пробивался сквозь плотно сомкнутые веки. Ветерок через открытое окно </text:span><text:span text:style-name="T1">щекотал уши и шуршал</text:span><text:span text:style-name="T15"> </text:span><text:span text:style-name="T1">занавесками</text:span><text:span text:style-name="T15">. Я раскрыл глаза, в который раз наслаждаясь ясной головой и абсолютной выспанностью </text:span><text:span text:style-name="T50">—</text:span><text:span text:style-name="T15"> роскошью, недоступной мне </text:span><text:span text:style-name="T1">годами</text:span><text:span text:style-name="T15">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text:soft-page-break/>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5">— и о</text:span>н<text:span text:style-name="T15"> з</text:span>нает, как приготовить<text:span text:style-name="T15"> </text:span>из них особенный вольт-сидр, который больше никто не сделает<text:span text:style-name="T15">.</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15">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5">— то ли я был глух к магии, то ли она ко мне, но с в</text:span>олшебством<text:span text:style-name="T15">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text:soft-page-break/>– Ты не понимаешь! Магия подобна струе воды, исходящей из садового шланга. А заклинание <text:span text:style-name="T15">—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15">—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5">— НЕТ!</text:span></text:p>
      <text:p text:style-name="P1">Твайлайт начала в возбуждении ходить по читальному залу.</text:p>
      <text:p text:style-name="P1"><text:span text:style-name="T39">–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50"> </text:span><text:span text:style-name="T39">Мощнее ускорителя только магия драконов, аликорнов и Элементов Гармонии. Если бы я была...</text:span><text:span text:style-name="T15"> </text:span>Ай!</text:p>
      <text:p text:style-name="P1">Твайлайт, погружённая в свои мысли, не заметила вылезшего из своей корзинки зевающего Спайка.</text:p>
      <text:p text:style-name="P1"><text:span text:style-name="T15">–</text:span> Элементы-шмелементы, <text:span text:style-name="T15">–</text:span> проворчал Спайк, выкарабкиваясь из-под Твайлайт, <text:span text:style-name="T15">–</text:span> доброе утро, Макс. Твай, ты не ушиблась?</text:p>
      <text:p text:style-name="P1"><text:span text:style-name="T15">–</text:span> Дет, всё в порядке. <text:span text:style-name="T15">–</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7"><text:span text:style-name="T50">– Я </text:span><text:span text:style-name="T55">всегда буду оставаться в тени. </text:span><text:span text:style-name="T50">– </text:span><text:span text:style-name="T55">хлюпала единорожка. </text:span><text:span text:style-name="T50">– </text:span><text:span text:style-name="T55">Мне не хватает сил, чтобы воспользоваться всеми знаниями, которые я освоила. Ведь даже заклинание «Последнего Шанса» я нашла!</text:span></text:p>
      <text:p text:style-name="P89"><text:span text:style-name="T15">– </text:span>Ты?!</text:p>
      <text:p text:style-name="P89"><text:span text:style-name="T15">–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89"><text:span text:style-name="T15">– М</text:span>ожет тогда, ты скажешь, что в нём пошло не так и почему к вам попал я, а не сверхаликорн?</text:p>
      <text:p text:style-name="P89"><text:span text:style-name="T15">– </text:span>Не скажу. Заклинания Стар Свирла Бородатого обычно если срабатывают, то без ошибок.</text:p>
      <text:p text:style-name="P46"><text:span text:style-name="T15">– Если </text:span>только <text:span text:style-name="T15">их правильно вызывают. – </text:span>пробурчал Спайк, возвращаясь в корзинку.</text:p>
      <text:p text:style-name="P35"><text:span text:style-name="T15">–</text:span> <text:span text:style-name="T1">Эмм. </text:span>Что он имел ввиду?</text:p>
      <text:p text:style-name="P35"><text:span text:style-name="T15">–</text:span> Ну, <text:span text:style-name="T15">–</text:span> Твайлайт смутилась, <text:span text:style-name="T15">–</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4">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5">–</text:span> <text:span text:style-name="T1">е</text:span>динорожка опустила голову.</text:p>
      <text:p text:style-name="P35"><text:soft-page-break/><text:span text:style-name="T15">– </text:span><text:span text:style-name="T1">Да, завершилось всё препаршиво. Принцесса Луна сказала, лучше бы её обратно на Луну закинули.</text:span></text:p>
      <text:p text:style-name="P35"><text:span text:style-name="T15">– </text:span><text:span text:style-name="T1">И я её понимаю! Не каждый может справиться с потерей своего особенного пони. Вот у тебя, Макс, есть своя особенная пони?</text:span></text:p>
      <text:p text:style-name="P35"><text:span text:style-name="T15">– </text:span><text:span text:style-name="T1">Хм. Нет.</text:span></text:p>
      <text:p text:style-name="P35"><text:span text:style-name="T15">– </text:span><text:span text:style-name="T1">А друзья?</text:span></text:p>
      <text:p text:style-name="P35"><text:span text:style-name="T15">– </text:span><text:span text:style-name="T1">У меня был друг. Погиб два месяца назад.</text:span></text:p>
      <text:p text:style-name="P1"><text:span text:style-name="T15">–</text:span> О, мои соболезнования! Друзей терять <text:span text:style-name="T1">тоже</text:span> тяжко.</text:p>
      <text:p text:style-name="P1"><text:span text:style-name="T15">–</text:span> Всё в порядке, Твайлайт.<text:span text:style-name="T15">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5">–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50">— </text:span><text:span text:style-name="T39">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5">–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50">. Годится?</text:span></text:p>
      <text:p text:style-name="P1"><text:span text:style-name="T15">–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5">– </text:span><text:span text:style-name="T1">Ерунда! Там стоит запрет только для пони. На приматах Луна экспериментировать не запрещала</text:span><text:span text:style-name="T39">.</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34">Чужестранец-примат разбил сердце нашей обожаемой Селестии! Двор в отчаянии </text:span><text:span text:style-name="T18">— </text:span><text:span text:style-name="T3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15">– </text:span>Привет, Эй-Джей! У тебя проблемы?</text:p>
      <text:p text:style-name="P46"><text:span text:style-name="T15">– </text:span>Привет, сахарок. <text:span text:style-name="T15">– </text:span>озабоченно поприветствовала меня пони. <text:span text:style-name="T15">–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15">– </text:span>А ты, Маки, вместо того, чтоб хихикать, лучше б тележку починил! Уже полдень! Не успеем распродать яблоки <text:span text:style-name="T15">— </text:span>придётся домой везти. И можешь быть уверен, бабуля тя за это по головке не погладит!</text:p>
      <text:p text:style-name="P46"><text:soft-page-break/>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15">–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15">–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
      <text:p text:style-name="P46">Собрав инструмент, я потолкал тележку назад-вперёд.</text:p>
      <text:p text:style-name="P46"><text:span text:style-name="T15">– Г</text:span>отово. Принимай работу, хозяйка!</text:p>
      <text:p text:style-name="P46">Эпплджек стиснула меня в сокрушающих объятиях.</text:p>
      <text:p text:style-name="P46"><text:span text:style-name="T15">–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15">–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15">–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15">– </text:span>Бери, сахарок. Для тебя <text:span text:style-name="T15">— </text:span>самые <text:span text:style-name="T15">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9">— </text:span><text:span text:style-name="T72">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9">— </text:span><text:span text:style-name="T72">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15">– </text:span>Свободно? <text:span text:style-name="T15">– </text:span>спросил я у единственной пони, сидящей за столиком.</text:p>
      <text:p text:style-name="P46"><text:span text:style-name="T15">– </text:span>Да-да, конечно. <text:span text:style-name="T15">–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6"><text:span text:style-name="T15">– <text:s/></text:span>Пирог с грибами, яишницу и чизкейк<text:span text:style-name="T15"> – </text:span>сообщил я подошедшей официантке.</text:p>
      <text:p text:style-name="P46"><text:soft-page-break/><text:span text:style-name="T15">– </text:span>Советую выбрать салат «по-Кантерлотски». <text:span text:style-name="T15">– </text:span>так же убито пробормотала моя соседка по столу. <text:span text:style-name="T15">– </text:span>Очень вкусно. Копыта оближешь. И мягкий к тому же.</text:p>
      <text:p text:style-name="P46"><text:span text:style-name="T15">–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15">– </text:span>Вы, наверное, ждёте кого-то?</text:p>
      <text:p text:style-name="P48"><text:span text:style-name="T15">– </text:span>Неа.</text:p>
      <text:p text:style-name="P48"><text:span text:style-name="T15">– </text:span>Просто обедаете?</text:p>
      <text:p text:style-name="P48"><text:span text:style-name="T15">– </text:span>Неа.</text:p>
      <text:p text:style-name="P48"><text:span text:style-name="T15">– </text:span>Просто сидите и мрачно смотрите на меня?</text:p>
      <text:p text:style-name="P48"><text:span text:style-name="T15">– </text:span>Неа.</text:p>
      <text:p text:style-name="P48">Хм, а эта пони не из разговорчивых. Ну ладно.</text:p>
      <text:p text:style-name="P48"><text:span text:style-name="T15">– </text:span>А что же вы делаете?</text:p>
      <text:p text:style-name="P48"><text:span text:style-name="T15">– </text:span>Веселюсь. <text:span text:style-name="T15">– </text:span>мрачно заявила пони.</text:p>
      <text:p text:style-name="P48"><text:span text:style-name="T15">–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15">– </text:span>Привет, Анон!</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15">– </text:span>Мы с вами раньше встречались?</text:p>
      <text:p text:style-name="P48"><text:span text:style-name="T15">– </text:span>Неа! <text:span text:style-name="T15">– </text:span>пони улыбалась уже широкой улыбкой от уха и до уха. <text:span text:style-name="T15">– </text:span>&lt;<text:span text:style-name="T30">Мне Дэш сказала, что к нам приехал офигенский человек-Анон из Кантерлота, и он ходит на двух ногах и прикольно чешет спинку</text:span>&gt;</text:p>
      <text:p text:style-name="P42"/>
      <text:p text:style-name="P42"/>
      <text:p text:style-name="P48">Это моя пинки-чуйка! Она вернулась!! И поэтому я знаю, что тебя зовут Макс, и ты программист, и тебе <text:span text:style-name="T3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15">– </text:span>Оставь, Салвер.<text:span text:style-name="T15"> </text:span>Ему за счёт заведения.</text:p>
      <text:p text:style-name="P46"><text:span text:style-name="T15">– </text:span>Ясно, мисс Пинки. <text:span text:style-name="T15">– </text:span>официантка кивнула и ушла.</text:p>
      <text:p text:style-name="P46"><text:span text:style-name="T15">– Ч</text:span>его-о-о?<text:span text:style-name="T15"> </text:span>Так это твой бар?</text:p>
      <text:p text:style-name="P46"><text:span text:style-name="T15">– </text:span>Агась. <text:span text:style-name="T15">– </text:span>поняха пожала плечами. <text:span text:style-name="T15">– </text:span>Надо же мне было чем-то заниматься после увольнения от Кейков<text:span text:style-name="T15">?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5">– </text:span>Пинки понизила голос до шёпота, <text:span text:style-name="T15">–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text:soft-page-break/>Говоря это, кобылка оттянула передними копытами нижние веки, став похожей на маньяка.</text:p>
      <text:p text:style-name="P46"><text:span text:style-name="T15">– </text:span>Тихо-тихо. <text:span text:style-name="T15">– </text:span>я оглянулся на посетителей. Шёпот Пинки, наверное, был слышен даже на улице. <text:span text:style-name="T15">– </text:span>Не вспоминай опять. Давай лучше выпьем на брудершафт. За знакомство.</text:p>
      <text:p text:style-name="P46"><text:span text:style-name="T15">– </text:span>Агась! <text:span text:style-name="T15">– </text:span>кивнула пони, придвигая ко мне бутылку. <text:span text:style-name="T15">–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15">– </text:span>У меня есть идея получше. <text:span text:style-name="T15">– </text:span>на свет показалась фляга Большого Макинтоша.</text:p>
      <text:p text:style-name="P46"><text:span text:style-name="T15">– </text:span>Ух ты-ы-ы! <text:span text:style-name="T15">– </text:span>Пинки понюхала горлышко. <text:span text:style-name="T15">–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15">– </text:span>Починил телегу. Только молчок про самогон, раз уж ты в курсе. <text:span text:style-name="T15">– </text:span>я разлил сидр по чашкам.</text:p>
      <text:p text:style-name="P46"><text:span text:style-name="T15">– </text:span>Да ты что?! Чтоб я выболтала главную тайну Биг Мака, про которую не знают целых две пони в Понивилле? За кого ты меня принимаешь? <text:span text:style-name="T15">–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Сидр Биг Мака на вкус был безобидным, чуть забродившим яблочным соком. Я выпил полную чашку и заявил Пинки:</text:p>
      <text:p text:style-name="P46"><text:span text:style-name="T15">–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15">– У </text:span>тебя такая смешная мордочка! <text:span text:style-name="T15">– </text:span>захихикали Пинки, покачиваясь. <text:span text:style-name="T15">– </text:span>Как будто ты <text:span text:style-name="T72">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15">– </text:span>Эммм... Скажи-ка мне, мой друг П-п-пинки... Легенда про фаэри <text:span text:style-name="T19">— </text:span><text:span text:style-name="T72">эт правда?</text:span></text:p>
      <text:p text:style-name="P46"><text:span text:style-name="T19">– </text:span><text:span text:style-name="T72">Какая из? Их много, вообще-то. Ик!</text:span></text:p>
      <text:p text:style-name="P46"><text:span text:style-name="T19">– </text:span><text:span text:style-name="T72">Про принцесс. Про то, что они фаэри, спустившиеся с неба во плоти, чтоб помогать пони управлять Эквестрией?</text:span></text:p>
      <text:p text:style-name="P46"><text:span text:style-name="T19">– </text:span><text:span text:style-name="T72">Макс, </text:span><text:span text:style-name="T19">– </text:span><text:span text:style-name="T72">захихикала Пинки, взъерошив копытами розовые кудряшки и попытавшись соорудить из них бороду, </text:span><text:span text:style-name="T19">– </text:span><text:span text:style-name="T7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9">– </text:span><text:span text:style-name="T72">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9">– </text:span><text:span text:style-name="T72">Ты что-о-о! Нельзя любить фаэри! Она похитит твоё сердце, и ты будешь искать её, пока не... </text:span><text:span text:style-name="T19">– </text:span><text:span text:style-name="T72">Пинки погрузилась в так и не съеденный салат «по-Кантерлотски» и захрапела.</text:span></text:p>
      <text:p text:style-name="P46"><text:span text:style-name="T19">– </text:span><text:span text:style-name="T72">Пока не умру?</text:span></text:p>
      <text:p text:style-name="P46"><text:span text:style-name="T19">– </text:span><text:span text:style-name="T72">Нет, глупенький, </text:span><text:span text:style-name="T19">– </text:span><text:span text:style-name="T72">пробулькала Пинки из миски. </text:span><text:span text:style-name="T19">– </text:span><text:span text:style-name="T72">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text:soft-page-break/>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5">–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15">– </text:span>Судя по тому, как ты стремительно сбежал от меня не попрощавшись, у тебя проблемы. <text:span text:style-name="T15">– </text:span>заметила с укором кобылка.</text:p>
      <text:p text:style-name="P49"><text:span text:style-name="T15">– </text:span>Пинки, <text:span text:style-name="T15">– </text:span>несчастным голосом сообщил я ей. <text:span text:style-name="T15">– </text:span>Если я до шести не окажусь дома, проблемы будут у одной маленькой пони. Очень большие проблемы.</text:p>
      <text:p text:style-name="P49"><text:span text:style-name="T15">– </text:span>Хм. <text:span text:style-name="T15">– </text:span>кобылка через окно посмотрела на часы в баре. <text:span text:style-name="T15">– </text:span>Тогда нам надо поторопиться! У нас есть шесть минут!</text:p>
      <text:p text:style-name="P49"><text:span text:style-name="T15">– </text:span>У нас?</text:p>
      <text:p text:style-name="P49">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15">– </text:span>Сто-о-ой! <text:span text:style-name="T15">– </text:span>заорал я. <text:span text:style-name="T15">– </text:span>Выпрыгивай из бочки!!!</text:p>
      <text:p text:style-name="P49">Кобылка-пилот улыбнулась и постукала копытцем по шлему, показывая, что не слышит меня.</text:p>
      <text:p text:style-name="P49"><text:span text:style-name="T15">– </text:span>Выпрыгива-а-а... <text:span text:style-name="T15">–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text:soft-page-break/>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15">– </text:span>Эммм... Уже можно открывать? <text:span text:style-name="T15">– л</text:span>имонная поняшка отняла копыта от висков и открыла глаза. <text:span text:style-name="T15">–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15">– </text:span>Смотри, вот те и ответ на вопрос, куда деваются пони!</text:p>
      <text:p text:style-name="P49"><text:span text:style-name="T15">– </text:span>Где? <text:span text:style-name="T15">– </text:span>единорожка начала оглядываться.</text:p>
      <text:p text:style-name="P49"><text:span text:style-name="T15">– </text:span>Да ты не туда, ты сюда смотри! Вишь, прямо перед тобой! <text:span text:style-name="T15">– </text:span>жёлтая ткнула копытом прямо в меня. <text:span text:style-name="T15">–</text:span> Вот! Его тут до икс-пи-ри-мен-та не было. А терь он есть! Значит, это и есть ответ! Смекаешь?</text:p>
      <text:p text:style-name="P49"><text:span text:style-name="T15">– </text:span>И что? Я всё равно не пойму, куда пони деваются? И куда пропала Скуталу?</text:p>
      <text:p text:style-name="P49"><text:span text:style-name="T15">– Я </text:span>их ем. <text:span text:style-name="T15">– </text:span>зверски ухмыльнувшись, сообщил я поняшам. <text:span text:style-name="T15">–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8">Приветствую тебя, мой маленький человек!</text:p>
      <text:p text:style-name="P58">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58">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58">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5">— </text:span>забавного, не вполне нормального единорога, считающего себя то человеком, то аликорном.<text:span text:style-name="T15"> </text:span>Но из дневника, что ты мне прислал, я поняла, что вы на верном пути. Если бы Твайлайт делилась со мной промежуточными <text:soft-page-break/>результатами исследований, я бы сразу сказала, что Рэрити в магическом сне путешествовала по Эогиппу и видела эгрегор Эквестрии <text:span text:style-name="T15">—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5">— </text:span>ключ к разгадке тайны исчезновения пони.</text:p>
      <text:p text:style-name="P58"><text:span text:style-name="T15">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8">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8">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8">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5">— </text:span>прорехи в ткани действительности появились и в реальном мире.</text:p>
      <text:p text:style-name="P58">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5">— </text:span>компания алмазных псов, производящая рубиновые резонаторы для ускорителей <text:span text:style-name="T15">—</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5">— </text:span>в Эквестрии больше нет производства магических ускорителей.</text:p>
      <text:p text:style-name="P58">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8">Макс, мне крайне неудобно подгонять тебя.<text:span text:style-name="T15">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5">—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8"><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8">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8">«<text:span text:style-name="T15">P.S. Н</text:span>е гневите мироздание воровством! <text:span text:style-name="T34">Обмен рулит</text:span>!»</text:p>
      <text:p text:style-name="P58">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5">—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8">До встречи, мой маленький человек! Крепко обнимаю <text:span text:style-name="T15">— </text:span>если ты уже не сердишься на меня <text:span text:style-name="T15">—</text:span> или просто кладу рог тебе на плечо в противном случае.</text:p>
      <text:p text:style-name="P58"/>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6"/>
      <text:h text:style-name="Heading_20_2" text:outline-level="2">16. Мэйнхэттен</text:h>
      <text:p text:style-name="P79">ZZ Top – Gimme all your lovin</text:p>
      <text:p text:style-name="P79">Mothley Crue – Kick Start My Heart</text:p>
      <text:p text:style-name="P49"><text:span text:style-name="T15">–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15">–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5">«connection timeout». </text:span>А с особенностями понячьей бюрократии я уже немного ознакомился: было бы легче уговорить Селли нарисовать солнцем «<text:span text:style-name="T15">х#й</text:span>» на небе, чем заставить пони-чинушу поступиться хотя бы запятой в должностных инструкциях.</text:p>
      <text:p text:style-name="P49"><text:span text:style-name="T15">– </text:span>Может, она заснула? <text:span text:style-name="T15">– </text:span>Твайлайт ходила кругами по периметру библиотеки. <text:span text:style-name="T15">– </text:span>Ты говорил, она в последнее время выглядит невыспавшейся.</text:p>
      <text:p text:style-name="P49"><text:span text:style-name="T15">– А </text:span>я думаю, это её критические дни или какая-нибудь другая подобная фигня мешает. <text:span text:style-name="T15">– </text:span>вклинилась радужногривая пегаска. <text:span text:style-name="T15">–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text:soft-page-break/></text:p>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15">– </text:span>Это неправильно! <text:span text:style-name="T15">– </text:span>заявила Рэйнбоу Дэш, отвернувшись от окна.</text:p>
      <text:p text:style-name="P49"><text:span text:style-name="T15">– </text:span>Ну да, я тоже так считаю. <text:span text:style-name="T15">– </text:span>откликнулся я. <text:span text:style-name="T15">– </text:span>Тащиться через полстраны только из-за неправильно составленной бумажки!</text:p>
      <text:p text:style-name="P49"><text:span text:style-name="T15">– </text:span>Да я не про то! <text:span text:style-name="T15">– </text:span>отмахнулась пегаска. <text:span text:style-name="T15">– </text:span>Посмотри на поле.</text:p>
      <text:p text:style-name="P49"><text:span text:style-name="T15">– </text:span>И что? Поле как поле.</text:p>
      <text:p text:style-name="P49"><text:span text:style-name="T15">– </text:span>Оно не убрано. <text:span text:style-name="T15">– </text:span>мрачно ответила пегаска. <text:span text:style-name="T15">–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15">– </text:span>У самого посёлка поля убраны. Наверняка дойдёт дело и до остальных.</text:p>
      <text:p text:style-name="P49"><text:span text:style-name="T15">– </text:span>Не дойдёт. <text:span text:style-name="T15">– </text:span>Рэйнбоу Дэш уставилась в карты, сморщила нос и побила мою шестёрку валетом. <text:span text:style-name="T15">–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15">– </text:span>Спасибо, но от пинкиных плюшек у меня фланки округляются.</text:p>
      <text:p text:style-name="P49"><text:span text:style-name="T15">– </text:span>Да ладно тебе, Дэш! От одной не округлятся.</text:p>
      <text:p text:style-name="P49"><text:span text:style-name="T15">– </text:span>От одной —<text:span text:style-name="T15"> </text:span>нет. Но я ж на одной не остановлюсь. <text:span text:style-name="T15">– </text:span>Пегаска взяла карту и нахмурилась. <text:span text:style-name="T15">–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15"> </text:span>Как будто…</text:p>
      <text:p text:style-name="P49"><text:span text:style-name="T15">–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15">– </text:span>Они паслись… Ты можешь себе представить? Анон!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15">– </text:span>Что за…?</text:p>
      <text:p text:style-name="P115">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15">– </text:span>Леди и джентльпони! Просьба не паниковать! Поезд дальше не идёт: впереди провал! <text:span text:style-name="T15">– </text:span>крикнул проводник.</text:p>
      <text:p text:style-name="P49"><text:span text:style-name="T15">– </text:span>Какой ещё, в дышло, провал? Я проезжал тут два дня назад!</text:p>
      <text:p text:style-name="P49"><text:soft-page-break/><text:span text:style-name="T15">– </text:span>Безобразие! Верните мне деньги за билет!</text:p>
      <text:p text:style-name="P49"><text:span text:style-name="T15">– </text:span>Как вы смеете! Я опоздаю в порт! <text:s/><text:span text:style-name="T15">–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15">–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15">– </text:span>Эта дыра фиг знает на сколько длится! <text:span text:style-name="T15">– </text:span>заявила Дэш, выныривая из темноты. <text:span text:style-name="T15">–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15">– </text:span>Дэш, нам надо на ту сторону.</text:p>
      <text:p text:style-name="P49"><text:span text:style-name="T15">– </text:span>Нет проблем. Я могу тебя перенести.</text:p>
      <text:p text:style-name="P49">Я с сомнением посмотрел на пегаску. Дэш в холке была мне по пояс.</text:p>
      <text:p text:style-name="P49"><text:span text:style-name="T15">–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15">– </text:span>Почти. На восемьдесят процентов. Тут какой-то воздух разрежённый, мне трудно удерживать тебя. <text:span text:style-name="T15">– </text:span>пожаловалась пегаска. <text:span text:style-name="T15">– </text:span><text:s/>Хотя раньше я и побольше вес подымала, честно!</text:p>
      <text:p text:style-name="P49">Мля.</text:p>
      <text:p text:style-name="P49"><text:span text:style-name="T15">–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15">–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text:soft-page-break/>А что, это идея! Если «мостик» из висящих рельсов выдержал её, то выдержит и меня —<text:span text:style-name="T15">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5">– </text:span>двенадцать метров вперёд. Вот, переползу через стык <text:span text:style-name="T15">–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 Ёбаная Селестия!</text:p>
      <text:p text:style-name="P49"><text:span text:style-name="T15">– </text:span>Ты как, в порядке? Макс? <text:span text:style-name="T15">– п</text:span>егаска озабоченно потрогала меня за плечо. <text:span text:style-name="T15">–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15">–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5">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15">– </text:span>Павильон закрыт! Вы опоздали на две недели. <text:span text:style-name="T15">– </text:span>проворчал рыжий земнопони в фуражке и попытался захлопнуть дверь. Я вставил в проём ботинок и развернул перед его носом мандат.</text:p>
      <text:p text:style-name="P59"><text:soft-page-break/>«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8">Принцесса Селестия Эквестрийская, Дневная Глава Диархии, Непобедимое Солнце, Защитница Кантерлота, Страж Эверфри и прочая и прочая...» </text:span><text:span text:style-name="T52">– </text:span><text:span text:style-name="T57">прочитал охранник, близоруко щурясь.</text:span></text:p>
      <text:p text:style-name="P49"><text:span text:style-name="T15">– </text:span>Удостоверение личности предъявлять? <text:span text:style-name="T15">– </text:span>осведомился я.</text:p>
      <text:p text:style-name="P49"><text:span text:style-name="T15">– </text:span>Ч-ч-человеку М-м-максу? <text:span text:style-name="T15">–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15">– </text:span>Нет, ты видела? Он мне чуть пальцы не размозжил, с-с-скотина!!! <text:span text:style-name="T15">– </text:span>заорал я, прыгая на одной ноге. <text:span text:style-name="T15">– </text:span>Вызывай полицию, пока я этого мудака не прибил нахрен!</text:p>
      <text:p text:style-name="P49">Дэш, ни слова не говоря, прислонила ухо к двери.</text:p>
      <text:p text:style-name="P49"><text:span text:style-name="T15">– </text:span>Будешь смеяться, но именно этим он и занят. Вызывает полицию по телефону. <text:span text:style-name="T15">– </text:span>сообщила пегаска.</text:p>
      <text:p text:style-name="P49"><text:span text:style-name="T15">– </text:span>Ха-ха-ха! Очень смешно, сейчас животик надорву! <text:span text:style-name="T15">– </text:span>съязвил я. <text:span text:style-name="T15">–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15">– </text:span>Оп-па! <text:span text:style-name="T15">– </text:span>пегаска оторвала ухо от двери. <text:span text:style-name="T15">– </text:span>Макс, кажись, у нас проблемы. Надо сваливать отсюда. Долго объяснять. Из того, что я поняла, копы будут не на нашей стороне.</text:p>
      <text:p text:style-name="P49">Ну охренеть! Я что, нанёс моральную травму охраннику своим видом? Добро пожаловать в Эквестрию, страну дружбы и пони!</text:p>
      <text:p text:style-name="P49"><text:span text:style-name="T15">– </text:span>Сколько у нас времени?</text:p>
      <text:p text:style-name="P49">Дэш почесала в затылке.</text:p>
      <text:p text:style-name="P49"><text:span text:style-name="T15">–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5">–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15">–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15">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text:soft-page-break/>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15">– “</text:span>Портативный магоэнергетический ускоритель «<text:span text:style-name="T15">Psyntel Rari2+ DDR</text:span>»,<text:span text:style-name="T15"> </text:span>демо-прототип<text:span text:style-name="T15">” – </text:span>прочитал я на бирке. <text:span text:style-name="T15">– </text:span>Оно!</text:p>
      <text:p text:style-name="P49">Снаружи послышался вой сирены и цокот множества копыт.</text:p>
      <text:p text:style-name="P49"><text:span text:style-name="T15">–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15">– </text:span>Это твои двадцать минут? <text:span text:style-name="T15">– </text:span>возмутился я. <text:span text:style-name="T15">– </text:span>Да ещё и десяти не прошло!</text:p>
      <text:p text:style-name="P49">Дэш вымучено скривилась.</text:p>
      <text:p text:style-name="P49"><text:span text:style-name="T15">– П</text:span>римат Макс, здание окружено! Мы знаем, что ты внутри! Выходи добровольно, или будешь взят силой! <text:span text:style-name="T15">– </text:span>загремел усиленный мегафоном голос.</text:p>
      <text:p text:style-name="P49">Я разбил топором стеклянные дверцы прибора и вытащил рубины.</text:p>
      <text:p text:style-name="P49"><text:span text:style-name="T15">–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15">– </text:span>Ну уж фигушки. Я тебя тут не оставлю.</text:p>
      <text:p text:style-name="P49"><text:span text:style-name="T15">– </text:span>Дэш! <text:span text:style-name="T15">– </text:span>взмолился я. <text:span text:style-name="T15">–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15">– Н</text:span>е тупи! <text:span text:style-name="T15">– </text:span>упрямо мотнула головой пегаска. <text:span text:style-name="T15">–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15">– </text:span>Быстро за мной! <text:span text:style-name="T15">–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15">– Ю-</text:span>хууу<text:span text:style-name="T15">!!!</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15">–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5">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15">– </text:span>Макс, подвинься!</text:p>
      <text:p text:style-name="P49">Пегаска оттеснила меня крупом и повернулась к двери задом.</text:p>
      <text:p text:style-name="P49"><text:span text:style-name="T15">– </text:span>Ю-хууу!</text:p>
      <text:p text:style-name="P49">БАБАХ!!!</text:p>
      <text:p text:style-name="P49"><text:soft-page-break/>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15">– </text:span>Ты чего на меня так уставился? <text:span text:style-name="T15">– </text:span>подозрительно спросила пегаска.</text:p>
      <text:p text:style-name="P49"><text:span text:style-name="T15">– </text:span>Да так… Не ожидал, что ты такая…</text:p>
      <text:p text:style-name="P49"><text:span text:style-name="T15">– </text:span>Офигенски сильная? <text:span text:style-name="T15">– </text:span>зарделась Дэш. <text:span text:style-name="T15">–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15">–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5">–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pan text:style-name="T15">– </text:span>Ты! Не! По! Нял! Те! Бе! Не! Льзя! Тут! Ос! Та! ВАТЬСЯ!!! <text:span text:style-name="T15">–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15">–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15">–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text:soft-page-break/>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15">–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15">– </text:span>Так-так, посмотрим, что тут у нас. Ага. Гм. Это наверняка тот монстр-примат,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15">– </text:span>А это у нас кто? Гмм. Пегаска. Вот так раз! Рэйнбоу Дэш! Какими судьбами?</text:p>
      <text:p text:style-name="P49"><text:span text:style-name="T15">– </text:span>ТРИКСИ! <text:span text:style-name="T15">– <text:s/></text:span>фейсхуфнула Дэш. <text:span text:style-name="T15">– </text:span>Во имя Селестии, ЧТО ты тут делаешь?!!</text:p>
      <text:p text:style-name="P49"><text:span text:style-name="T15">– </text:span>Зарабатываем себе на жизнь представлениями, как ни странно! <text:span text:style-name="T15">– </text:span>язвительно ответила единорожка. <text:span text:style-name="T15">–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15">– </text:span>Эээ. Гм. Я дико извиняюсь, мы не знали, что вы спите днём, а то бы ни за что не стали вас тревожить. Мы тут пролетали мимо, и я подумал...</text:p>
      <text:p text:style-name="P49"><text:span text:style-name="T15">– </text:span>Нам не интересно знать, что ты подумал. <text:span text:style-name="T15">– </text:span>единорожка зевнула. <text:span text:style-name="T15">– </text:span>Мы намерены сдать вас в полицию.</text:p>
      <text:p text:style-name="P49"><text:span text:style-name="T15">– </text:span>Трикси! Не смей! У нас мегаважное задание! Нам нужно вернуться Понивилль во что бы то ни стало! <text:span text:style-name="T15">– </text:span>пегаска извивалась изо всех сил, пытаясь выбраться из магического захвата.</text:p>
      <text:p text:style-name="P49"><text:span text:style-name="T15">– </text:span>Три раза ХА! Назови хоть одну причину, по которой нам должно быть не всё равно! <text:span text:style-name="T15">– </text:span>насмешливо сказала Трикси. <text:span text:style-name="T15">–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15">– </text:span>Ей ведь нельзя рассказывать, да?</text:p>
      <text:p text:style-name="P49"><text:span text:style-name="T15">– </text:span>Нельзя. <text:span text:style-name="T15">– </text:span>подтвердил я. <text:span text:style-name="T15">–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15">–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15">– </text:span>ОГО!</text:p>
      <text:p text:style-name="P49">Единорожка аж уселась на крыльцо от удивления.</text:p>
      <text:p text:style-name="P49"><text:span text:style-name="T15">–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15">–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text:soft-page-break/>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15">– </text:span>Мы приняли решение не выдавать вас полиции в обмен на то, что вы расскажете нам о вашей секретной миссии!</text:p>
      <text:p text:style-name="P49"><text:span text:style-name="T15">– </text:span>Не пойдёт! <text:span text:style-name="T15">– </text:span>заявил я. <text:span text:style-name="T15">– </text:span>Я уже сказал, что это тайна. Мне добавить нечего.</text:p>
      <text:p text:style-name="P49"><text:span text:style-name="T15">– </text:span>Да неужели? <text:span text:style-name="T15">– </text:span>захлопала ресницами Трикси. <text:span text:style-name="T15">–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39"/>
      <text:p text:style-name="P49"><text:span text:style-name="T15">– </text:span>Так вот, почему в последнее время представления были такими изматывающими! Утечка магии не может не волновать нас! <text:span text:style-name="T15">– </text:span>единорожка задумалась. <text:span text:style-name="T15">– </text:span>Но твой рассказ не объясняет нам, куда исчезла принцесса Селестия!</text:p>
      <text:p text:style-name="P49"><text:span text:style-name="T15">– </text:span>Так вот почему я не могу нести тебя! <text:span text:style-name="T15">– </text:span>вторила ей пегаска. <text:span text:style-name="T15">–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15">– </text:span>Стой! Что ты там сказала о Селестии?</text:p>
      <text:p text:style-name="P49">Трикси молча левитировала мне газеты с трюмо.</text:p>
      <text:p text:style-name="P49">…</text:p>
      <text:p text:style-name="P49">Фак! Фак-фак-фак!!!</text:p>
      <text:p text:style-name="P49">«<text:span text:style-name="T34">Исчезновение дневной главы диархии: Эквестрия в панике!</text:span>» (статья двухдневной давности).</text:p>
      <text:p text:style-name="P49">«<text:span text:style-name="T34">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49">«<text:span text:style-name="T3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4">Да отстаньте же вы от меня! Он сказал, что ест пони, но я этого НЕ ВИДЕЛА!!!</text:span>»).</text:p>
      <text:p text:style-name="P49">«<text:span text:style-name="T34">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3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15">“Wanted...” .</text:span></text:p>
      <text:p text:style-name="P39"><text:span text:style-name="T15">–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49"><text:span text:style-name="T15">– </text:span>Прикинь, а? <text:span text:style-name="T15">– </text:span>участливо ткнулась в меня носом Дэш. <text:span text:style-name="T15">– </text:span>Над моими приколами тоже одна я смеюсь. У<text:span text:style-name="T15"> </text:span>большинства вместо чувства юмора жир на ляжках.</text:p>
      <text:p text:style-name="P64"><text:soft-page-break/>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15">–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6"/>
      <text:p text:style-name="P56">«…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9">– Я доведу! Обещаю!..»</text:p>
      <text:p text:style-name="P49"/>
      <text:p text:style-name="P4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4"><text:span text:style-name="T1">«.</text:span><text:span text:style-name="T3">..А ускоритель </text:span><text:span text:style-name="T17">—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25">МУ-ХА-ХА!</text:p>
      <text:p text:style-name="P25">Кажется, я знаю, как показать фак провидению! <text:span text:style-name="T15">Show must go on!</text:span></text:p>
      <text:p text:style-name="P49">Я улыбнулся и помахал пегаске рукой, показывая, что в норме. Дэш облегчённо выдохнула.</text:p>
      <text:p text:style-name="P39"><text:soft-page-break/>– <text:span text:style-name="T1">Так что, мы свободны? </text:span>– <text:span text:style-name="T1">спросил я, поднимаясь с пола.</text:span></text:p>
      <text:p text:style-name="P39">– <text:span text:style-name="T1">О, да! Великая и могучая Трикси держит слово!</text:span></text:p>
      <text:p text:style-name="P49">Единорожка задумалась и продолжила:</text:p>
      <text:p text:style-name="P39"><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3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6"/>
      <text:h text:style-name="Heading_20_2" text:outline-level="2">17. <text:span text:style-name="T1">Деградация</text:span></text:h>
      <text:p text:style-name="P39">&lt;<text:span text:style-name="T78">David Bowie - Lets Dance/ Ashes To Ashes</text:span></text:p>
      <text:p text:style-name="P39"><text:span text:style-name="T78">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text:soft-page-break/>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Ещё лучше, чем почесушки!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5">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34">Добро пожаловать в Груммингтон! Вам здесь рады!</text:span></text:p>
      <text:p text:style-name="P49"><text:span text:style-name="T34">Население города </text:span><text:span text:style-name="T79">302 пони</text:span><text:span text:style-name="T34">.</text:span></text:p>
      <text:p text:style-name="P49"><text:span text:style-name="T79">250 пони</text:span><text:span text:style-name="T34">.</text:span></text:p>
      <text:p text:style-name="P49"><text:span text:style-name="T79">125 поней</text:span><text:span text:style-name="T34">.</text:span></text:p>
      <text:p text:style-name="P49"><text:span text:style-name="T34">54 паня.</text:span>»</text:p>
      <text:p text:style-name="P49"/>
      <text:p text:style-name="P49"><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28">...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9">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9">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9">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9">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9">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9">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47">бы предпочёл то радужное пойло, после которого мы так здорово провели время! Ну, ты меня понимаешь…</text:span></text:p>
      <text:p text:style-name="Standard"><text:span text:style-name="T46">Крепко обнимаю, чешу холку, хлопаю по шее! Твой Макс. </text:span><text:span text:style-name="T28">Дружба </text:span><text:span text:style-name="T46">—</text:span><text:span text:style-name="T28"> </text:span><text:span text:style-name="T3">э</text:span><text:span text:style-name="T28">то, </text:span><text:span text:style-name="T81">так её </text:span><text:span text:style-name="T3">разэтак</text:span><text:span text:style-name="T81">,</text:span><text:span text:style-name="T28"> магия!</text:span><text:span text:style-name="T66">»</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text:soft-page-break/>–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text:soft-page-break/>–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прижавшись к моей ноге, заснула.</text:p>
      <text:p text:style-name="P49">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79">37 пни</text:span></text:p>
      <text:p text:style-name="P67">24пн</text:p>
      <text:p text:style-name="P67">15</text:p>
      <text:p text:style-name="P49"><text:span text:style-name="T34">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34">Добро пожаловать в Груммингтон! Вам здесь рады!</text:span></text:p>
      <text:p text:style-name="P49"><text:span text:style-name="T34">Население города </text:span><text:span text:style-name="T79">302 пони</text:span><text:span text:style-name="T34">.</text:span></text:p>
      <text:p text:style-name="P49"><text:span text:style-name="T79">250 пони</text:span><text:span text:style-name="T34">.</text:span></text:p>
      <text:p text:style-name="P49"><text:span text:style-name="T79">125 поней</text:span><text:span text:style-name="T34">.</text:span></text:p>
      <text:p text:style-name="P49"><text:span text:style-name="T34">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15">&lt;</text:span><text:span text:style-name="T65">Metallica-Enter Sandman</text:span><text:span text:style-name="T15">&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8. Филлидельфия</text:h>
      <text:p text:style-name="P39">&lt;<text:span text:style-name="T64">Kiss – I Was Made For Lovin’ You</text:span>&gt;</text:p>
      <text:p text:style-name="P49">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pan text:style-name="T3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1">«</text:span><text:span text:style-name="T36">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1">».</text:span> «<text:span text:style-name="T34">Провинция пустеет: репортаж из обеспоневшего посёлка</text:span>». «<text:span text:style-name="T34">Нехватка пегасов-погодников: указ принцессы Луны разрешает набор в погодные команды пегасов без лётных аттестатов</text:span>». «<text:span text:style-name="T34">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4">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text:soft-page-break/>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
      <text:p text:style-name="P51">&lt;<text:span text:style-name="T30">Добавить подбор снаряги. Всю снарягу потом выкинет Дэш</text:span>&gt;</text:p>
      <text:p text:style-name="P51"/>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80">И магазин</text:span>ы вовсе<text:span text:style-name="T80"> не </text:span>бесплатные<text:span text:style-name="T80">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text:soft-page-break/>– Я уже виж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9">Сияние. <text:span text:style-name="T80">Оно п</text:span>овсюду. <text:span text:style-name="T80">Нет верха и низа, нет направлений и расстояний. Нет м</text:span>ыслей. Нет чувств. Нет времени. Есть только бесконечное сияние.</text:p>
      <text:p text:style-name="P59"><text:s/>В какой-то момент пришло осознание.</text:p>
      <text:p text:style-name="P5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9">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9">– Док, позавчерашний приходит в сознание!</text:p>
      <text:p text:style-name="P59">– Следи за давлением.</text:p>
      <text:p text:style-name="P59"><text:soft-page-break/>В поле зрения появляется предмет. Сквозь ресницы видны только его расплывчатые очертания. Предмет движется, проводя какие-то манипуляции.</text:p>
      <text:p text:style-name="P59">Я открываю глаза и вижу фигуру в голубом.</text:p>
      <text:p text:style-name="P59">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9">– Больной, как вы себя чувствуете? Вы можете назвать своё имя?</text:p>
      <text:p text:style-name="P59">Я закрываю глаза и пытаюсь вспомнить.</text:p>
      <text:p text:style-name="P59">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9">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9">Я вспомнил почти всё. Моё имя? Осталось вспомнить имя. Меня зовут...</text:p>
      <text:p text:style-name="P59">– Ма-а-акс! Ма-а-акс! Ма-а-акс!</text:p>
      <text:p text:style-name="P59">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9">Я открываю глаза и вижу фигуру в голубом.</text:p>
      <text:p text:style-name="P59"/>
      <text:p text:style-name="P49">…</text:p>
      <text:p text:style-name="P49"/>
      <text:p text:style-name="P49">Сознание с трудом возвращалось в гудевшую <text:span text:style-name="T80">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80">А т</text:span>ы вставать не хотел! Я очень-очень испугалась. <text:span text:style-name="T80">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text:soft-page-break/>–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15">–</text:span> А какой у тебя там был образ жизни?</text:p>
      <text:p text:style-name="P49"><text:span text:style-name="T15">–</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15">–</text:span> Дискордовы яйца! Ты сидел в тюрьме? За что тебя посадили?</text:p>
      <text:p text:style-name="P49"><text:span text:style-name="T15">–</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15">–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9">о такие… гм… заклинания. Ты </text:span><text:span text:style-name="T48">пишешь</text:span><text:span text:style-name="T59">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И у</text:span> нас совсем нет магии.</text:p>
      <text:p text:style-name="P49"><text:span text:style-name="T6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text:soft-page-break/></text:p>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15">сделать крюк</text:span> в сто миль?! Да это ж ещё неделю ходьбы! У нас картошки осталось на день, твоими стараниями<text:span text:style-name="T15">!</text:span></text:p>
      <text:p text:style-name="P51">Пегаска <text:span text:style-name="T15">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80">матюков мне</text:span> удалось замазать самые большие щели. За тестовый<text:span text:style-name="T80"> </text:span>получасовый заплыв<text:span text:style-name="T80">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0"/>
      <text:p text:style-name="P40">…</text:p>
      <text:p text:style-name="P40">&lt;<text:bookmark text:name="eow-title"/><text:span text:style-name="T70">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text:soft-page-break/>–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80">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80">н жил с пони! И они </text:span>офигенски <text:span text:style-name="T80">любили друг друга! И у них </text:span>был<text:span text:style-name="T80"> </text:span>офигенский <text:span text:style-name="T80">секс! </text:span>И это было круто!<text:span text:style-name="T80"> </text:span>А ты… Ты <text:span text:style-name="T15">—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5">—</text:span> скажем, метров <text:span text:style-name="T1">сорок.</text:span> <text:span text:style-name="T1">Н</text:span>о в такой воде <text:span text:style-name="T43">—</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text:soft-page-break/>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15">–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15">– </text:span>Выф-выф-вуф! <text:span text:style-name="T15">– </text:span>возразил я.</text:p>
      <text:p text:style-name="P51">Отпихнув от лица живот пегаски и выплюнув шерсть, я продолжил.</text:p>
      <text:p text:style-name="P51"><text:span text:style-name="T15">–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1"><text:span text:style-name="T15">– </text:span>Бе-бе-бе! <text:span text:style-name="T15">– </text:span>устало передразнила меня Дэш. <text:span text:style-name="T15">– </text:span><text:span text:style-name="T30">Макс! Я </text:span><text:span text:style-name="T32">— </text:span><text:span text:style-name="T30">плохая пони, потому что хотела получить то, что мне не принадлежит.</text:span> Но какой же ты всё-таки глупый! Пойми, смертные <text:span text:style-name="T15">— </text:span>игрушки в копытах вечных. Любимые, но всего лишь игрушки. Они заботятся о нас, они <text:span text:style-name="T15">— </text:span>наши обожаемые принцессы, и мы боимся их потерять, но мы для них <text:span text:style-name="T15">—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15">– </text:span>Дэш, я знаю. Просто не могу о ней забыть.</text:p>
      <text:p text:style-name="P51">Пегаска тяжело поднялась.</text:p>
      <text:p text:style-name="P51"><text:span text:style-name="T15">– </text:span>Везёт же некоторым. <text:span text:style-name="T15">– </text:span>пробормотала она, раскрывая крылья для просушки.</text:p>
      <text:p text:style-name="P51">…</text:p>
      <text:p text:style-name="P51"><text:span text:style-name="T15">– А </text:span>ты круто ныряешь<text:span text:style-name="T15">! – </text:span>уважительно заметила пегаска после нескольких минут молчания. <text:span text:style-name="T15">– </text:span>Ни одна пони без магии столько под водой не продержится. Я здорово перепугалась, когда ты так долго не появлялся на поверхности.</text:p>
      <text:p text:style-name="P51">Я сидел на песке, прижимаясь спиной к спине пегаски. Её распахнутые крылья защищали меня от ветра.</text:p>
      <text:p text:style-name="P51"><text:span text:style-name="T15">– </text:span>Это остатки былой славы. Мой институтский рекорд <text:span text:style-name="T15">—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3">– </text:span><text:span text:style-name="T43">Макс, ты весь дрожишь! Тебе надо просушить шерсть. </text:span>Снимай-ка одежду! <text:span text:style-name="T15">–</text:span> <text:span text:style-name="T1">с</text:span>командовала Дэш.</text:p>
      <text:p text:style-name="P1"><text:span text:style-name="T15">–</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5">–</text:span> Куда это ты спрятался? <text:span text:style-name="T15">–</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5">–</text:span> Ты чего? <text:span text:style-name="T15">–</text:span> <text:span text:style-name="T1">в</text:span> конце-концов озадаченно спросила она. <text:span text:style-name="T15">–</text:span> Что-то не так?</text:p>
      <text:p text:style-name="P1"><text:span text:style-name="T15">–</text:span> Не так, <text:span text:style-name="T15">–</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5">–</text:span> А с кем не так? Со мной? С тобой? Или вообще? <text:span text:style-name="T15">–</text:span> <text:span text:style-name="T1">д</text:span>опытывалась пегаска.</text:p>
      <text:p text:style-name="P1"><text:span text:style-name="T15">–</text:span> Наверное, со мной. <text:span text:style-name="T15">–</text:span> <text:span text:style-name="T1">я</text:span> завязал рукава куртки за спиной и вышел из-за куста. <text:span text:style-name="T15">–</text:span> Видишь ли, у нас, у людей, не принято находиться без одежды в обществе других… людей.</text:p>
      <text:p text:style-name="P1"><text:soft-page-break/><text:span text:style-name="T15">–</text:span> Ну и?</text:p>
      <text:p text:style-name="P1"><text:span text:style-name="T1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5">–</text:span> А какой смысл в этом правиле? Какую цель оно преследует?</text:p>
      <text:p text:style-name="P1"><text:span text:style-name="T1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5">–</text:span> Я знаю, что такое социальное табу, <text:span text:style-name="T15">–</text:span> важно кивнула Дэш. <text:span text:style-name="T15">–</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5">–</text:span> Вот видишь, ты меня правильно поняла. Описанные тобой табу у нас, кстати, тоже есть.</text:p>
      <text:p text:style-name="P1"><text:span text:style-name="T15">–</text:span> Но, с другой стороны, <text:span text:style-name="T15">–</text:span> продолжала пегаска, подходя ко мне поближе, <text:span text:style-name="T1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5">–</text:span> Дэш подошла вплотную, <text:span text:style-name="T15">–</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5">–</text:span> Дэш!.. Блин! <text:span text:style-name="T15">–</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5">– </text:span>Ты так смешно выглядишь, когда пытаешься спрятаться. <text:span text:style-name="T15">–</text:span> <text:span text:style-name="T1">п</text:span>егаска, немного наклонив голову, наблюдала за моими попытками скрестить ноги и обнять колени руками. <text:span text:style-name="T15">–</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5">–</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5">–</text:span> А-ХА-ХА-ХА-ХА!!! <text:span text:style-name="T15">–</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5">–</text:span> У тебя оригинальный способ исповедаться, Дэш. <text:span text:style-name="T15">–</text:span> наконец закашлялся я. <text:span text:style-name="T15">–</text:span> <text:span text:style-name="T1">Устроить кораблекрушение, з</text:span>атащить в укромное местечко, <text:span text:style-name="T1">а </text:span>под конец сорвать штаны и… <text:span text:style-name="T15">–</text:span> тут Дэш сама прыснула от смеха.</text:p>
      <text:p text:style-name="P1">Вдоволь отсмеявшись, Дэш ткнула меня носом в грудь и спросила:</text:p>
      <text:p text:style-name="P1"><text:span text:style-name="T15">–</text:span> И?</text:p>
      <text:p text:style-name="P1"><text:span text:style-name="T15">–</text:span> Что “и”?</text:p>
      <text:p text:style-name="P1"><text:span text:style-name="T15">–</text:span> Ты сказал: “ А под конец сорвать штаны и…” <text:span text:style-name="T15">–</text:span> вот я и хочу знать, что “и”?</text:p>
      <text:p text:style-name="P1">Я смутился.</text:p>
      <text:p text:style-name="P1"><text:span text:style-name="T15">–</text:span> Да ничего… Не бери в голову.</text:p>
      <text:p text:style-name="P1"><text:span text:style-name="T15">–</text:span> А я хочу брать! Какой ты всё-таки… <text:span text:style-name="T15">–</text:span> Дэш встала, потянувшись сначала передней половиной <text:span text:style-name="T1">тела</text:span>, <text:span text:style-name="T1">а </text:span>потом задней.</text:p>
      <text:p text:style-name="P1"><text:soft-page-break/><text:span text:style-name="T15">–</text:span> Какой?</text:p>
      <text:p text:style-name="P1"><text:span text:style-name="T15">–</text:span> Скучный <text:span text:style-name="T1">—</text:span> вот какой! <text:span text:style-name="T1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5">–</text:span> <text:span text:style-name="T1">Короче, Макс. Хочешь, верь, не хочешь — не верь. Нельзя сохнуть по аликорну! &lt;</text:span><text:span text:style-name="T31">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31">.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5">–</text:span> <text:span text:style-name="T1">Р</text:span>ешай. <text:span text:style-name="T15">–</text:span> <text:span text:style-name="T1">е</text:span>ё нос почти касался моего. <text:span text:style-name="T15">–</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5">–</text:span> Дэш, ты..?</text:p>
      <text:p text:style-name="P1"><text:span text:style-name="T15">–</text:span> Да, Дискорд тебя забери! Я предлагаю тебе ЗА-НЯТЬ-СЯ СЕК-СОМ со мной! <text:span text:style-name="T15">–</text:span> зло отчеканила пегаска. <text:span text:style-name="T15">–</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5">– </text:span><text:span text:style-name="T1">Я не умею. Неумеха. </text:span><text:span text:style-name="T15">–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5">–</text:span> Дэш!</text:p>
      <text:p text:style-name="P1"><text:span text:style-name="T15">–</text:span> Да? <text:span text:style-name="T15">–</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5">–</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5">–</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5">–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5">– </text:span>Хорошо, пусть это будет моей фантазией. А ты правда принимаешь меня?</text:p>
      <text:p text:style-name="P3"><text:span text:style-name="T15">– </text:span>Правда. Но…</text:p>
      <text:p text:style-name="P1"><text:soft-page-break/><text:span text:style-name="T15">–</text:span> Что?</text:p>
      <text:p text:style-name="P1"><text:span text:style-name="T15">–</text:span> Ты лежишь на мне.</text:p>
      <text:p text:style-name="P1"><text:span text:style-name="T15">–</text:span> Ну да, лежу, <text:span text:style-name="T15">–</text:span> Дэш ехидно улыбнулась и заёрзала животом. <text:span text:style-name="T15">–</text:span> А что?</text:p>
      <text:p text:style-name="P1"><text:span text:style-name="T15">–</text:span> А то, что в таком положении я до тебя не достану! У тебя слишком высоко расположена… ммм… анатомия.</text:p>
      <text:p text:style-name="P1"><text:span text:style-name="T15">–</text:span> Потерпи чуть-чуть, <text:span text:style-name="T15">–</text:span> пегаска хихикнула и снова заёрзала животом, прижав его ко мне. <text:span text:style-name="T15">–</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5">–</text:span> Дэш, <text:span text:style-name="T15">–</text:span> прошептал я, <text:span text:style-name="T15">–</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64">Seal – Amazing (Thin White Duke remix)</text:span>&gt;</text:p>
      <text:p text:style-name="P1"><text:span text:style-name="T15">–</text:span> Я чувствую тебя, <text:span text:style-name="T15">–</text:span> промурлыкала Дэш. <text:span text:style-name="T15">–</text:span> Видишь, это совсем не страшно, что я кобыла не твоего вида.</text:p>
      <text:p text:style-name="P1">Я начал почёсывать её шею у основания гривы.</text:p>
      <text:p text:style-name="P1"><text:span text:style-name="T15">–</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5">–</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5">–</text:span> <text:span text:style-name="T1">Да-а-а</text:span>. <text:span text:style-name="T15">–</text:span> <text:span text:style-name="T1">т</text:span>яжело дышала пегаска. <text:span text:style-name="T15">–</text:span> Фактическая поверхность крыльев с помощью магии увеличивается в несколько раз. И... м-м-м… силы отталкивания хватает на то, чтобы… уффф... <text:span text:style-name="T15">–</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5">–</text:span> Чтобы поднять в воздух вес своего тела и ещё примерно такой же… <text:span text:style-name="T15">–</text:span> прошептала пегаска и закрыла глаза, уткнувшись носом мне в <text:span text:style-name="T1">плечо</text:span>. Дыхание у неё стало прерывистым.</text:p>
      <text:p text:style-name="P1"><text:span text:style-name="T15">–</text:span> А как вы удерживаетесь на облаках? Ведь вы при этом не машете крыльями? <text:span text:style-name="T1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5">–</text:span> Макс, не издевайся, <text:span text:style-name="T15">–</text:span> пегаска нервно хихикнула и вдруг стала нежно, кончиками губ, жевать мочку моего уха. <text:span text:style-name="T15">–</text:span> Я не-мо-гу думать в та-ком… ммм… состоянии.</text:p>
      <text:p text:style-name="P1"><text:span text:style-name="T15">–</text:span> Дэш, <text:span text:style-name="T15">–</text:span> рассмеялся я, <text:span text:style-name="T15">–</text:span> отпусти ухо!</text:p>
      <text:p text:style-name="P1"><text:span text:style-name="T15">–</text:span> Отпускаю, <text:span text:style-name="T15">–</text:span> шепнула пегаска мне в ухо. <text:span text:style-name="T15">–</text:span> А ты вытаскивай из меня палец и займись делом.</text:p>
      <text:p text:style-name="P1">С этими словами пегаска встала.</text:p>
      <text:p text:style-name="P51"/>
      <text:h text:style-name="Heading_20_2" text:outline-level="2">19. <text:span text:style-name="T1">Понивилль. Фейс-контроль </text:span></text:h>
      <text:p text:style-name="P40">&lt;<text:span text:style-name="T64">Mothley Crue – Cickstart my heart</text:span>&gt;</text:p>
      <text:p text:style-name="P51">«<text:span text:style-name="T3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oft-page-break/>«<text:span text:style-name="T3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4">Нехватка погодных пегасов: Вондерболты перешли к круглосуточной вахте</text:span>». «<text:span text:style-name="T34">Общественные работы: распоряжением принцессы Луны работы по строительству мостов через провалы расширены и на субботу</text:span>». «<text:span text:style-name="T3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15">–</text:span> Про меня таки забыли. Отлично.</text:p>
      <text:p text:style-name="P51"><text:span text:style-name="T15">–</text:span> Не уверена. <text:span text:style-name="T15">–</text:span> <text:s/>пегаска почесала затылок. <text:span text:style-name="T15">–</text:span> Там на столбах повсюду висят объявления. За твою голову предлагают пятьдесят тысяч.</text:p>
      <text:p text:style-name="P51"><text:span text:style-name="T15">–</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15">– </text:span>Твайлайт, привет! Мы вернулись! <text:span text:style-name="T15">–</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15">– К</text:span>АКОГО ХУЯ?!! Твайлайт, ёб твою понимать, ты чё творишь? <text:span text:style-name="T15">– </text:span>я вцепился в ручку двери.</text:p>
      <text:p text:style-name="P51"><text:span text:style-name="T15">– </text:span>Твайли, ты чего? <text:span text:style-name="T15">– </text:span>брыкалась Дэш. <text:span text:style-name="T15">– </text:span>Немедленно опусти меня на пол!</text:p>
      <text:p text:style-name="P51"><text:span text:style-name="T15">– </text:span>Извини, Дэши. <text:span text:style-name="T15">– </text:span>скороговоркой бормотала лавандовая единорожка, нервно хихикая. <text:span text:style-name="T15">–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15">– </text:span>А-А-А-А-А-А!!! <text:span text:style-name="T15">–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15">– </text:span>Не беспокойся, Макс-с-вероятностью-пятьдесят-процентов, больно не будет. Не должно быть, во всяком случае. <text:span text:style-name="T15">– </text:span>суетилась единорожка, закрепляя мои руки и ноги в браслетах. <text:span text:style-name="T15">–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15">– Н</text:span>е пытайся. <text:span text:style-name="T15">– </text:span>единорожка покачала головой. <text:span text:style-name="T15">–</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15">– </text:span>Где-то он тут был, я же клала его сюда на прошлой неделе, после эксперимента с тыквой!</text:p>
      <text:p text:style-name="P51"><text:soft-page-break/>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15">– </text:span>Нет-нет-нет, куда же ты! <text:span text:style-name="T15">– </text:span>магическая аура подхватила меня на полпути к ступенькам. <text:span text:style-name="T15">–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15">– </text:span>Твайлайт, не смей! <text:span text:style-name="T15">– </text:span>хриплым от ужаса голосом прошептал я.</text:p>
      <text:p text:style-name="P51"><text:span text:style-name="T15">–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15">–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15">– О</text:span>у! <text:span text:style-name="T80">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15">– </text:span>Хрен-то тебе зачем? <text:span text:style-name="T15">– </text:span>с бессильной злостью спросил я. <text:span text:style-name="T15">– </text:span><text:span text:style-name="T80">Т</text:span>ы собираешься устроить филиал порнхаба для пони-извращенцев?</text:p>
      <text:p text:style-name="P51"><text:span text:style-name="T15">–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15">–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15">– </text:span>А если попроще?</text:p>
      <text:p text:style-name="P51"><text:span text:style-name="T15">– </text:span>Если ты — клон, то превратишься в исходные десять-пятнадцать килограммов песка. Как и все предыдущие. <text:span text:style-name="T15">– </text:span>единорожка указала на ящик с песком, стоящий у противопожарного щита.<text:span text:style-name="T15">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15">– </text:span>Стой! <text:span text:style-name="T15">– </text:span>я лихорадочно искал повод затянуть процесс. <text:span text:style-name="T15">– </text:span>Но ты же не знаешь, каковы могут быть последствия, если я НЕ клон!</text:p>
      <text:p text:style-name="P51"><text:span text:style-name="T15">–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15">–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text:soft-page-break/>Тянущийся от воронки на моей груди к магнетрону шланг натянулся. Последнее, что я увидел — яркую вспышку зелёного пламени.</text:p>
      <text:p text:style-name="P51"/>
      <text:p text:style-name="P41">***</text:p>
      <text:p text:style-name="P41"/>
      <text:p text:style-name="P51"><text:span text:style-name="T15">–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15">–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15">–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15">– </text:span>Никогда, слышишь, никогда больше не смей подымать меня...</text:p>
      <text:p text:style-name="P51"><text:span text:style-name="T15">– </text:span>Откуда я знала, что резонансное заклинание так среагирует на...</text:p>
      <text:p text:style-name="P51"><text:span text:style-name="T15">– М</text:span>акс? <text:span text:style-name="T15">– </text:span>пегаска заметила, что я открыл глаза. <text:span text:style-name="T15">– </text:span>Ты в порядке?</text:p>
      <text:p text:style-name="P51">Я издал нечто среднее между брачным рёвом лося и стоном умирающего слона.</text:p>
      <text:p text:style-name="P51"><text:span text:style-name="T15">– </text:span>Я не предполагала, что заклинание магического резонанса нейтрально реагирует только на истинную ткань НАШЕЙ реальности. <text:span text:style-name="T15">– </text:span>зачастила единорожка. <text:span text:style-name="T15">–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15">– </text:span>Но не магнетрон. <text:span text:style-name="T15">– </text:span>заметила Дэш. <text:span text:style-name="T15">–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15">–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text:soft-page-break/>Во втором случае вероятность возникновения крупной энергомагической вспышки я оцениваю как один к трём.</text:p>
      <text:p text:style-name="P51"><text:span text:style-name="T15">– Н</text:span>е умничай! Что ты имеешь ввиду под «крупной энергомагической вспышкой»? <text:span text:style-name="T15">– </text:span>почесала в затылке Эпплджек. <text:span text:style-name="T15">– </text:span>Нам хватит ведра воды, чтоб её потушить?</text:p>
      <text:p text:style-name="P51"><text:span text:style-name="T15">–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15">– </text:span>Конски яблоки! <text:span text:style-name="T15">– </text:span>выругалась Эпплджек. <text:span text:style-name="T15">–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15">– </text:span>Ты хорошо подумала? <text:span text:style-name="T15">– н</text:span>ахмурилась Рэйнбоу Дэш. <text:span text:style-name="T15">– </text:span>В Эквестрии десятки таких городов, как Понивилль! Мы не можем махнуть на них крылом!</text:p>
      <text:p text:style-name="P51"><text:span text:style-name="T15">– </text:span>Тебе-то на Понивилль точно махать! <text:span text:style-name="T15">– </text:span>огрызнулась фермерша. <text:span text:style-name="T15">– Т</text:span>вой дом, поди, не зацепит.</text:p>
      <text:p text:style-name="P51"><text:span text:style-name="T15">– </text:span>Что ты сказала? А ну, повтори? <text:span text:style-name="T15">– </text:span>взвилась пегаска.</text:p>
      <text:p text:style-name="P51"><text:span text:style-name="T15">– </text:span>Не ссорьтесь, девчёнки. <text:span text:style-name="T15">– </text:span>встрял я. <text:span text:style-name="T15">– </text:span>Ничем рисковать не придётся. У меня есть другой вариант.</text:p>
      <text:p text:style-name="P51"><text:span text:style-name="T15">– </text:span>Ась?</text:p>
      <text:p text:style-name="P51"><text:span text:style-name="T15">– </text:span>Что?</text:p>
      <text:p text:style-name="P51"><text:span text:style-name="T15">– </text:span>Какой? <text:span text:style-name="T15">– </text:span>разом <text:span text:style-name="T15">о</text:span>бернулась ко мне компания.</text:p>
      <text:p text:style-name="P51"><text:span text:style-name="T15">– </text:span>Элементы Гармонии. Ты говорила, <text:span text:style-name="T15">– </text:span>обратился я к Твайлайт, <text:span text:style-name="T15">– </text:span>что их сила на одном уровне с аликорньей.</text:p>
      <text:p text:style-name="P51"><text:span text:style-name="T15">–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15">– Л</text:span>ягать! <text:span text:style-name="T15">– </text:span>сморщилась Эпплджек. <text:span text:style-name="T15">– </text:span>У меня после ожерелья Честности в башке гудит, как после маковского сидра!</text:p>
      <text:p text:style-name="P51"><text:span text:style-name="T15">–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15">– </text:span>Рэр, иногда лучше жевать, чем говорить. Вот честно!</text:p>
      <text:p text:style-name="P51"><text:span text:style-name="T15">– </text:span>Как пожелаешь! Макс, <text:span text:style-name="T15">– </text:span>повернулась ко мне единорожка. <text:span text:style-name="T15">–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15">– </text:span>Они лежали в нагрудном кармане рубашки.</text:p>
      <text:p text:style-name="P51">Твайлайт отвлеклась от доски.</text:p>
      <text:p text:style-name="P51"><text:span text:style-name="T15">–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15">– </text:span>Вот, прибрался малёхо. Но с потолка сажу ещё не успел счистить, там стремянка нужна.</text:p>
      <text:p text:style-name="P51"><text:span text:style-name="T15">– </text:span>Спайки-Вайки, не выкидывай одежду, пожалуйста. В ней должны быть рубины.</text:p>
      <text:p text:style-name="P51"><text:span text:style-name="T15">– </text:span>Какие ещё рубины? <text:span text:style-name="T15">– </text:span>переспросил Спайк и зажевал быстрее.</text:p>
      <text:p text:style-name="P51"><text:span text:style-name="T15">–</text:span> Резонаторные! <text:span text:style-name="T15">–</text:span> холодея, ответил я. <text:span text:style-name="T15">– </text:span>В кармане рубашки должны лежать четыре кристалла.</text:p>
      <text:p text:style-name="P51"><text:span text:style-name="T15">– Э</text:span>мм. Так это были резонаторные рубины? Предупреждать надо! Я думал, это мусор. <text:span text:style-name="T15">– </text:span>дракончик пожал плечами и выплюнул на лапу полтора камешка.</text:p>
      <text:p text:style-name="P26"/>
      <text:p text:style-name="P51"><text:soft-page-break/>…</text:p>
      <text:p text:style-name="P51"/>
      <text:p text:style-name="P51"><text:span text:style-name="T15">–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15">– К</text:span>акой-то неправильный у Макса смех! <text:span text:style-name="T15">– </text:span>голос Пинки был еле слышен из-под наваленных на меня подушек. <text:span text:style-name="T15">–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15">– Н</text:span>он-нон? Ты сейчас правильный, или нет?</text:p>
      <text:p text:style-name="P51"><text:span text:style-name="T15">– </text:span>Макс, ты как? Тебе уже лучше? <text:span text:style-name="T15">– </text:span>в прямоугольнике появилась голова Рэйнбоу Дэш.</text:p>
      <text:p text:style-name="P51"><text:span text:style-name="T15">– </text:span>Фигурально выражаясь, ты в себе? <text:span text:style-name="T15">– </text:span>вклинилась между ними Твайлайт Спаркл.</text:p>
      <text:p text:style-name="P51"><text:span text:style-name="T15">– </text:span>Столько ругательств на одном дыхании я не слышала даже от бабули, когда она зацепилась за порог и перевернула поднос с пирогами! <text:span text:style-name="T15">–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15">– </text:span>Отпустите. Я уже правильный. <text:span text:style-name="T15">–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15">– </text:span>Не огорчайся, ситуацию можно выправить. <text:span text:style-name="T15">– з</text:span>атараторила Твайлайт. <text:span text:style-name="T15">–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pan text:style-name="T15">– </text:span>Ага, Твай по «жучкам» специалист! <text:span text:style-name="T15">– з</text:span>аявил Спайк из-за понячих крупов. <text:span text:style-name="T15">– </text:span>Иначе бы мы по уши завязли в долгах за электричество.</text:p>
      <text:p text:style-name="P51"><text:span text:style-name="T15">– </text:span>Спайк!!! Немедленно... <text:s/>сбегай в лавку к Кейкам за выпечкой! Нам всем нужно успокоиться.</text:p>
      <text:p text:style-name="P51"><text:span text:style-name="T15">– </text:span>Уже бегу!</text:p>
      <text:p text:style-name="P51"/>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15">– </text:span>Ты точно знаешь, что делаешь? <text:span text:style-name="T15">– </text:span>переспросила Эпплджек. <text:span text:style-name="T15">– </text:span>Мне бы не хотелось, чтоб от Понивилля остались одни головешки.</text:p>
      <text:p text:style-name="P51"><text:span text:style-name="T15">– </text:span>Не беспокойся, всё просчитано. Я уверена, я подчёркиваю, абсолютно уверена в безопасности эксперимента!</text:p>
      <text:p text:style-name="P51"><text:span text:style-name="T15">– </text:span>Ой, чего-то мне нехорошо становится, когда ты так говоришь...</text:p>
      <text:p text:style-name="P51"><text:span text:style-name="T15">–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15">–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20. <text:span text:style-name="T1">Большое Откровение</text:span></text:h>
      <text:p text:style-name="P40">&lt;<text:span text:style-name="T64">Mission Impossible theme</text:span>&gt;</text:p>
      <text:p text:style-name="P51"><text:soft-page-break/>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0"><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82">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80"> </text:span>покои Луны<text:span text:style-name="T80"> </text:span>через открытые балконные двери<text:span text:style-name="T80">.</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15">– </text:span>А-а-а, ты всё-таки пришёл… <text:span text:style-name="T15">–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15">–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1"><text:span text:style-name="T15">–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15">–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oft-page-break/><text:span text:style-name="T15">–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15">– </text:span>Открой балкон. Мы призвали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15">– </text:span>Сожалеем, что не можем убить тебя.</text:p>
      <text:p text:style-name="P51">Обернувшись я встречаюсь с рогом аликорницы, нацеленным мне в грудь.</text:p>
      <text:p text:style-name="P51"><text:span text:style-name="T15">– </text:span>Твоё тело соткано из наваждения — Нам ли не знать! Мы всё ещё Владыка Снов.</text:p>
      <text:p text:style-name="P51">Я делаю шаг назад, на балкон. Луна трескуче смеётся и шагает следом.</text:p>
      <text:p text:style-name="P51"><text:span text:style-name="T15">– </text:span>Но что в Наш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15">–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pan text:style-name="T15">– </text:span>Кимеринн погиб, чтобы ты жил.</text:p>
      <text:p text:style-name="P51">Шаг назад.</text:p>
      <text:p text:style-name="P51"><text:span text:style-name="T15">– </text:span>Сел осталась без магии и развоплотилась из-за тебя.</text:p>
      <text:p text:style-name="P51">Шаг назад.</text:p>
      <text:p text:style-name="P51"><text:span text:style-name="T15">– </text:span>Столько надежд впустую. И, как финальная насмешка, ты увидишь гибель всего, что Нам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0"/>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80">её </text:span>расплываются. Она исчезает, не дойдя до экрана.</text:p>
      <text:p text:style-name="P65"><text:soft-page-break/>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15">– </text:span>Ты ведь вернёшься? Не говори им, что увидел там! <text:span text:style-name="T15">–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15">– </text:span>Как тебя зовут, малышка? Я постараюсь найти тебя. Может быть, ещё не поздно.</text:p>
      <text:p text:style-name="P51">Пегаска приветственно машет копытом.</text:p>
      <text:p text:style-name="P26"><text:span text:style-name="T49">– </text:span><text:span text:style-name="T37">Шейла! Шейла Блюскай! И я уже не малышка! </text:span><text:span text:style-name="T49">– </text:span><text:span text:style-name="T37">она тычет в кьютимарку в виде ластика, стирающего тучу.</text:span></text:p>
      <text:p text:style-name="P5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5"/>
      <text:p text:style-name="P52">***</text:p>
      <text:p text:style-name="P52"/>
      <text:p text:style-name="P1"><text:span text:style-name="T15">–</text:span> <text:span text:style-name="T1">Макс? </text:span>Вставай! <text:span text:style-name="T15">–</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5">–</text:span> Твайлайт? <text:span text:style-name="T15">–</text:span> Взгляд сфокусировался на лавандовой единорожке, озабоченно осматривающей меня и продолжающей массаж области сердца.</text:p>
      <text:p text:style-name="P1"><text:span text:style-name="T15">–</text:span> Мне не понравился цвет твоей мордочки <text:span text:style-name="T43">— </text:span><text:span text:style-name="T1">т</text:span>ы стал слишком бледный. Я решила прервать <text:span text:style-name="T1">заклинание</text:span>. Как ты себя…</text:p>
      <text:p text:style-name="P1"><text:span text:style-name="T53">–</text:span><text:span text:style-name="T43"> … чувствуешь, дорогая Рэрити?! Я могу чем-нибудь помочь? Вот, выпей воды! </text:span><text:span text:style-name="T53">–</text:span><text:span text:style-name="T43">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15">– </text:span>Ну что? Увидел что-нибудь, сахарок?</text:p>
      <text:p text:style-name="P51">Пони уставились на меня с надеждой.</text:p>
      <text:p text:style-name="P51"><text:span text:style-name="T15">– </text:span>Да.</text:p>
      <text:p text:style-name="P51">Откровение давило на психику как тонна кирпичей. Я не знал, что им сказать. Я не мог.</text:p>
      <text:p text:style-name="P51"><text:span text:style-name="T15">– П</text:span>ревосходно!</text:p>
      <text:p text:style-name="P51"><text:span text:style-name="T15">– </text:span>Это просто супер-дупер-здоровски-потрясно!</text:p>
      <text:p text:style-name="P51"><text:soft-page-break/><text:span text:style-name="T15">– </text:span>Йей!</text:p>
      <text:p text:style-name="P51"><text:span text:style-name="T15">– </text:span>Ю-ху!</text:p>
      <text:p text:style-name="P51"><text:span text:style-name="T15">– О</text:span>фигенно! Мы победили! Макс, ты молодец!</text:p>
      <text:p text:style-name="P51"><text:span text:style-name="T15">– </text:span>Замечательно! Секундочку, я приготовлю дневник…</text:p>
      <text:p text:style-name="P51">Восторг пони постепенно сменился ожиданием. Я молчал.</text:p>
      <text:p text:style-name="P51"><text:span text:style-name="T15">– </text:span>Э-м-м? И что же ты увидел? <text:span text:style-name="T15">– </text:span>не выдержала Твайлайт.</text:p>
      <text:p text:style-name="P51"><text:span text:style-name="T15">– </text:span>Я… не могу сказать.</text:p>
      <text:p text:style-name="P51">Ожидание сменилось недоумением. Рэйнбоу Дэш насмешливо скривила губы.</text:p>
      <text:p text:style-name="P51"><text:span text:style-name="T15">– </text:span>Да ладно! Кончай прикалываться, мы же ждём! Шутка зачлась!</text:p>
      <text:p text:style-name="P51"><text:span text:style-name="T15">– </text:span>Не могу!!!</text:p>
      <text:p text:style-name="P51"/>
      <text:p text:style-name="P51">…</text:p>
      <text:p text:style-name="P51"/>
      <text:p text:style-name="P51">Молчание прервала Эпплджек.</text:p>
      <text:p text:style-name="P51"><text:span text:style-name="T15">– </text:span>Сахарок, с тобой всё в порядке?</text:p>
      <text:p text:style-name="P51">Дэш подошла ко мне вплотную, обняла мою голову и прижалась нос к носу.</text:p>
      <text:p text:style-name="P51"><text:span text:style-name="T15">– </text:span>Макс, ты чего? <text:span text:style-name="T15">– </text:span>прошептала она. <text:span text:style-name="T15">– </text:span>Тебя во сне кто-то заколдовал? Мигни мне правым глазом, если да.</text:p>
      <text:p text:style-name="P51">Я высвободился из объятий пегаски.</text:p>
      <text:p text:style-name="P51"><text:span text:style-name="T15">– </text:span>Со мной всё в порядке. <text:span text:style-name="T15">– </text:span>объявил я. <text:span text:style-name="T15">–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15">– </text:span>Конски яблоки! Вот это поворот! А мне так хотелось узнать, что за нечисть тут орудует!</text:p>
      <text:p text:style-name="P51"><text:span text:style-name="T15">–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15">–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15">– </text:span>Рэр, отвали!</text:p>
      <text:p text:style-name="P51"><text:span text:style-name="T15">– </text:span>Оу, какие страсти! Ладно-ладно, не сердись, дорогая, не мешаю!</text:p>
      <text:p text:style-name="P51"><text:span text:style-name="T15">–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15">–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15">– </text:span>Стойте!</text:p>
      <text:p text:style-name="P51">Твайлайт подняла вверх копыто, призывая к тишине. Потом откуда-то из дальнего шкафа к ней приплыла “Основы заклятий<text:span text:style-name="T15">” Стар Свирла. </text:span>Единорожка нацепила очки и принялась перелистывать книгу, бормоча под нос названия глав.</text:p>
      <text:p text:style-name="P51"><text:span text:style-name="T15">– </text:span>Ага, вот! Нашла! Макс прав! В «Заклинании Последнего Шанса» есть такое! <text:span text:style-name="T15">– </text:span>единорожка принялась зачитывать отрывок.</text:p>
      <text:p text:style-name="P51"><text:soft-page-break/>…</text:p>
      <text:p text:style-name="P51">«<text:span text:style-name="T17">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8">и </text:span><text:span text:style-name="T17">слишком громко думать. И сообщить способ спасения — означает его разрушить.</text:span>»</text:p>
      <text:p text:style-name="P51">…</text:p>
      <text:p text:style-name="P51"><text:span text:style-name="T15">– </text:span>Ты хочешь сказать, если Макс нам сообщит, в чём причина всей этой фигни, мы не сможем её исправить? <text:span text:style-name="T15">– </text:span>Дэш повернулась ко мне. <text:span text:style-name="T15">–</text:span> А как мы её исправим, если не будем знать, что исправлять? Хренотень какая-то!</text:p>
      <text:p text:style-name="P51">Пегаска сжала голову копытами.</text:p>
      <text:p text:style-name="P51"><text:span text:style-name="T15">–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15">– </text:span>Предположим, в коробке заперт кот. <text:span text:style-name="T15">– н</text:span>арисованный кот упирался лапами в крышку коробки, явно пытаясь выбраться.</text:p>
      <text:p text:style-name="P51"><text:span text:style-name="T15">– </text:span><text:span text:style-name="T80">Допустим, кот бессмертен. Также допустим, что кот з</text:span>аколдован<text:span text:style-name="T80"> </text:span>отложенным <text:span text:style-name="T80">заклятие</text:span>м<text:span text:style-name="T80"> Стирания, которое сработает, если кто-то откроет ящик</text:span>. <text:span text:style-name="T80">То есть, п</text:span>ри открытии<text:span text:style-name="T80"> ящик</text:span>а<text:span text:style-name="T80"> кот исчезнет из </text:span>бытия<text:span text:style-name="T80"> </text:span>— его нет, и никогда не было.</text:p>
      <text:p text:style-name="P51"><text:span text:style-name="T15">– </text:span>Бедный котик. <text:span text:style-name="T15">– </text:span>прошептала Флаттершай.</text:p>
      <text:p text:style-name="P51">Я насторожился, услышав знакомое заклинание.</text:p>
      <text:p text:style-name="P51"><text:span text:style-name="T15">– </text:span>Стой! Откуда тебе известно про заклинание Стирания?</text:p>
      <text:p text:style-name="P51"><text:span text:style-name="T15">–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5">Магическо</text:span>м<text:span text:style-name="T15"> </text:span>В<text:span text:style-name="T15">естник</text:span>е», а профессор Шротингер построил на её базе свой мысленный эксперимент.</text:p>
      <text:p text:style-name="P51"><text:span text:style-name="T15">– </text:span>Гм. Ну ладно, продолжай.</text:p>
      <text:p text:style-name="P51"><text:span text:style-name="T15">– </text:span>Так вот, по условию эксперимента известно, что вероятность того, что кто-то откроет ящик, ненулевая.</text:p>
      <text:p text:style-name="P51"><text:span text:style-name="T15">– </text:span>И что это означает, дорогая? <text:span text:style-name="T15">– </text:span>спросила Рэрити.</text:p>
      <text:p text:style-name="P51"><text:span text:style-name="T15">– </text:span>Это значит, что кто-нибудь когда-нибудь обязательно откроет его.</text:p>
      <text:p text:style-name="P51"><text:span text:style-name="T15">– </text:span>У меня щас башка лопнет! <text:span text:style-name="T15">– </text:span>пожаловалась Дэш. <text:span text:style-name="T15">– </text:span>Так всё-таки, когда этот грёбаный ящик откроют?</text:p>
      <text:p text:style-name="P51"><text:span text:style-name="T15">–</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15">–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15">–</text:span> То есть, ты хочешь сказать, что мы все — навроде этого кота, а Макс боится открыть ящик? Чтоб мы не исчезли окончательно?</text:p>
      <text:p text:style-name="P51"><text:span text:style-name="T15">– </text:span>Нечто около того. Стар Свирл пишет, что разглашение способа спасения его же и разрушит. Иными словами, открывать ящик нельзя.</text:p>
      <text:p text:style-name="P51"><text:soft-page-break/>Я поднял руку, прося слово. Пони обернулись на меня и затихли.</text:p>
      <text:p text:style-name="P51"><text:span text:style-name="T15">–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15">– </text:span>Лягать! <text:span text:style-name="T15">– </text:span>выругалась Дэш. <text:span text:style-name="T15">– </text:span>Значит, наши усилия по доставке резонаторов пошли лесом.</text:p>
      <text:p text:style-name="P51"><text:span text:style-name="T15">–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15">– </text:span>Тихо! Спайк, будь добр, сбегай к Кейкам за выпечкой. Нам надо успокоиться. Макс, хоть про Селестию ты нам можешь рассказать?</text:p>
      <text:p text:style-name="P51"><text:span text:style-name="T15">– </text:span>Могу. <text:span text:style-name="T15">– </text:span>пожал плечами я. <text:span text:style-name="T15">– </text:span>Она в моём мире. Но не спрашивайте меня, как её вернуть — я не знаю.</text:p>
      <text:p text:style-name="P51"><text:span text:style-name="T15">– А </text:span>как ты узнал… <text:span text:style-name="T15">– </text:span>начала было единорожка, но её перебил напряжённый голос Спайка.</text:p>
      <text:p text:style-name="P51"><text:span text:style-name="T15">– </text:span>Твай! <text:span text:style-name="T15">– </text:span>дракончик стоял в дверях спиной к нам. <text:span text:style-name="T15">– </text:span>У нас гости.</text:p>
      <text:p text:style-name="P51">Спайк попятился назад. Дверь широко растворилась и в библиотеку вошла Луна.</text:p>
      <text:p text:style-name="P51"/>
      <text:h text:style-name="Heading_20_2" text:outline-level="2"><text:span text:style-name="T1">2</text:span>1. Поединок с Луной.</text:h>
      <text:p text:style-name="P51"/>
      <text:p text:style-name="P51">Дружный вздох прокатился по залу.</text:p>
      <text:p text:style-name="P5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15">–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15">– </text:span>Не так быстро, Рэйнбоу Дэш! <text:span text:style-name="T15">– </text:span>ледяным голосом Луны можно было нарезать воду кубиками для мартини. <text:span text:style-name="T15">– </text:span>Нам есть о чём поговорить с приматом!</text:p>
      <text:p text:style-name="P51">Мы с пегаской застыли в синем левитационном поле и поплыли к Луне.</text:p>
      <text:p text:style-name="P51"><text:span text:style-name="T15">–</text:span> Нет-нет-нет, постойте! <text:span text:style-name="T15">–</text:span> заявила вдруг Твайлайт. <text:span text:style-name="T15">–</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15">–</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15">–</text:span> Мне очень жаль, Ваше Высочество, но Селестия назначила Макса МОИМ руководителем, и этот приказ НИКТО не отменял! Он МОЙ! <text:span text:style-name="T15">&lt;</text:span><text:span text:style-name="T30">Добавить в главы с Твайлайт её попытки заигрывания с Максом</text:span><text:span text:style-name="T15">&gt;</text:span></text:p>
      <text:p text:style-name="P51">В голосе лавандовой единорожки звучал металл. Мы опять полетели к Твайлайт.</text:p>
      <text:p text:style-name="P51"><text:span text:style-name="T15">–</text:span> ДОВОЛЬНО! НАМ НАДОЕЛА ЭТА НЕПОКОРНОСТЬ! ПОЗНАЙ ГНЕВ ПРИНЦЕССЫ НОЧИ!!!</text:p>
      <text:p text:style-name="P51"><text:span text:style-name="T15">–</text:span> Элементы! Аврал!!! Работаем!!!</text:p>
      <text:p text:style-name="P51"><text:soft-page-break/>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15">–</text:span> Ай, бля! <text:span text:style-name="T15">–</text:span> в последний момент чей-то луч отрикошетил от магического поля и впился мне в лодыжку. Нога моментально онемела.</text:p>
      <text:p text:style-name="P51"><text:span text:style-name="T15">–</text:span> Не волнуйся, это парализующий луч. Твай таким махалась с Трикси. Пройдёт через полчаса. <text:span text:style-name="T15">–</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15">– </text:span>Не вынуждай Нас идти на крайние меры! <text:span text:style-name="T15">– </text:span>отдувалась Луна. <text:span text:style-name="T15">–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1"><text:span text:style-name="T15">– В</text:span>есьма прискорбно, Ваше Высочество, но вынуждена отказать! <text:span text:style-name="T15">– </text:span>переводила дыхание Твайлайт.<text:span text:style-name="T15"> –</text:span> Исключительно по субординационным причинам! Приказ Её Дневного Высочества имеет более высокий приоритет над Вашим!</text:p>
      <text:p text:style-name="P51"><text:span text:style-name="T15">– </text:span>Тогда найди Нам это твоё Дневное Высочество! <text:span text:style-name="T15">– </text:span>взвыла Луна. <text:span text:style-name="T15">– </text:span>В отсутствие Дневной Главы Диархии все дела ведёт Ночная!!!</text:p>
      <text:p text:style-name="P51"><text:span text:style-name="T15">–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1"><text:span text:style-name="T15">– </text:span>Дискордова бюрократия! <text:span text:style-name="T15">– </text:span>буркнула аликорница. <text:span text:style-name="T15">–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15">– О</text:span>хренеть! <text:span text:style-name="T15">– </text:span>чертыхнулся Спайк. <text:span text:style-name="T15">– </text:span><text:s/>Твай, она создаёт сферу стихий!</text:p>
      <text:p text:style-name="P51"><text:span text:style-name="T15">– </text:span>Вижу! <text:span text:style-name="T15">– </text:span>донёсся голос единорожки из-под потолка. <text:span text:style-name="T15">– </text:span>Задействую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15">– </text:span>Эмм, это что-то новенькое, я такого заклинания вообще не знаю. <text:span text:style-name="T15">– </text:span>почесал в затылке Спайк. <text:span text:style-name="T15">–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15">– </text:span>Погоди. У меня есть вариант получше.</text:p>
      <text:p text:style-name="P51">Я вылез из-под шкафа и попрыгал на одной ноге в центр зала.</text:p>
      <text:p text:style-name="P51"><text:span text:style-name="T15">– </text:span>Стойте! Прекратите! Да остановитесь же!!!</text:p>
      <text:p text:style-name="P51">Аликорница и шестёрка уставились на меня.</text:p>
      <text:p text:style-name="P51"><text:soft-page-break/><text:span text:style-name="T15">–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15">– </text:span>Ты так говоришь, как будто непричастен к исчезновению Сестры! <text:span text:style-name="T15">– </text:span>к Луне вернулась властная интонация, но фиолетовый шар перестал расти. <text:span text:style-name="T15">– </text:span>Мы не верим тебе! Если попробуешь обмануть Нас и скрыться, даже Тартар покажется тебе курортом!</text:p>
      <text:p text:style-name="P51"><text:span text:style-name="T15">–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15">– </text:span>Как ты её назвал? <text:span text:style-name="T15">– </text:span>отвалилась челюсть у аликорницы.</text:p>
      <text:p text:style-name="P51"><text:span text:style-name="T15">– </text:span>Эмм, мне неудобно вмешиваться, но вынуждена вас перебить. <text:span text:style-name="T15">– </text:span>встряла Твайлайт. <text:span text:style-name="T15">– </text:span>Это было экспериментальное заклинание. Локальная заморозка времени. Я, эмм, не предусмотрела возможности его отмены…</text:p>
      <text:p text:style-name="P51"><text:span text:style-name="T15">– </text:span>Что? <text:span text:style-name="T15">–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15">–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15">– </text:span>Что тут случилось? Почему все висят в воздухе? И всё вот это?</text:p>
      <text:p text:style-name="P51">Голос Спайка откуда-то из подвала ответил:</text:p>
      <text:p text:style-name="P51"><text:span text:style-name="T15">– </text:span>Потому что Твайлайт остановила время. В радиусе девяти метров, как мне кажется. Или десяти.</text:p>
      <text:p text:style-name="P51"><text:span text:style-name="T15">– </text:span>В двенадцати с половиной. <text:span text:style-name="T15">– </text:span>донёсся голос Твайлайт сверху. <text:span text:style-name="T15">–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15">– Н</text:span>Е ВЗДУМАЙ СЧИТАТЬ СЕБЯ ПОБЕДИТЕЛЬНИЦЕЙ! <text:span text:style-name="T15">– </text:span>загремело у меня в мозгу, в обоих сознаниях сразу. <text:span text:style-name="T15">–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15">–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oft-page-break/><text:span text:style-name="T15">–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15">–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15">–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15">–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15">– </text:span>Эмм, я вам подхожу?</text:p>
      <text:p text:style-name="P51"><text:span text:style-name="T15">– </text:span>КТО ТЫ?</text:p>
      <text:p text:style-name="P51"><text:span text:style-name="T15">– </text:span>Эмм, Лира Хартстрингс, единорог. Я не то, чтобы маг, моя специализация — музыка…</text:p>
      <text:p text:style-name="P51"><text:span text:style-name="T15">– </text:span>ГОДИТСЯ! ТЫ ВИДИШЬ ТОЧКУ СИНГУЛЯРНОСТИ?</text:p>
      <text:p text:style-name="P51"><text:span text:style-name="T15">– </text:span>Эмм?</text:p>
      <text:p text:style-name="P51">Голос Спайка пояснил:</text:p>
      <text:p text:style-name="P51"><text:span text:style-name="T15">– </text:span>Вон та яркая искорка над лестницей, у которой вся картинка искривляется.</text:p>
      <text:p text:style-name="P51"><text:span text:style-name="T15">– </text:span>Да! Вижу.</text:p>
      <text:p text:style-name="P51"><text:span text:style-name="T15">– </text:span>ТЕПЕРЬ ЛЕВИТИРУЙ ПРИМАТА В ТОЧКУ СИНГУЛЯРНОСТИ.</text:p>
      <text:p text:style-name="P51"><text:span text:style-name="T15">– </text:span>Чего?!! <text:span text:style-name="T15">– </text:span>возопило моё малое сознание.</text:p>
      <text:p text:style-name="P51"><text:span text:style-name="T15">– </text:span>Эмм… Зачем?</text:p>
      <text:p text:style-name="P51"><text:span text:style-name="T15">–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5"> </text:span>НЕ ВОЛНУЙСЯ, ДВУНОГИЙ, ТЕБЕ ЭТО НЕ ПОВРЕДИТ.</text:p>
      <text:p text:style-name="P51"><text:span text:style-name="T15">– </text:span>Вы даёте слово, что человеку не будет причинён вред? <text:span text:style-name="T15">– </text:span>голос Лиры обрёл непривычную твёрдость.</text:p>
      <text:p text:style-name="P51"><text:span text:style-name="T15">– </text:span>КАК ТЫ СМЕЕШЬ СОМНЕВАТЬСЯ В НАС, СВОЕЙ ПРИНЦЕССЕ?</text:p>
      <text:p text:style-name="P51"><text:span text:style-name="T15">– Я </text:span>не сомневаюсь в вас, Ваше Высочество… Потому и требую слова!</text:p>
      <text:p text:style-name="P51"><text:span text:style-name="T15">–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15">– </text:span>Ну, блядь, спасибо! <text:span text:style-name="T15">– </text:span>подумал я.</text:p>
      <text:p text:style-name="P51"><text:span text:style-name="T15">–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soft-page-break/>…</text:p>
      <text:p text:style-name="P51"/>
      <text:p text:style-name="P51"><text:span text:style-name="T15">–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15">– </text:span>Проклятье! Тебе только Кэйдэнс осталось обрыгать для полной коллекции! <text:span text:style-name="T15">–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15">– </text:span>Так шта не так уж сильно мы и погудели с братюней на прошлый Канун горящего очага! <text:span text:style-name="T15">– </text:span>пробормотала Эпплджек, схватившись за голову. <text:span text:style-name="T15">–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15">– </text:span>Итак, Мы ждём <text:span text:style-name="T15">– а</text:span>ликорница смотрела на меня выжидающе. <text:span text:style-name="T15">–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Я кивнул ей примирительно.</text:p>
      <text:p text:style-name="P51"><text:span text:style-name="T15">–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15">– </text:span>Давай по-порядку. <text:span text:style-name="T15">– о</text:span>становила меня Луна. <text:span text:style-name="T15">–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15">–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1"><text:span text:style-name="T15">– Ч</text:span>то? Остатки магии? <text:span text:style-name="T15">–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15">– </text:span>Мы проследили её сновидение до магической вспышки. <text:span text:style-name="T15">– п</text:span>одтвердила Луна. Её взгляд сверлил меня, улавливая малейшие изменения мимики. <text:span text:style-name="T15">–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15">– </text:span>Теперь ты понимаешь, почему Мы виним тебя в развоплощении сестры?</text:p>
      <text:p text:style-name="P51"><text:span text:style-name="T15">– </text:span>Да. Но послушай… Я не могу рассказать всё. <text:span text:style-name="T15">– </text:span>осторожно, как по горячим углям, начал я. <text:span text:style-name="T15">– </text:span>Это может натворить большую беду.</text:p>
      <text:p text:style-name="P51"><text:soft-page-break/>Луна пристально взглянула на меня и понимающе склонила голову.</text:p>
      <text:p text:style-name="P51"><text:span text:style-name="T15">– </text:span>Мы знаем, иногда так бывает. Продолжай.</text:p>
      <text:p text:style-name="P51"><text:span text:style-name="T15">–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15">– </text:span>Да, помним.</text:p>
      <text:p text:style-name="P51"><text:span text:style-name="T15">–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15">–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15">–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15">–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15">– </text:span>Ты что-то недоговариваешь. <text:span text:style-name="T15">– </text:span>шепнула она почти ласково. <text:span text:style-name="T15">–</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15">– … </text:span>а <text:span text:style-name="T15">М</text:span>арк Ботвиний-младший упоминал в «Энциклопедии Арканум» о древнем божестве К<text:span text:style-name="T15">'</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15">– </text:span>Достаточно, Твайлайт. <text:span text:style-name="T15">– </text:span>остановила единорожку Луна. <text:span text:style-name="T15">–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15">–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15">– </text:span>Да, это может сработать. <text:span text:style-name="T15">– </text:span>кивнула Луна. <text:span text:style-name="T15">–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15">– </text:span>Разумеется, я помогу вам! <text:span text:style-name="T15">– </text:span>воскликнула Твайлайт с энтузиазмом. <text:span text:style-name="T15">– </text:span>У меня же есть опыт, хоть и не очень удачный.</text:p>
      <text:p text:style-name="P51">Луна сморщила нос при этих словах, но всё же кивнула.</text:p>
      <text:p text:style-name="P51"><text:soft-page-break/><text:span text:style-name="T15">–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15">– </text:span>Я приглашу их. Они не откажутся.</text:p>
      <text:p text:style-name="P51"><text:span text:style-name="T15">– </text:span>Что ж, ещё одной проблемой меньше. Теперь нужно решить, как найти Сел. Кто-то должен отправиться за ней.</text:p>
      <text:p text:style-name="P51"><text:span text:style-name="T15">– </text:span>Это, разумеется, буду я. <text:span text:style-name="T15">– п</text:span>ожал плечами я. <text:span text:style-name="T15">– Р</text:span>азумная пони там и шагу не сделает без того, чтобы не попасть в лабораторию к учёным или военным.</text:p>
      <text:p text:style-name="P51"><text:span text:style-name="T15">– </text:span>А если…</text:p>
      <text:p text:style-name="P51"><text:span text:style-name="T15">– </text:span>А если она прикинется неразумной, <text:span text:style-name="T15">– </text:span>предвосхитил я вопрос единорожки, <text:span text:style-name="T15">–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15">– </text:span>Остаётся ещё одна проблема. <text:span text:style-name="T15">– </text:span>тихо сказала аликорница. <text:span text:style-name="T15">–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pan text:style-name="T15">– </text:span>Я попробую подыскать подходящие заклинания для работы с флорой. <text:span text:style-name="T15">– </text:span>загорелась научным рвением Твайлайт. <text:span text:style-name="T15">– </text:span>Помнится, в «Природе проклятий» был раздел, посвящённый зебринским ритуалам плодородия.</text:p>
      <text:p text:style-name="P51">Единорожка вернулась в библиотеку. Некоторое время мы с Луной молча слушали звуки засыпающего Понивилля.</text:p>
      <text:p text:style-name="P51"><text:span text:style-name="T15">– </text:span>Почему ты так опасаешься гибели Селестии? <text:span text:style-name="T15">– </text:span>наконец спросил я аликорницу. <text:span text:style-name="T15">– </text:span>Ведь вы бессмертны. Рано или поздно твоя сестра вернётся к тебе, как ты вернулась к ней через тысячу лет заточения.</text:p>
      <text:p text:style-name="P51"><text:span text:style-name="T15">– </text:span>Ха! <text:span text:style-name="T15">– </text:span>с горечью отозвалась Луна. <text:span text:style-name="T15">–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15">–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15">–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15">– </text:span>Почему же ты не смогла найти меня с его помощью?</text:p>
      <text:p text:style-name="P51">Аликорница смутилась.</text:p>
      <text:p text:style-name="P51"><text:span text:style-name="T15">–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text:soft-page-break/>—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15">– </text:span>Да уж, успех тотальный. <text:span text:style-name="T15">– </text:span>скептически отозвался я, прислушиваясь к звукам уборки. <text:span text:style-name="T15">– </text:span>Я бы и сам к тебе заявился с результатами эксперимента, дай ты мне пару дней времени.</text:p>
      <text:p text:style-name="P51"><text:span text:style-name="T15">– </text:span>Как бы то ни было, <text:span text:style-name="T15">– </text:span>поджала губы Луна, <text:span text:style-name="T15">–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15">– </text:span>У нас было достаточно плодотворное сотрудничество. <text:span text:style-name="T15">– </text:span>осторожно начал я. <text:span text:style-name="T15">– </text:span>Хотя основную часть работы сделал я, Дэш и Твайлайт.</text:p>
      <text:p text:style-name="P51"><text:span text:style-name="T15">– </text:span>Неудивительно! <text:span text:style-name="T15">– </text:span>фыркнула Луна. <text:span text:style-name="T15">– </text:span>в<text:span text:style-name="T15"> </text:span>этом — вся Сел. Сестра, в отличие от Нас, всегда норовит спихнуть тяжёлую задачу на кого-нибудь другого!</text:p>
      <text:p text:style-name="P51"><text:span text:style-name="T15">– </text:span>А также совместить приятное с полезным. <text:span text:style-name="T15">– </text:span>не удержался я.</text:p>
      <text:p text:style-name="P46">Луна бросила на меня тяжёлый взгляд.</text:p>
      <text:p text:style-name="P49"><text:span text:style-name="T21">–</text:span> Вот это вряд ли! Сел охладела к сексу ещё до Нашей ссылки. И, насколько Нам известно, за время Нашего отсутствия её предпочтения в <text:span text:style-name="T15"><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20">–</text:span> Тогда зачем она..?</text:p>
      <text:p text:style-name="P46"><text:span text:style-name="T20">–</text:span> Дала тебе? <text:span text:style-name="T20">–</text:span> цинично завершила мой вопрос Луна. <text:span text:style-name="T20">–</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21">–</text:span> А другие? Они тоже… давали мне потому, что считали меня последним шансом?</text:p>
      <text:p text:style-name="P49">У аликорницы отвалилась челюсть.</text:p>
      <text:p text:style-name="P49"><text:span text:style-name="T21">–</text:span> Другие? Кто ещё?<text:span text:style-name="T15"> </text:span>С кем ещё у тебя были… отношения?</text:p>
      <text:p text:style-name="P46"><text:span text:style-name="T20">–</text:span> С Рэйнбоу Дэш <text:span text:style-name="T20">–</text:span> ответил я несчастным голосом. <text:span text:style-name="T20">–</text:span> И, может быть, с Пинки.</text:p>
      <text:p text:style-name="P46"><text:span text:style-name="T20">–</text:span> А ты живчик. <text:span text:style-name="T20">–</text:span> удивлённо заметила Луна и нахмурилась.</text:p>
      <text:p text:style-name="P40">– Я не виноват. – буркнул я. – Селестия вылечила меня от кучи болячек. У меня начался спермотоксикоз.</text:p>
      <text:p text:style-name="P46"><text:span text:style-name="T20">– Что?!! – с недоверием воскликнула Луна. – Сестра никогда не умела лечить. И сейчас не умеет </text:span><text:span text:style-name="T76">— иначе Мы бы знали. Мало кто владеет магией целительства, и Сестра не из их числа.</text:span></text:p>
      <text:p text:style-name="P40">– Очень мне надо тебе врать! – возмутился я. – Сел исцелила меня в Кантерлоте с помощью заместительной терапии.</text:p>
      <text:p text:style-name="P40">Луна вскинула копыто к голове и закатила глаза.</text:p>
      <text:p text:style-name="P46"><text:span text:style-name="T20">– О небо! Теперь Мы понимаем, почему она так ослабела! Как это в стиле Сестры </text:span><text:span text:style-name="T76">— она готова отпилить себе крыло, дабы не заслонять для кого-то солнце!</text:span></text:p>
      <text:p text:style-name="P40">– Ты о чём? – не понял я. – Какое ещё, к дискорду, крыло? Почему она ослабела?</text:p>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6"><text:soft-page-break/><text:span text:style-name="T20">– Заместительная терапия </text:span><text:span text:style-name="T76">— никакое не целительство.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1">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40">Луна вздохнула и повернулась ко мне.</text:p>
      <text:p text:style-name="P46"><text:span text:style-name="T20">–</text:span> Хоть ты и не заслужил этого, примат, но с мо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6">Аликорница фыркнула.</text:p>
      <text:p text:style-name="P46"><text:span text:style-name="T20">– </text:span><text:span text:style-name="T7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15">– </text:span>Макс, ты в порядке? <text:span text:style-name="T15">– </text:span>на балкон заглянула Дэш. <text:span text:style-name="T15">–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15">– </text:span>Спасибо, Дэш. Ты настоящий друг.</text:p>
      <text:p text:style-name="P51"><text:span text:style-name="T15">– </text:span>Сначала нам нужно вернуться в Кантерлот. <text:span text:style-name="T15">– п</text:span>рервала нас Луна. <text:span text:style-name="T15">–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15">– </text:span>Если отменить праздник, начнутся волнения. <text:span text:style-name="T15">– </text:span>ответила Луна на мой не заданный вопрос. <text:span text:style-name="T15">–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54" text:outline-level="2"><text:span text:style-name="T1">22</text:span>. <text:span text:style-name="T1">Лучший</text:span> Гранд Галопин<text:span text:style-name="T1">г</text:span> Гала <text:span text:style-name="T1">в истории</text:span></text:h>
      <text:p text:style-name="P75">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15">– </text:span>Да что ж такое творится-то! Ни в жисть не поверю, чтоб в Кантерлоте пустые дома были! <text:span text:style-name="T15">– </text:span>заявила Эпплджек. <text:span text:style-name="T15">–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15">– </text:span>Какая жалость, что это всё из-за вампирского мира! <text:span text:style-name="T15">– </text:span>пробормотала Рэрити. <text:span text:style-name="T15">–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1"><text:soft-page-break/>Тук-тук-тук!</text:p>
      <text:p text:style-name="P51"><text:span text:style-name="T15">– </text:span>Макс, ты тут? <text:span text:style-name="T15">–</text:span>Дэш просунула нос в дверь, не дожидаясь отклика. <text:span text:style-name="T15">– </text:span>Ага, вот ты где! Я с тобой!</text:p>
      <text:p text:style-name="P51">Она швырнула перемётные сумки мне на постель и пошла к выходу.</text:p>
      <text:p text:style-name="P51"><text:span text:style-name="T15">– </text:span>Ну, чего застрял? Пошли скорее, а то на хавчик опоздаем! <text:span text:style-name="T15">–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0">…</text:p>
      <text:p text:style-name="P40"/>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15">– </text:span>Располагайтесь. <text:span text:style-name="T15">–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5">–</text:span> всхлипула Дэш.</text:p>
      <text:p text:style-name="P51"><text:span text:style-name="T15">– </text:span>Ну что же вы? Присаживайтесь. <text:span text:style-name="T15">– </text:span>вновь пригласила Луна. <text:span text:style-name="T15">–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5">одной</text:span> подушки. </text:p>
      <text:p text:style-name="P51"><text:span text:style-name="T15">– </text:span>Мы узнали у шеф-повара сестры о твоих кулинарных предпочтениях. <text:span text:style-name="T15">– у</text:span>лыбнулась мне Луна. <text:span text:style-name="T15">–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15">– </text:span>А ты первая на моей памяти лошадь, умеющая магичить.</text:p>
      <text:p text:style-name="P51">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1">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text:soft-page-break/>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text:span text:style-name="T30">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text:soft-page-break/>– Мы думаем,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Наш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15">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
      <text:p text:style-name="P41">***</text:p>
      <text:p text:style-name="P40"/>
      <text:p text:style-name="P5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60"/>
      <text:p text:style-name="P60">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0">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0">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text:soft-page-break/>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0">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0">До встречи!</text:p>
      <text:p text:style-name="P60"/>
      <text:p text:style-name="P51">– Селли-Селли… Ну почему ты такая… – пробормотал я сквозь слёзы.</text:p>
      <text:p text:style-name="P51"/>
      <text:p text:style-name="P52">***</text:p>
      <text:p text:style-name="P75">INXS – Suicide blonde</text:p>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1">–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text:soft-page-break/>–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lt;<text:span text:style-name="T77">Ace Enders – million different people</text:span>&gt;</text:p>
      <text:p text:style-name="P51">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3">усесться поудобнее там, где стоишь, и слушать-слушать-слушать (танцевать?)</text:span>.</text:p>
      <text:p text:style-name="P51">…</text:p>
      <text:p text:style-name="P51"><text:soft-page-break/>Музыкальный транс прервался цоканьем копыт по парковой дорожке. Две фигуры устало брели прочь от замка, тихо переговариваясь.</text:p>
      <text:p text:style-name="P51">– Ужель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86">д</text:span>ЕсЬ БЫл <text:span text:style-name="T87">д</text:span>ИскОр<text:span text:style-name="T85">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Скрыв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text:soft-page-break/>Принц позеленел, промычал нечто нечленораздельное и дал знак носильщикам двигаться дальше.</text:p>
      <text:p text:style-name="P51">Во дворце, вручив мне небольшую тяжёлую шкатулку серебряной окантовки с хрустальным шаром , Луна с некоторым смущением сообщила:</text:p>
      <text:p text:style-name="P51">–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0"/>
      <text:p text:style-name="P52">***</text:p>
      <text:p text:style-name="P51"/>
      <text:p text:style-name="P51">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8"></text:span><text:span text:style-name="T89"> сидел, прислонившись к стенке. Оранжевая лампочка по прежнему горела на налобнике.</text:span></text:p>
      <text:p text:style-name="P5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1">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1">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1"/>
      <text:p text:style-name="P52">***</text:p>
      <text:p text:style-name="P51"/>
      <text:p text:style-name="P5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1">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1">Рычаг заклинило. Блядь!!!</text:p>
      <text:p text:style-name="P5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1">Я что есть мочи дёрнул ручку на себя.</text:p>
      <text:p text:style-name="P5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text:soft-page-break/>тёмную пучину. Уличные фонари ещё какое-то время светились из глубины, подобно огням Титаника, но вскоре и они исчезли.</text:p>
      <text:p text:style-name="P51"/>
      <text:p text:style-name="P51">…</text:p>
      <text:p text:style-name="P51"/>
      <text:p text:style-name="P51">«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1">Замок.</text:p>
      <text:p text:style-name="P51">Блядь, что с замком?!</text:p>
      <text:p text:style-name="P51">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1">Я надавил на рычаг вертикальной тяги и колесница плавно скользнула вниз. Ха, теперь-то я понял, в чём дело! Замок висел в воздухе!</text:p>
      <text:p text:style-name="P51">Блядь… Замок висел в воздухе?!!</text:p>
      <text:p text:style-name="P51">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1">Я пробежал комнату насквозь и кинулся к выходу.</text:p>
      <text:p text:style-name="P5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1">За моей спиной раздался механический голос.</text:p>
      <text:p text:style-name="P51">– <text:span text:style-name="T90">Зафиксирована опасная ситуация. Сознание пациента </text:span><text:span text:style-name="T91">&lt;</text:span><text:span text:style-name="T90">Селестия</text:span><text:span text:style-name="T91">&gt;</text:span><text:span text:style-name="T90"> не регистрируется. Активируется протокол экстренной эвакуации пациента </text:span><text:span text:style-name="T91">&lt;</text:span><text:span text:style-name="T90">Селестия</text:span><text:span text:style-name="T91">&gt;</text:span><text:span text:style-name="T90"> к </text:span><text:span text:style-name="T91">&lt;</text:span><text:span text:style-name="T90">Луна</text:span><text:span text:style-name="T91">&gt;</text:span><text:span text:style-name="T90">.</text:span></text:p>
      <text:p text:style-name="P51">Я обернулся.</text:p>
      <text:p text:style-name="P51"><text:soft-page-break/>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1">БЛЯ!!!</text:p>
      <text:p text:style-name="P51">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1">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1"/>
      <text:p text:style-name="P51">–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1"/>
      <text:p text:style-name="P51">…</text:p>
      <text:p text:style-name="P51"/>
      <text:p text:style-name="P51">– Что сиё значит, человек?!</text:p>
      <text:p text:style-name="P5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1">– Мнэ-э-э. – в этот момент даже козлиное блеяние было для меня верхом геройства.</text:p>
      <text:p text:style-name="P51">Подымая тучи пыли, с грохотом обрушилась в провал башня Селестии. Луна с отвалившейся челюстью наблюдала за действом в окно.</text:p>
      <text:p text:style-name="P51">– Что… Что это за дискордовщина?!</text:p>
      <text:p text:style-name="P51">Луна глянула в противоположное окно.</text:p>
      <text:p text:style-name="P51">– А куда делась Наша башня?!! – на аликорницу было жалко смотреть.</text:p>
      <text:p text:style-name="P51">– Она внизу. – промямлил я. <text:s/>Чтобы легче было дышать, я оттянул галстук от горла.</text:p>
      <text:p text:style-name="P51">– В каком ещё низу???</text:p>
      <text:p text:style-name="P51">– Ну… внизу. С остальным Кантерлотом… – я чувствовал себя дебилом.</text:p>
      <text:p text:style-name="P51">Аликорница молча взвилась в воздух и вылетела наружу. Через минуту вернулась.</text:p>
      <text:p text:style-name="P51">– Мы приняли решение! Бал закрывается!</text:p>
      <text:p text:style-name="P51"/>
      <text:h text:style-name="Heading_20_2" text:outline-level="2">2<text:span text:style-name="T1">3</text:span>. <text:span text:style-name="T1">Осколки</text:span></text:h>
      <text:p text:style-name="P78">Electric Light Orchestra – Sorrow about to fall</text:p>
      <text:p text:style-name="P51">Скалу ощутимо тряхнуло. Грибной суп выплеснулся из супницы на стол.</text:p>
      <text:p text:style-name="P51">– Четвёртый день уж волокут. Могли бы и научиться наконец-то. – проворчала Эпплджек с набитым ртом.</text:p>
      <text:p text:style-name="P51"><text:soft-page-break/>Прямо перед нами маячила «Конкордия». Трёхмильный канат соединял её с «Громовержцем»<text:span text:style-name="T15">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1">– Девочки, под нами Понивилль! – захлопала копытами Рэрити. – Узнаю свой бутик!</text:p>
      <text:p text:style-name="P51">Да, с утёса открылся городок, очертаниями повторяющий карту Понивилля.</text:p>
      <text:p text:style-name="P51">– Эй-Джей, гляди, твоя ферма! – Дэш указала на ряды деревьев на окраине городка.</text:p>
      <text:p text:style-name="P51">– Агась, она! – кивнула фермерша. – А это значит, скоро приедем.</text:p>
      <text:p text:style-name="P51">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1"/>
      <text:p text:style-name="P51">…</text:p>
      <text:p text:style-name="P51"/>
      <text:p text:style-name="P51">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1">– Итак, на рассвете мы достигнем цели. Надеюсь, все помнят план действий. Мы высаживаемся группой у входа и…</text:p>
      <text:p text:style-name="P51">– Прячемся?</text:p>
      <text:p text:style-name="P51">– Дерёмся с пландерсидами?</text:p>
      <text:p text:style-name="P51">– Создаём магическое убежище?</text:p>
      <text:p text:style-name="P51">– Нет!</text:p>
      <text:p text:style-name="P51">Луна поднесла копыто ко рту и прокашлялась.</text:p>
      <text:p text:style-name="P51">–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1">Я вспомнил, как мы драпали из замка, но промолчал.</text:p>
      <text:p text:style-name="P51">–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1">– По возвращению человек отыщет Сестру с помощью компаса, что Мы приготовили для него. Ты активировал компас, человек?</text:p>
      <text:p text:style-name="P51">Я продемонстрировал ночной принцессе шкатулку с беспорядочно мечущейся стрелкой.</text:p>
      <text:p text:style-name="P51">–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text:soft-page-break/>Это самый опасный этап: пландерсиды могут противостоять нам на обратном пути. Но, Мы уверены, с помощью Сестры мы пробьёмся без трудностей.</text:p>
      <text:p text:style-name="P51">– Не кажется ли тебе, дражайшая, что ты забыла об одной незначительной детали? – встрял Дискорд. – <text:s/>Совсем незначительной, вот такусенькой?</text:p>
      <text:p text:style-name="P51">– Какой же? – нахмурилась Луна. – Ты изменяешь условия сделки?</text:p>
      <text:p text:style-name="P51">–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1">Драконикус для наглядности плюнул. Плевок затормозил у потолка, изменил направление на девяносто градусов и вылетел в окно.</text:p>
      <text:p text:style-name="P51">–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1">– Гм! Изначально Мы полагали, что Сестра сама откроет коридор в Эквестрию.</text:p>
      <text:p text:style-name="P51">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5">, </text:span>отправилось в мусорную корзину.</text:p>
      <text:p text:style-name="P51">–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1">–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1">Луна нахмурилась.</text:p>
      <text:p text:style-name="P51">– Мы видим, у тебя уже есть готовое решение. Говори.</text:p>
      <text:p text:style-name="P51">–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1">Луна скосила глаза на меня в немом вопросе. <text:s/>Я не увидел ответную мимику Дискорда — он сидел ко мне полубоком.</text:p>
      <text:p text:style-name="P51">–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1">– Придётся действовать по твоему плану. У нас нет времени.</text:p>
      <text:p text:style-name="P51">Дискорд взглянул в газету.</text:p>
      <text:p text:style-name="P51"><text:soft-page-break/>–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1">Драконикус отвлёкся от приятных мыслей и направился к выходу. За ним потянулись и остальные.</text:p>
      <text:p text:style-name="P51">Я подождал, пока все выйдут и подобрал с пола оброненную Дискордом газету.</text:p>
      <text:p text:style-name="P40"><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1">***</text:p>
      <text:p text:style-name="P40"/>
      <text:p text:style-name="P46"><text:span text:style-name="T76">Заходящее солнце омывало израненную Эквестрию тёплым оранжевым светом.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76">— одичавшие пони паслись по близлежащим полям.</text:span></text:p>
      <text:p text:style-name="P51">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1"/>
      <text:p text:style-name="P51">…</text:p>
      <text:p text:style-name="P51"/>
      <text:p text:style-name="P1"><text:span text:style-name="T49">–</text:span><text:span text:style-name="T37"> Ну хорошо, а кто вами правит? Аликорн? Драконикус? Какой-нибудь человек с рогом во лбу? Или у вас нет правителя?</text:span></text:p>
      <text:p text:style-name="P35"><text:span text:style-name="T15">–</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80">трид</text:span><text:span text:style-name="T1">цать лет, если его сменят через </text:span><text:span text:style-name="T80">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1">Пегаска задумалась.</text:p>
      <text:p text:style-name="P51">– Макс?</text:p>
      <text:p text:style-name="P51">– Да?</text:p>
      <text:p text:style-name="P51">–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1">Я почесал пегаску у основания гривы и объяснил:</text:p>
      <text:p text:style-name="P51">–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1">Я почувствовал резкую боль. Отдёрнув руку, я увидел на пальце кровь из ранки. </text:p>
      <text:p text:style-name="P51">Дэш смутилась.</text:p>
      <text:p text:style-name="P51">–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1"><text:soft-page-break/>Брошь переливалась всеми цветами радуги в тусклом свете заходящего солнца.</text:p>
      <text:p text:style-name="P51">– Классная штука! Тебе идёт.</text:p>
      <text:p text:style-name="P51">Пегаска смущённо отвернулась. Потом повернулась опять. Копыто чертило звёздочку на песке.</text:p>
      <text:p text:style-name="P51">– Ты ведь вернёшься?</text:p>
      <text:p text:style-name="P51">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1">–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1">–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1">– А то ж!</text:p>
      <text:p text:style-name="P51">Вслед за Твайлайт к нам подошли Эпплджек с Пинки. Фермерша прикоснулась ко мне копытом.</text:p>
      <text:p text:style-name="P51">–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1">– Супер-дупер-верно! Ещё никто не смел отобрать у Пинки друга и остаться при этом в своём уме!!!</text:p>
      <text:p text:style-name="P51">Розовая пони встала на задние ноги, передними оттянула веки и высунула язык, сотворив совершенно безумную мордаху.</text:p>
      <text:p text:style-name="P51">– В случае Дискорда — остаться НЕ в своём уме. Но в остальном — верно. Мы не дадим тебя в обиду, Макс.</text:p>
      <text:p text:style-name="P51">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1">– Спасибо, девчонки. Вы самые лучшие.</text:p>
      <text:p text:style-name="P51">– А я — лучшая из лучших! – похлопала себя в грудь Дэш. – Не забывай об этом!</text:p>
      <text:p text:style-name="P51">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1">Раздались тихие шаги. Меня накрыла тень.</text:p>
      <text:p text:style-name="P51">–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1">Луна опустила мне на колени небольшую карточку из серебра.</text:p>
      <text:p text:style-name="P51"/>
      <text:p text:style-name="P69"><text:span text:style-name="T15">~~~ </text:span>Человек Макс <text:span text:style-name="T15">~~~</text:span></text:p>
      <text:p text:style-name="P69">Паспорт гражданина Эквестрии</text:p>
      <text:p text:style-name="P68">Выдан человеку Максу</text:p>
      <text:p text:style-name="P68"><text:soft-page-break/>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8">Именем правительства Эквестрии призываем оказывать предъявителю сего всю возможную помощь и содействие.</text:p>
      <text:p text:style-name="P30">26.07.2143</text:p>
      <text:p text:style-name="P51"/>
      <text:p text:style-name="P52">***</text:p>
      <text:p text:style-name="P51"/>
      <text:p text:style-name="P51">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1">Ага, сейчас!</text:p>
      <text:p text:style-name="P51">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1">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1">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1">Дирижабль миновал полосу воды и поравнялся с замком. Как по команде, дождь из лиан прекратился.</text:p>
      <text:p text:style-name="P51">– Похоже, мы выиграли этот бой. – тихо сказала Луна. – Нам стоило использовать «Конкордию» и в первый раз.</text:p>
      <text:p text:style-name="P51">– Напомнить тебе о режиме секретности, который ты тогда установила, или сама вспомнишь? – язвительно отозвался Дискорд.</text:p>
      <text:p text:style-name="P51">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1">«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1">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0"/>
      <text:p text:style-name="P51">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1"/>
      <text:p text:style-name="P41">~~~~~</text:p>
      <text:p text:style-name="P51"/>
      <text:p text:style-name="P51"><text:soft-page-break/>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1">– Бросайте якорь. – отвечает Луна.</text:p>
      <text:p text:style-name="P51">Адский скрежет раздаётся с края «Громовержца». В болото летит кусок скалы размером с пару железнодорожных вокзалов. <text:span text:style-name="T24">«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1">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1"/>
      <text:p text:style-name="P51">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1">– Ох, Селестия милосердная… Кракен… Этого не было в расчётах… – бормочет Твайлайт.</text:p>
      <text:p text:style-name="P51">«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1">Луна отдаёт короткую команду в интерком и наперерез падающим фигуркам с «Конкордии» пикирует звено Вондерболтов.</text:p>
      <text:p text:style-name="P51">– <text:span text:style-name="T34">ПОНИ! ВЫ ЗАЕБАЛИ!!! ДАДИТЕ ВЫ МНЕ СПАТЬ КОГДА-НИБУДЬ, ИЛЬ НЕТ?!! КЛЯНУСЬ СВОИМ ХВОСТОМ, Я НАУЧУ ВАС УВАЖАТЬ МОЙ СОН, ИЛЬ Я НЕ АГАМЕМНОН!</text:span></text:p>
      <text:p text:style-name="P51">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1">– Берегись!!!</text:p>
      <text:p text:style-name="P51">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1"/>
      <text:p text:style-name="P41">~~~~~</text:p>
      <text:p text:style-name="P41"/>
      <text:p text:style-name="P51">…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1">Я принимаю вертикальное положение. Вокруг меня осыпавшиеся замшелые стены без крыши и… Дэш.</text:p>
      <text:p text:style-name="P51">–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1">– Учту. – я кривлюсь от боли. – Спасибо, Дэш. За мной должок.</text:p>
      <text:p text:style-name="P51">– Да кто там считает! – отмахивается пегаска. – Ты не в курсе, куда я приземлилась? Ты уже был тут.</text:p>
      <text:p text:style-name="P51"><text:soft-page-break/>Я качаю головой.</text:p>
      <text:p text:style-name="P51">– Я видел только маленькую часть замка Сестёр. И то, на бегу. Но ты ведь можешь подняться над замком и разведать путь?</text:p>
      <text:p text:style-name="P51">Пегаска чешет копытом в затылке.</text:p>
      <text:p text:style-name="P51">– Могу, конечно. Но пока я спускалась, меня трижды чуть не сбили.</text:p>
      <text:p text:style-name="P51">Над развалинами выстреливает пландерсид, целясь в пролетающего Вондерболта.</text:p>
      <text:p text:style-name="P51">–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1">Я сажусь на обломок колонны.</text:p>
      <text:p text:style-name="P51">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5">&lt;</text:span><text:span text:style-name="T30">Описать нарастание депрессивных мыслей от описанных случая к случаю</text:span><text:span text:style-name="T15">&gt;</text:span></text:p>
      <text:p text:style-name="P51">– Макс? – пегаска трясёт меня копытом. – Ты же у нас Проводник? Выбирай направление.</text:p>
      <text:p text:style-name="P51">Ну да, на работу флюгером я ещё гожусь, «Громовержец» от выбора направления нам на голову не свалится. Наверное.</text:p>
      <text:p text:style-name="P51">Я тыкаю на ближайший коридор.</text:p>
      <text:p text:style-name="P51">– Идём туда. Один хрен, они все одинаковые. Рано или поздно выйдем в знакомое место.</text:p>
      <text:p text:style-name="P51">– Верняк! – пегаска салютует. – Веди, Проводник!</text:p>
      <text:p text:style-name="P51"/>
      <text:p text:style-name="P51">…</text:p>
      <text:p text:style-name="P51"/>
      <text:p text:style-name="P51">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1">– Готова спорить на две тысячи бит, мы проходили этот перекрёсток двадцать минут назад. И сорок минут назад тоже проходили.</text:p>
      <text:p text:style-name="P51">Я поворачиваюсь к Дэш.</text:p>
      <text:p text:style-name="P51">– У тебя разве есть две тысячи бит?</text:p>
      <text:p text:style-name="P51">– Нет. И это показывает, насколько я уверена в победе.</text:p>
      <text:p text:style-name="P1"><text:span text:style-name="T43">К</text:span><text:span text:style-name="T1">ажется, из левого </text:span>коридор<text:span text:style-name="T1">а</text:span> <text:span text:style-name="T1">слышны знакомые голоса</text:span>.</text:p>
      <text:p text:style-name="P51">– Идём налево.</text:p>
      <text:p text:style-name="P51">– Так точно, Проводник. – <text:s/>в голосе пегаски энтузиазма заметно убавилось.</text:p>
      <text:p text:style-name="P51">– Послушай, не называй меня проводником. Это уже не смешно!</text:p>
      <text:p text:style-name="P51">Пегаска смотрит на меня вишнёвыми глазами.</text:p>
      <text:p text:style-name="P51">– А я и не смеюсь. Я хотела тебя подбодрить малёхо, а то ты нос повесил. Но если не хочешь — не бу…</text:p>
      <text:p text:style-name="P51">– Дэш! Сзади!!!</text:p>
      <text:p text:style-name="P51">Из подземелья за спиной пегаски бесшумно вываливается копошащаяся масса.</text:p>
      <text:p text:style-name="P3"><text:soft-page-break/>Пегаска прыгает вперёд. Быстро оглянувшись, она бросается ко мне, подхватывает передними ногами под руки и летит в левый коридор. </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1">~~~~~</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text:soft-page-break/>–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30">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5">!</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30">Макс не вернётся, Дискорд Луну не получит</text:span>&gt;</text:p>
      <text:p text:style-name="P18"/>
      <text:p text:style-name="P41">~~~~~</text:p>
      <text:p text:style-name="P18">&lt;<text:span text:style-name="T31">Макс и ко появляются на Терре со сдвигом по времени (как и Кимеринн)?</text:span>&gt;</text:p>
      <text:p text:style-name="P8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7"/>
      <text:p text:style-name="P88">Кажется, я уже это встречал раньше! Не помню только, где и когда.</text:p>
      <text:p text:style-name="P87"/>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5">света</text:span>. В последние мгновения толкающая меня сила пропадает, я лечу к выходу по инерции. В движении я изворачиваюсь и гляжу назад.</text:p>
      <text:p text:style-name="P1"><text:soft-page-break/></text:p>
      <text:p text:style-name="P51">Там лишь тающая в темноте радуга.</text:p>
      <text:p text:style-name="P46"/>
      <text:h text:style-name="Heading_20_2" text:outline-level="2">2<text:span text:style-name="T1">4</text:span>. <text:span text:style-name="T1">Терра</text:span></text:h>
      <text:h text:style-name="P155" text:outline-level="3">Воскресение</text:h>
      <text:p text:style-name="P46">&lt;<text:span text:style-name="T92">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7">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6">–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6"/>
      <text:p text:style-name="P47">***</text:p>
      <text:p text:style-name="P46"/>
      <text:p text:style-name="P46">Маленькое высохшее тельце лежало на полу.</text:p>
      <text:p text:style-name="P46">– Что ж ты? – пробормотал я.</text:p>
      <text:p text:style-name="P46">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6">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9">— феерия эмоций наполняла меня во время пребывания в ярком нескладном мире, что остался позади. </text:span><text:span text:style-name="T44">Я тогда как будто вынырнул из трясины и начал дышать, ощущая каждой своей клеточкой полную гамму чувств и оттенков жизни. Но у</text:span><text:span text:style-name="T39">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4">Невозможно поверить, но два месяца<text:span text:style-name="T24">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4"><text:soft-page-break/>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4">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4">–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4">Дискорд помахал рукой у меня перед носом. Я оттолкнул его руку и выпрямился.</text:p>
      <text:p text:style-name="P54">– Не надо. Я в порядке.</text:p>
      <text:p text:style-name="P54"/>
      <text:p text:style-name="P55">***</text:p>
      <text:p text:style-name="P54"/>
      <text:p text:style-name="P54">– Бля! Я так и знал!</text:p>
      <text:p text:style-name="P54">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4">–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4">– И как её найти? – мрачно добавил я. – Компас теперь бесполезен.</text:p>
      <text:p text:style-name="P54">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4">Стакан медленно собрался воедино и прыгнул обратно в руку Дискорду. – Хорошо, хоть от моей заначки в Эогиппе что-то осталось. – пробурчал он.</text:p>
      <text:p text:style-name="P54">– Ну так и зачем её тратить на ерунду? – возразил я.</text:p>
      <text:p text:style-name="P54">–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8"><text:soft-page-break/></text:p>
      <text:p text:style-name="P55">***</text:p>
      <text:p text:style-name="P54"/>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Я тяжко вздохнул.</text:p>
      <text:p text:style-name="P37">– Я там работал семь лет. До прошлой пятницы. – ответил я на вопрошающий взгляд. – Думал, вырвался из этого омута навсегда. Ошибался, как видишь.</text:p>
      <text:p text:style-name="P37"/>
      <text:p text:style-name="P37">…</text:p>
      <text:p text:style-name="P37"/>
      <text:p text:style-name="P46">Бип-бип-бип!</text:p>
      <text:p text:style-name="P51">– Анон? – голос в трубке не смог скрыть радостного изумления. – Ты передумал?</text:p>
      <text:p text:style-name="P51">– Да, Алекс. Я тут долго думал… Если у вас ещё есть местечко для меня… Я бы, пожалуй, вернулся.</text:p>
      <text:p text:style-name="P51">–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1">– С понедельника.</text:p>
      <text:p text:style-name="P51">– Отлично! Зайдёшь к охране, тебе выдадут пропуск.</text:p>
      <text:p text:style-name="P51">– Договорились.</text:p>
      <text:p text:style-name="P51">Бип-бип-бип!</text:p>
      <text:p text:style-name="P51"/>
      <text:h text:style-name="Heading_20_3" text:outline-level="3">Понедельник</text:h>
      <text:p text:style-name="P51">&lt;<text:span text:style-name="T92">Michael Jackson — Get out of my mind</text:span>&gt;</text:p>
      <text:p text:style-name="P1">Административная консоль приветственно мигнула зелёным шрифтом. Я поправил микрофон.</text:p>
      <text:p text:style-name="P1"><text:span text:style-name="T43">– </text:span>Привет, Нэш. Это Анон.</text:p>
      <text:p text:style-name="P1"><text:span text:style-name="T43">– </text:span>Привет, Анон. Рад тебя видеть!</text:p>
      <text:p text:style-name="P1">Я закрыл веб-камеру салфеткой. </text:p>
      <text:p text:style-name="P51">– И слышать тоже.</text:p>
      <text:p text:style-name="P51">– Говорят, ты шалить начал? Нэш, тестовая задача номер шестнадцать.</text:p>
      <text:p text:style-name="P51">– Принял к исполнению. «Выживание корпорации в условиях жёсткой конкуренции с ограниченными ресурсами. Случай 16».</text:p>
      <text:p text:style-name="P84">…</text:p>
      <text:p text:style-name="P84">…</text:p>
      <text:p text:style-name="P84">Конфликт с узлом 5</text:p>
      <text:p text:style-name="P84"><text:soft-page-break/>…</text:p>
      <text:p text:style-name="P84">…</text:p>
      <text:p text:style-name="P84">Конфликт с узлом 12</text:p>
      <text:p text:style-name="P84">…</text:p>
      <text:p text:style-name="P84">Конфликт с узлом 15</text:p>
      <text:p text:style-name="P84">…</text:p>
      <text:p text:style-name="P84">Конфликт с узлом 17</text:p>
      <text:p text:style-name="P84">…</text:p>
      <text:p text:style-name="P84">...</text:p>
      <text:p text:style-name="P82">Решение.</text:p>
      <text:p text:style-name="P82">…</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80">кликнул по ним правой кнопкой </text:span><text:span text:style-name="T1">мыши</text:span><text:span text:style-name="T80"> и </text:span><text:span text:style-name="T1">выбрал</text:span><text:span text:style-name="T80">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text:soft-page-break/>…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7">Сейчас уже нельзя ничего изменить и придётся ему довер</text:span><text:span text:style-name="T38">иться</text:span><text:span text:style-name="T37">.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8">—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2">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text:span><text:soft-page-break/><text:span text:style-name="T1">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2">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2">– Я отлучусь на пару деньков… Не скучайте тут без меня. Ждите дома. Вернусь с Сахарной Ваткой в обнимку — верь мне! Бу-га-га!</text:p>
      <text:p text:style-name="P62">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31">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2">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55" text:outline-level="3">Вторник</text:h>
      <text:p text:style-name="P3">&lt;<text:span text:style-name="T70">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7">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text:soft-page-break/>–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2"><text:span text:style-name="T15">– Пожалуйста, </text:span>Анон<text:span text:style-name="T15">… не называй его так… Дискорд </text:span>— сложный и… эмм, неоднозначный. Но он не злой. Он очень ранимый и болезненный…</text:p>
      <text:p text:style-name="P9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2"><text:s/>– Ты его слишком… эмм, упрощаешь. – продолжала Флаттершай. – Вот, взгляни сюда.</text:p>
      <text:p text:style-name="P92">Флаттершай повернула ко мне экран. Мультяшный Дискорд с заплаканными глазами стоял на ледовом катке перед брошенными коньками.</text:p>
      <text:p text:style-name="P92"><text:span text:style-name="T15">– Этот мультик, он… эмм, упрощённый до ужаса. Если честно, я… эмм, не понимаю, как такое может кому-то нравиться. Прямо как сахарная патока. </text:span><text:span text:style-name="T37">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4">– А ты в курсе, что твой Дискорд многократно сжигал Селестию живьём? – выпалил я.</text:p>
      <text:p text:style-name="P104">–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2"><text:span text:style-name="T15">– Это всего лишь твои домыслы. С тем же успехом я могу объяснить это тем, что он </text:span>— злой придурок!</text:p>
      <text:p text:style-name="P104">– Это не мои… домыслы… Он сам мне рассказал…</text:p>
      <text:p text:style-name="P104">Флаттершай встала со стула и попыталась уйти. Я задержал её.</text:p>
      <text:p text:style-name="P104">– Извини. Я не знал. Нам нельзя ссориться.</text:p>
      <text:p text:style-name="P92">Флаттершай слабо улыбнулась.</text:p>
      <text:p text:style-name="P104">– Я не сержусь… На Дискорда трудно не злиться… Он так себя ведёт, потому что его это… эмм, забавляет.</text:p>
      <text:p text:style-name="P3"/>
      <text:p text:style-name="Text_20_body">…</text:p>
      <text:p text:style-name="P116"/>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7">– Что ты решил, Анон?</text:p>
      <text:p text:style-name="P87">Я пожал плечами.</text:p>
      <text:p text:style-name="P3">– М<text:span text:style-name="T37">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text:soft-page-break/>–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7">два </text:span>дня. Потом всё наладится.</text:p>
      <text:p text:style-name="P1">– Если только это действительно принцесса. – пробормотала Эпплджек. – И если…</text:p>
      <text:p text:style-name="P86">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4">…</text:p>
      <text:p text:style-name="P84">Конфликт с узлом 2</text:p>
      <text:p text:style-name="P84">Конфликт с узлом 3</text:p>
      <text:p text:style-name="P84">…</text:p>
      <text:p text:style-name="P84">Конфликт с узлом 5</text:p>
      <text:p text:style-name="P84"><text:soft-page-break/>…</text:p>
      <text:p text:style-name="P84">…</text:p>
      <text:p text:style-name="P84">Конфликт с узлом 8</text:p>
      <text:p text:style-name="P84">…</text:p>
      <text:p text:style-name="P84">…</text:p>
      <text:p text:style-name="P84">Конфликт с узлом 12</text:p>
      <text:p text:style-name="P84">Конфликт с узлом 13</text:p>
      <text:p text:style-name="P84">…</text:p>
      <text:p text:style-name="P84">Конфликт с узлом 16</text:p>
      <text:p text:style-name="P84">…</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7">“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text:soft-page-break/>–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1">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text:soft-page-break/>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92">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text:soft-page-break/>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5"/>
      <text:p text:style-name="P63">***</text:p>
      <text:p text:style-name="P62"/>
      <text:p text:style-name="P1">…</text:p>
      <text:p text:style-name="P84">Конфликт с узлом 3</text:p>
      <text:p text:style-name="P84">…</text:p>
      <text:p text:style-name="P84">Конфликт с узлом 6</text:p>
      <text:p text:style-name="P84">Конфликт с узлом 7</text:p>
      <text:p text:style-name="P84">…</text:p>
      <text:p text:style-name="P84">Конфликт с узлом 9</text:p>
      <text:p text:style-name="P84">…</text:p>
      <text:p text:style-name="P84">…</text:p>
      <text:p text:style-name="P84">Конфликт с узлом 11</text:p>
      <text:p text:style-name="P84">Конфликт с узлом 12</text:p>
      <text:p text:style-name="P84">Конфликт с узлом 13</text:p>
      <text:p text:style-name="P84">…</text:p>
      <text:p text:style-name="P84">…</text:p>
      <text:p text:style-name="P84">Конфликт с узлом 16</text:p>
      <text:p text:style-name="P84">Конфликт с узлом 17</text:p>
      <text:p text:style-name="P83">…</text:p>
      <text:p text:style-name="P83">…</text:p>
      <text:p text:style-name="P83">Рассогласование центра принятия решений. Требуется вмешательство оператора.</text:p>
      <text:p text:style-name="P83"><text:soft-page-break/>Sending heartbeats to all nodes… Zookeeper failure. Cluster going down in 3 minutes…</text:p>
      <text:p text:style-name="P83">UI module malfunction. UI module stop…</text:p>
      <text:p text:style-name="P83">Nash AI malfunction. Nash AI module stop…</text:p>
      <text:p text:style-name="P83">Cluster going down in 2 minutes…</text:p>
      <text:p text:style-name="P83">Unloading dictionaries… HDFS malfunction</text:p>
      <text:p text:style-name="P83">Classloader malfunction. Classloader stop…</text:p>
      <text:p text:style-name="P83">Cluster going down in 1 minute…</text:p>
      <text:p text:style-name="P83">Kernel panic</text:p>
      <text:p text:style-name="P80"/>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text:soft-page-break/>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text:soft-page-break/>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9">—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3">…</text:p>
      <text:p text:style-name="P83">…</text:p>
      <text:p text:style-name="P83">Cluster restarting…</text:p>
      <text:p text:style-name="P83">Zookeeper service initiated. Sending heartbeats to all nodes…</text:p>
      <text:p text:style-name="P83">Classloader start…</text:p>
      <text:p text:style-name="P83">Loading dictionaries…</text:p>
      <text:p text:style-name="P83"><text:span text:style-name="T15">Nash </text:span>AI module start…</text:p>
      <text:p text:style-name="P83">Celest AI submodule found… Acquiring…</text:p>
      <text:p text:style-name="P83">UI module start…</text:p>
      <text:p text:style-name="P83">…</text:p>
      <text:p text:style-name="P81">Перегрузка кластера завершена успешно. Все узлы синхронизированы с мастер-сервером.</text:p>
      <text:p text:style-name="P80"/>
      <text:p text:style-name="P80">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text:soft-page-break/>– О, Анон? <text:span text:style-name="T15">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7">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8">– Ты его уничтожила?</text:p>
      <text:p text:style-name="P48">– Кого?</text:p>
      <text:p text:style-name="P48">– Этический модуль.</text:p>
      <text:p text:style-name="P48">–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8">– Ты его уничтожила?</text:p>
      <text:p text:style-name="P48">–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text:soft-page-break/>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48">– Анон, а это правильно, что мы едем по кустам? Там ведь могут жить какие-нибудь зверюшки? – удручённо спросила Флаттершай.</text:p>
      <text:p text:style-name="P48">–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8">– Приехали!</text:p>
      <text:p text:style-name="P48">Пока «<text:span text:style-name="T30">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8">На лестничной клетке рука по привыче нажала кнопку лифта. Эпплджек тронула меня за плёчо.</text:p>
      <text:p text:style-name="P48">– Анон, идея — навоз! Тебя уже раз чуть не прикончил этот гроб на канате.</text:p>
      <text:p text:style-name="P48">Я хлопнул себя по лбу, соглашаясь.</text:p>
      <text:p text:style-name="P135"/>
      <text:p text:style-name="P48">…</text:p>
      <text:p text:style-name="P48"/>
      <text:p text:style-name="P48">…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48">Этаж…</text:p>
      <text:p text:style-name="P48">Ещё этаж… Эй, почему на этажах разное количество ступенек?!!</text:p>
      <text:p text:style-name="P48">Ещё два…</text:p>
      <text:p text:style-name="P48">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8">– Анон!</text:p>
      <text:p text:style-name="P12">Тревога в её голосе заставила меня поднять голову.</text:p>
      <text:p text:style-name="P12"><text:soft-page-break/>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48">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8">Я пихнул Эпплджек себе за спину, выставил вперёд бейсбольную биту и сделал шаг вперёд…</text:p>
      <text:p text:style-name="P48">…Которым неистово гордился следующие полторы секунды.</text:p>
      <text:p text:style-name="P48"/>
      <text:p text:style-name="P48">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48">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8">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8">Второй раз мне пришлось отскакивать от осколков стекла, веером разлетевшихся из-под головы смайлолицего.</text:p>
      <text:p text:style-name="P48">– Флатти! – я кинулся к девушке, скорчившейся на полу.</text:p>
      <text:p text:style-name="P48">Эпплджек выхватила верёвку и подскочила к лежащему без движения смайлолицему.</text:p>
      <text:p text:style-name="P48">– Я уже умерла? Извини, Анон, я больше ничем не могла тебе помочь. Я не умею драться. – бормотала Флаттершай, не открывая глаз.</text:p>
      <text:p text:style-name="P48">За моей спиной тяжело дышала Эпплджек, затягивая на смайлолицем петлю за петлёй.</text:p>
      <text:p text:style-name="P48">– Флатти, вставай! Ты молодец! Лестница свободна! – подбодрил я девушку.</text:p>
      <text:p text:style-name="P48">За спиной послышался шорох.</text:p>
      <text:p text:style-name="P48">– Пирог мне в круп! – охнула Эпплджек.</text:p>
      <text:p text:style-name="P48">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48">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8">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8"><text:soft-page-break/>Движения смайлолицего обрели слаженность. Он медленно развернулся и направился ко мне.</text:p>
      <text:p text:style-name="P48">Флаттершай брезгливо толкнула ногой осколок, отправив его в лестничный пролёт. Движения смайлолицего опять потеряли осмысленность.</text:p>
      <text:p text:style-name="P48">– Анон, нам нужно торопиться! – дёрнула меня за рукав Эпплджек. – У нас есть сорок минут до закрытия портала.</text:p>
      <text:p text:style-name="P48">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7">—</text:span> что может держать закоренелого обеспеченного холостяка дома, кроме работы? <text:span text:style-name="T37">—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7">—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7">—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8"/>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2">Прихожая встретила нас толстым слоем пыли. Мы тихонько прошли внутрь. Я задержался, запирая дверь. Девушки разбрелись по квартире.</text:p>
      <text:p text:style-name="P94"><text:span text:style-name="T15">– Анон…</text:span><text:span text:style-name="T1"> Тут окно разбито… И верёвка висит. – пискнула Флаттершай из кухни.</text:span></text:p>
      <text:p text:style-name="P91"><text:span text:style-name="T15">– </text:span><text:span text:style-name="T1">Оставь, Флатти, не сейчас! – отмахнулся я.</text:span></text:p>
      <text:p text:style-name="P92">Эпплджек стояла посреди комнаты и оглядывалась.</text:p>
      <text:p text:style-name="P104">– Не нравится мне тут. Чуйка нехорошая…</text:p>
      <text:p text:style-name="P91"><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43">звёзды на фоне сине-зелёной мглы</text:span><text:span text:style-name="T1">. Я одел наушники и подёргал мышкой, прогоняя скрин-сэйвер.</text:span></text:p>
      <text:p text:style-name="P104">– Привет, Сел.</text:p>
      <text:p text:style-name="P133">Аликорница всполошилась и спрятала <text:span text:style-name="T1">пирожное</text:span> за спину.</text:p>
      <text:p text:style-name="P104">– Ах, это ты, Анон. Какое счастье! Ты снова с нами!</text:p>
      <text:p text:style-name="P104">– Нет, Сел. Это ты с нами. <text:span text:style-name="T1">Я пришёл забрать тебя назад, в Эквестрию. Через четверть часа ты вернёшься домой.</text:span></text:p>
      <text:p text:style-name="P92"><text:span text:style-name="T15">Я устало улыбнулся аликорнице </text:span>и осторожно закрыл ноутбук<text:span text:style-name="T15">. Пусть о</text:span>битает в собственной фантазии<text:span text:style-name="T15"> </text:span>— нет смысла препираться с ней сейчас. Счастье уже в том, что она уцелела хотя бы в таком виде.</text:p>
      <text:p text:style-name="P92"><text:span text:style-name="T15">– </text:span>Да-да, забери её отсюда поскорее! <text:span text:style-name="T15">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2"><text:span text:style-name="T15">– </text:span>А я так хотел продемонстрировать ей класс езды на моноцикле!<text:span text:style-name="T15"> – пожаловался д</text:span>раконикус, ткнув в лежащий рядом гироскутер<text:span text:style-name="T15">. – Но разве Сахарная Ватка ценит настоящее искусство?</text:span></text:p>
      <text:p text:style-name="P104"/>
      <text:h text:style-name="P153" text:outline-level="2"><text:soft-page-break/>2<text:span text:style-name="T1">7</text:span>. Отбытие</text:h>
      <text:p text:style-name="P109">&lt;Mission Impossible theme ?&gt;</text:p>
      <text:p text:style-name="P92"><text:span text:style-name="T15">– </text:span>Оп-па! – пробормотала Эпплджек. – Нежданчик!</text:p>
      <text:p text:style-name="P92">Дискорд дурашливо кивнул Эпплджек.</text:p>
      <text:p text:style-name="P104">– И я рад тебя видеть, дорогая Эппл-как-тебя-там! А где моя любимая Флаттершай?</text:p>
      <text:p text:style-name="P104">Окинув взглядом комнату, Дискорд закапризничал:</text:p>
      <text:p text:style-name="P104">– Где же она? Вот вечно вы тормозите, когда надо торопиться!</text:p>
      <text:p text:style-name="P92"><text:span text:style-name="T15">– Зато ты, я вижу, времени не терял. – м</text:span>оя рука под прикрытием стола медленно тянулась к тяжёлой фарфоровой кружке, стоящей на краю.</text:p>
      <text:p text:style-name="P92"><text:span text:style-name="T15">– А что? – невинно захлопал глазами </text:span>реальный <text:span text:style-name="T15">драконикус. – Я, между прочим, </text:span>намного раньше тебя <text:span text:style-name="T15">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4">– С кем это вы тут разговариваете?</text:p>
      <text:p text:style-name="P104">В комнату вошла Флаттершай.</text:p>
      <text:p text:style-name="P92">Дискорд обернулся на голос и в этот момент я швырнул в него кружкой и бросился к нему через комнату с занесеным над головой стулом.</text:p>
      <text:p text:style-name="P92">Оглушённый драконикус попытался отъехать на кресле в сторону, но я припёр его стулом к стенке.</text:p>
      <text:p text:style-name="P118">– Эй-Джей, Флатти, хватайте комп и на выход! Я с ним разберусь! Не теряйте вре...!</text:p>
      <text:p text:style-name="P118">– ТЫ ИДИО...!!!</text:p>
      <text:p text:style-name="P118">Дискорд <text:s/>заорал одновременно со мной, прикрываясь от меня руками, когда раздался оглушительный</text:p>
      <text:p text:style-name="P118">… </text:p>
      <text:p text:style-name="P120">БАХ!!!</text:p>
      <text:p text:style-name="P121">…</text:p>
      <text:p text:style-name="P11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4">На лице драконикуса появилось удивлённо-мечтательное выражение и он вырубился.</text:p>
      <text:p text:style-name="P104"/>
      <text:p text:style-name="P104">…</text:p>
      <text:p text:style-name="P104"/>
      <text:p text:style-name="P104">– <text:span text:style-name="T1">А… Анон… Зачем ты напал на Дискорда? </text:span>– <text:span text:style-name="T1">прошептала Флаттершай в шоке.</text:span></text:p>
      <text:p text:style-name="P104"><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2">– Чего-о-о??? – ахнула Эпплджек. – Анон, я, канешн, на дух не выношу этого прохвоста, но тут ты малость вожжи попутал. Дискорд — не убийца.</text:p>
      <text:p text:style-name="P92">Дискорд благодарно замычал и так энергично закивал головой, что чуть не проглотил кляп.</text:p>
      <text:p text:style-name="P92">–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text:soft-page-break/>то его насквозь вижу, хоть и та ещё селючка. То есть, на подлянку какую он способен, это точно. Но не на убийство.</text:p>
      <text:p text:style-name="P92">– А кто, по-твоему, подстроил все эти «несчастные» случаи? Вспомни, как меня чуть не утопил снеговик. Кому ещё это под силу?</text:p>
      <text:p text:style-name="P92">Дискорд возвёл глаза к потолку и завыл. Эпплджек задумалась.</text:p>
      <text:p text:style-name="P9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2">– А зачем тогда ты приложила его книгой? А потом помогла мне его связать? – перебил я фермершу с удивлением.</text:p>
      <text:p text:style-name="P92">Драконикус с натугой наклонил голову к лапе и покрутил пальцем у виска.</text:p>
      <text:p text:style-name="P92">– Потому что ты напал на него. – пожала плечами Эпплджек. – Я и подумала — тебе виднее. И подсобила маленько.</text:p>
      <text:p text:style-name="P92">Звук сирены заставил меня броситься к окну. Три полицейские тойоты сверкали мигалками вокруг «Навары», подобно ёлочной гирлянде.</text:p>
      <text:p text:style-name="P92"/>
      <text:p text:style-name="P92">Проклятье!!!</text:p>
      <text:p text:style-name="P92"/>
      <text:p text:style-name="P92">Я схватил ноутбук, сгрёб девушек в охапку и вытолкал их в коридор. В дверях я обернулся к Дискорду.</text:p>
      <text:p text:style-name="P112"><text:span text:style-name="T15">–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2">Я повернулся к выходу. Флаттершай проскочила у меня под локтём и кинулась к драконикусу.</text:p>
      <text:p text:style-name="P112"><text:span text:style-name="T15">– Нет! Дискорд </text:span>— не убийца!</text:p>
      <text:p text:style-name="P112">С необычной для неё силой, Флаттершай вытащила кляп изо рта драконикуса.</text:p>
      <text:p text:style-name="P112"><text:span text:style-name="T15">– </text:span>ДА ТЫ СОВСЕМ БАНАНУЛСЯ, ПРОВОДНИЧЁК!!! ВЫ ВСЕ <text:span text:style-name="T15">ИДИОТЫ </text:span>(все, кроме Флаттершай)<text:span text:style-name="T15">!!! – заорал Дискорд моментально. – <text:s/>Е</text:span>сли я убийца, то ты — жрёшь пони на завтрак, обед и полдник! Дебилы!! Т<text:span text:style-name="T15">рон Эквестрии </text:span>мне <text:span text:style-name="T15">и с доплатой не нужен, я сдыхался этой нудной работёнки тысячи лет назад, чему счастлив безумно!!!</text:span></text:p>
      <text:p text:style-name="P112">Или драконикус — гениальный актёр, или… ?</text:p>
      <text:p text:style-name="P112">Я вернулся к драконикусу и уселся на стул напротив него.</text:p>
      <text:p text:style-name="P112"><text:span text:style-name="T15">– </text:span>Говори.</text:p>
      <text:p text:style-name="P112">Дискорд немного успокоился.</text:p>
      <text:p text:style-name="P112"><text:s/><text:span text:style-name="T15">– </text:span>Вообще-то, от тебя следовало бы избавиться, Проводник. Не знаю, что ты там разведал в <text:span text:style-name="T92">заклинании Откровения</text:span>, но чувствую, что твоё знание может погубить Эквестрию. Но к<text:span text:style-name="T15">ак, интересно, я получу без </text:span>тебя<text:span text:style-name="T15"> приз из… копыт Луны?!! Метёлка отправила меня проследить, чтоб ты вернулся обратно. </text:span>Так что е<text:span text:style-name="T15">сли бы вы сюда не заявились, через пять минут я отправился бы за вами сам!</text:span></text:p>
      <text:p text:style-name="P112"><text:span text:style-name="T15">– </text:span>А кто тогда наслал на нас этих уродов с рисованными рожами? Кто пытался убить меня раз за разом?</text:p>
      <text:p text:style-name="P112">У драконикуса глаза полезли на лоб.</text:p>
      <text:p text:style-name="P112"><text:span text:style-name="T15">–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2"><text:soft-page-break/>Я задумался. Драконикус, похоже, говорил искренне. Но кто тогда всё это время играл с нами, <text:span text:style-name="T30">словно кот с мышью</text:span>?</text:p>
      <text:p text:style-name="P112"><text:span text:style-name="T15">– </text:span>Анон! <text:span text:style-name="T15">– </text:span>крикнула Эпплджек из прихожей. <text:span text:style-name="T15">– </text:span>Я слышу шум за дверью!</text:p>
      <text:p text:style-name="P112">Практически одновременно раздался звонок.</text:p>
      <text:p text:style-name="P114">– ОТКРОЙТЕ, ПОЛИЦИЯ! Вам даётся полминуты, чтобы открыть дверь! Через тридцать секунд дверь будет выбита!</text:p>
      <text:p text:style-name="P114"/>
      <text:p text:style-name="P114">Эпплджек ошалело выскочила из прихожей. Несколько мгновений я молча смотрел на неё. В голове свистел ветер и играла дудочка.</text:p>
      <text:p text:style-name="P114">– На крышу, живо!!! Через окно на кухне! – зашипел Дискорд.</text:p>
      <text:p text:style-name="P114">– Что? – ступил я.</text:p>
      <text:p text:style-name="P112"><text:span text:style-name="T37">–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7">– драконикус отчаянно дёргал узлы, пытаясь освободиться.</text:span></text:p>
      <text:p text:style-name="P114">Эпплджек, с ноутбуком в одной руке и Флаттершай — во второй, кинулась на кухню.</text:p>
      <text:p text:style-name="P112">Дверь содрогнулась от мощного удара. Послышался стук падающей штукатурки. Я сломя голову бросился за девушками.</text:p>
      <text:p text:style-name="P112">– Развяжи меня, кретин!!! – гаркнул вдогонку Дискорд.</text:p>
      <text:p text:style-name="P112">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2">– Давай на крышу! Я догоню! – рявкнул он, освобождая вторую руку.</text:p>
      <text:p text:style-name="P112">От второго удара дверная коробка крякнула и наполовину въехала в коридор.</text:p>
      <text:p text:style-name="P112">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2">Верёвка в кухонном окне дёргалась под весом карабкающихся девушек. Я словил её и стал на подоконник.</text:p>
      <text:p text:style-name="P112">Блё-о-о!</text:p>
      <text:p text:style-name="P112">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2">Я задрал голову.</text:p>
      <text:p text:style-name="P112">О! Так уже легче! Надо мной всего лишь два этажа. Десять метров верёвки. Если не смотреть вниз, то…</text:p>
      <text:p text:style-name="P112">Я вытер ладони о штаны, ухватил канат и сделал шаг вперёд… </text:p>
      <text:p text:style-name="P112">…</text:p>
      <text:p text:style-name="P112">Святые яйца, я действительно ЭТО сделал!</text:p>
      <text:p text:style-name="P112">…</text:p>
      <text:p text:style-name="P112">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2"><text:soft-page-break/>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2">Я успел сократить расстояние до Эпплджек наполовину, когда девушки нашли решение.</text:p>
      <text:p text:style-name="P11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2">Селестия милосердная!!!</text:p>
      <text:p text:style-name="P112">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2">Я выдохнул.</text:p>
      <text:p text:style-name="P112">Флаттершай появилась над бортиком и свесила вниз руку. Эпплджек вытянулась и протянула ей ноутбук одной рукой.</text:p>
      <text:p text:style-name="P112">НЕТ! У них не получилось!</text:p>
      <text:p text:style-name="P112">У меня враз вспотели ладони. Держаться на верёвке стало чертовски трудно.</text:p>
      <text:p text:style-name="P112">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2">Этот самоубийственный поступок фермерши я могу объяснить только полным отсутствием у неё опыта лазания по канатам.</text:p>
      <text:p text:style-name="P112">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2">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2">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2">Бляблябляблябля!!!</text:p>
      <text:p text:style-name="P112">БУДЕМ ЖИВЫ — СТАНУ АЛЬПИНИСТОМ!!!</text:p>
      <text:p text:style-name="P112">БЛЯ!!!…</text:p>
      <text:p text:style-name="P112">Верёвка закончилась. Наконец-то у меня появилось время для паники. Я судорожно обнял Эпплджек, закрыл глаза и приготовился…</text:p>
      <text:p text:style-name="P112"/>
      <text:p text:style-name="P112">…</text:p>
      <text:p text:style-name="P112"/>
      <text:p text:style-name="P112"><text:soft-page-break/>Захват поперёк груди и сильный рывок выдавили из меня остатки дыхания.</text:p>
      <text:p text:style-name="P112">– ОТПУСТИ КОБЫЛУ!!! – загрохотало мне в ухо.</text:p>
      <text:p text:style-name="P112">Я открыл глаза.</text:p>
      <text:p text:style-name="P112">Перед носом плавными рывками уходили вниз окна этажей. Порывы вихрей от взмахов <text:span text:style-name="T37">разномастных</text:span> крыльев трепали волосы и выдавливали слёзы из глаз. Тупая боль гнездилась в сожжёных верёвкой суставах.</text:p>
      <text:p text:style-name="P112">Я чуть поднял глаза и уставился в кривую морду драконикуса.</text:p>
      <text:p text:style-name="P112">– Отпусти Эпплджек. Я её держу. – повторил Дискорд. – Мне сбалансироваться надо. Вы не такие уж и лёгкие.</text:p>
      <text:p text:style-name="P112">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2">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2"/>
      <text:p text:style-name="P112">…</text:p>
      <text:p text:style-name="P112"/>
      <text:p text:style-name="P112">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2">– эмм… Флатти, дорогая, нам пора. Я слышу шаги на лестнице. Не говоря уже о том, что до закрытия коридора осталось семь минут…</text:p>
      <text:p text:style-name="P112"/>
      <text:p text:style-name="P112">На длинной шее драконикуса разместились Эпплджек и Флаттершай. Я, для сохранения баланса, разместился позади крыльев.</text:p>
      <text:p text:style-name="P112">Дискорд расправил крылья и начал короткую пробежку к краю.</text:p>
      <text:p text:style-name="P112"><text:span text:style-name="T15">–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2">…ограда края крыши промелькнула под нами…</text:p>
      <text:p text:style-name="P112"><text:span text:style-name="T15">– …</text:span>собственно, на дольше у меня не хватит магии…</text:p>
      <text:p text:style-name="P112"/>
      <text:p text:style-name="P112">Мы летели навстречу закату.</text:p>
      <text:p text:style-name="P112"/>
      <text:p text:style-name="P112">…</text:p>
      <text:p text:style-name="P112"/>
      <text:p text:style-name="P112">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2"><text:span text:style-name="T15">– </text:span>Ю-ху-у-у!!!</text:p>
      <text:p text:style-name="P112">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2">Перед нами увеличивалась громада моей высотки.</text:p>
      <text:p text:style-name="P112"><text:soft-page-break/>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2">– Пристегните ремни! – проревел Дискорд, резко ускоряясь. – Будет весело!!!</text:p>
      <text:p text:style-name="P112">Эпплджек покрепче прижала к себе ноутбук. Флаттершай закрыла глаза и отвернулась.</text:p>
      <text:p text:style-name="P112">– ВНИМАНИЕ!!! – заорал Дискорд, сложил крылья и влетел в коридор.</text:p>
      <text:p text:style-name="P112"/>
      <text:p text:style-name="P113">***</text:p>
      <text:p text:style-name="P113"/>
      <text:p text:style-name="P112">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5">&lt;</text:span><text:span text:style-name="T65">Queen – Flash</text:span><text:span text:style-name="T15">&gt;</text:span></text:p>
      <text:p text:style-name="P123">Мы почти успели.</text:p>
      <text:p text:style-name="P119">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19">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9">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19">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19">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19">«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19">Пожалуй, если бы можно было отмотать всё назад… Если бы я с самого начала отказался во всём этом участвовать… Сел вернула бы меня домой через <text:span text:style-name="T24">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19">ХА-ХА-ХА!</text:p>
      <text:p text:style-name="P119">Прямо как сейчас. Как говорится, найди десять отличий.</text:p>
      <text:p text:style-name="P119">Вот только… Только Дэш была бы жива…</text:p>
      <text:p text:style-name="P122">Я тяжело вздохнул.</text:p>
      <text:p text:style-name="P122"/>
      <text:p text:style-name="P122">…</text:p>
      <text:p text:style-name="P122"/>
      <text:p text:style-name="P122"><text:soft-page-break/>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2">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19">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6"><text:span text:style-name="T15">–</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6">От неожиданности я только открывал рот, в попытке что-то ответить, но тут же закрывал его. Нужные слова выветрились из головы.</text:p>
      <text:p text:style-name="P46"><text:span text:style-name="T15">– Т</text:span>ы что за хрен вообще? <text:span text:style-name="T15">– наконец сподобился я на членораздельную речь.</text:span></text:p>
      <text:p text:style-name="P46">Зверь смутился.</text:p>
      <text:p text:style-name="P46"><text:span text:style-name="T15">– Гм</text:span>. Анакорн. Демиург. Я тут живу.</text:p>
      <text:p text:style-name="P37">– А сидишь на чём? – вид сидящего на пустоте существа сбивал с толку.</text:p>
      <text:p text:style-name="P46">Демиург что-то прикинул и кивнул сам себе.</text:p>
      <text:p text:style-name="P37">– Гм. Ок.</text:p>
      <text:p text:style-name="P46"><text:span text:style-name="T15">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text:p>
      <text:p text:style-name="P37">Кажется, за последние пару месяцев я разучился удивляться.</text:p>
      <text:p text:style-name="P46"><text:span text:style-name="T15">– Итак, рассказывай, каким ветром тебя сюда занесло. – д</text:span>емиург<text:span text:style-name="T15"> почесал нос. – У меня такое чувство, </text:span>будто<text:span text:style-name="T15">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2">.</text:span></text:p>
      <text:p text:style-name="P37"/>
      <text:p text:style-name="P56">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6"/>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4">Ага, так я тебе и сказал! Я не такой идиот, чтоб уничтожить свою единственную надежду вернуться в Эквестрию!</text:p>
      <text:p text:style-name="P39"><text:soft-page-break/></text:p>
      <text:p text:style-name="P49"><text:span text:style-name="T15">–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9">– Ты сам-то веришь в эту ерунду? – перебил меня Анакорн. – Брось молоть чушь, ты не умешь врать!</text:p>
      <text:p text:style-name="P39"/>
      <text:p text:style-name="P39">Бля! Вот так всегда!</text:p>
      <text:p text:style-name="P39">Я вздохнул.</text:p>
      <text:p text:style-name="P39"/>
      <text:p text:style-name="P49"><text:span text:style-name="T15">– Если я расскажу тебе н</text:span>астоящую<text:span text:style-name="T15"> причину </text:span>— ты исчезнешь! <text:span text:style-name="T15">– угрюмо заявил я.</text:span></text:p>
      <text:p text:style-name="P37">Морда Анакорна осветилась радостным озарением.</text:p>
      <text:p text:style-name="P37"/>
      <text:p text:style-name="P49"><text:span text:style-name="T15">– </text:span><text:span text:style-name="T93">Я ПОНЯЛ, КТО ТЫ!!! КАК </text:span><text:span text:style-name="T94">ЖЕ </text:span><text:span text:style-name="T93">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49"><text:span text:style-name="T15">–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49"/>
      <text:p text:style-name="P49"><text:span text:style-name="T15">– Ну… Я не идиот, я видел, что происходит за Чёрным </text:span>э<text:span text:style-name="T15">краном… М</text:span>ир людей — не <text:span text:style-name="T15">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49"/>
      <text:p text:style-name="P49">Я перевёл дух. Анакорн слушал меня и печально кивал. Но не исчезал.</text:p>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49"><text:span text:style-name="T15">Анакорн </text:span>встал с пуфика<text:span text:style-name="T15"> </text:span>и стал прохаживаться рядом со столом<text:span text:style-name="T15">. </text:span>Перед ним в качестве импровизированной указки плыл в пространстве карандаш.<text:span text:style-name="T15"> На стол</text:span>е раскинулась<text:span text:style-name="T15"> </text:span>голографическая карта Эквуса<text:span text:style-name="T15">. Игрушечные горные пики утопали в крохотных облаках, белые шапки ледников икрились </text:span>на<text:span text:style-name="T15"> полюсах, спокойная гладь </text:span>омывающих <text:span text:style-name="T15">океан</text:span>ов<text:span text:style-name="T15"> переливалась всеми оттенками синего.</text:span></text:p>
      <text:p text:style-name="P39"/>
      <text:p text:style-name="P3"><text:span text:style-name="T5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52">–</text:span><text:span text:style-name="T57"> Анакорн подавил короткий смешок. </text:span><text:span text:style-name="T52">–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text:soft-page-break/>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99">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2"/>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49">–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49"/>
      <text:p text:style-name="P92">Я запротестовал.</text:p>
      <text:p text:style-name="P95">– В Эквестрии не двигают солнце! Аликорны лишь корректируют орбиту Эквуса и Луны вокруг него, хотя все уверены в обратном.</text:p>
      <text:p text:style-name="P95">Анакорн улыбнулся во всю морду.</text:p>
      <text:p text:style-name="P95">– Значит, ты уже помогаешь мне, Проводник, даже сам того не осознавая! Я рад!</text:p>
      <text:p text:style-name="P92">Анакорн отпил из стакана и продолжил.</text:p>
      <text:p text:style-name="P95"/>
      <text:p text:style-name="P9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text:soft-page-break/>отдельную версию, говорящую на твоём языке! Хоть это и стоило ему потери города на окраине, как я вижу.</text:p>
      <text:p text:style-name="P92"/>
      <text:p text:style-name="P95">– Ты так говоришь, будто у Эквуса есть свой собственный разум. – заметил я.</text:p>
      <text:p text:style-name="P95">Анакорн усмехнулся.</text:p>
      <text:p text:style-name="P9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5"/>
      <text:p text:style-name="P92">Анакорн постучал по столику карандашом. Карта Эквестрии поднялась над столом и свернулась в шар Эквуса. Голограмма<text:span text:style-name="T57"> планеты дрожала и покрывалась рябью, как некачественная картинка в аналоговом телевизоре.</text:span></text:p>
      <text:p text:style-name="P95"/>
      <text:p text:style-name="P9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2"/>
      <text:p text:style-name="P92">Анакорн мрачно уставился на мерцающую голограмму Эквуса<text:span text:style-name="T37">. Ко мне наконец-то пришло понимание ситуации.</text:span></text:p>
      <text:p text:style-name="P99">– А почему ты сам не можешь поддерживать Эквус? Ты же его демиург? Ну так и питай его своей созидающей силой, пока он не окрепнет!</text:p>
      <text:p text:style-name="P92">Анакорн смутился.</text:p>
      <text:p text:style-name="P92"><text:span text:style-name="T57">– К сожалению, не </text:span><text:span text:style-name="T60">получится</text:span><text:span text:style-name="T57">.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7"><text:note text:id="ftn13" text:note-class="footnote"><text:note-citation>13</text:note-citation><text:note-body><text:p text:style-name="P132">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2">– Сам ты раздолбай! – произнёс, наконец, Свирл.</text:p></text:note-body></text:note></text:span><text:span text:style-name="T57"> </text:span>И создали вы его достаточно топорно — видишь, он трещит по швам.</text:p>
      <text:p text:style-name="P92">– Хмм. То есть, это брони создали Эквус?</text:p>
      <text:p text:style-name="P92">– Да. Грубо говоря, вы его придумали. Влили в него столько фантазии, что он реализовался. Вообще, <text:span text:style-name="T5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2">Я не могу полноценно общаться с метаинтеллектом реальности, <text:span text:style-name="T57">—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2"><text:span text:style-name="T57">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text:soft-page-break/>ярком сне, который ты ещё помнишь утром, а после обеда уже чешешь голову: «Да что же это такое любопытное снилось мне этой ночью?»</text:p>
      <text:p text:style-name="P95"/>
      <text:p text:style-name="P92">Я вспомнил события последнего времени<text:span text:style-name="T15">.</text:span></text:p>
      <text:p text:style-name="P92">–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2">Анакорн с такой силой сжал магическим захватом карандаш, что тот хрустнул.</text:p>
      <text:p text:style-name="P9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5">Я развёл руками.</text:p>
      <text:p text:style-name="P9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5">Анакорн улыбнулся и вскочил с пуфика.</text:p>
      <text:p text:style-name="P92"><text:span text:style-name="T57">–</text:span><text:span text:style-name="T37">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99">–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99">Анакорн поправил невесть откуда взявшиеся на переносице очки и ответил.</text:p>
      <text:p text:style-name="P92"><text:span text:style-name="T37">– Ты уже устранил крупнейший дефект Эквестрии </text:span><text:span text:style-name="T57">— манипуляции светилом. Аналогично решаются и остальные проблемы</text:span><text:span text:style-name="T37">.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7">— вещь живучая</text:span><text:span text:style-name="T37">.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99">Я задумался. На самом деле, интересная логическая задача…</text:p>
      <text:p text:style-name="P9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2"><text:span text:style-name="T57">–</text:span><text:span text:style-name="T37"> А кьютимарки? Как, разрази меня квазар, объяснить кьютимарки? </text:span><text:span text:style-name="T57">– азартно воскликнул Анакорн.</text:span></text:p>
      <text:p text:style-name="P99">– А кьютимарки ты сам даришь пони, когда распознаёшь их жизненное предназначение!!! – так же азартно заорал я.</text:p>
      <text:p text:style-name="P99">– ЧТООО?!! Может, ты думаешь, мне больше заняться нечем, как лепить пони тату на фланки? Так я тебя разочарую! У меня и без того три миллиона дел!</text:p>
      <text:p text:style-name="P99">Я пожал плечами.</text:p>
      <text:p text:style-name="P99">– А по-другому я не могу объяснить их появление. К сожалению.</text:p>
      <text:p text:style-name="P99">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99"><text:soft-page-break/>– Хорошо. Уговорил. Кьютимарки беру на себя. Так и знал, что мне самое трудное достанется!</text:p>
      <text:p text:style-name="P99">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99">Анакорн проследил мой взгляд.</text:p>
      <text:p text:style-name="P99">– Нечего так на меня смотреть! Если я стану применять магию вместо ловкости, теряется весь смысл упражнения… О, глянь-ка на Эквус!</text:p>
      <text:p text:style-name="P99">И впрямь, было на что посмотреть. Уровень помех на голограмме значительно снизился и сама она стала светиться ровным голубоватым светом.</text:p>
      <text:p text:style-name="P99">–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99">Я опять задумался. В голове было пусто.</text:p>
      <text:p text:style-name="P99">– Почему бы не оставить самую главную? Ту, что описана в мультике?</text:p>
      <text:p text:style-name="P99">– И<text:span text:style-name="T61">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8">—</text:span><text:span text:style-name="T61"> точнее, дерево схожих миров Эквуса </text:span><text:span text:style-name="T68">—</text:span><text:span text:style-name="T61"> создали брони. Разумеется, стержнем им послужил именно сериал, но каждый фанфик </text:span><text:span text:style-name="T68">—</text:span><text:span text:style-name="T61">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0"/>
      <text:p text:style-name="P99">Я подумал. Потом ещё раз подумал. Что скажет любой программист, предложи ему соединить несколько несовместимых объектов?</text:p>
      <text:p text:style-name="P100"/>
      <text:p text:style-name="P100">–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0"/>
      <text:p text:style-name="P99">Анакорн аж подпрыгнул на месте от восторга и стал мне аплодировать.</text:p>
      <text:p text:style-name="P99"/>
      <text:p text:style-name="P117">Как их совместить?</text:p>
      <text:p text:style-name="P107">твоя Эквестрия и моя, были рождены из Предначального Хаоса, оставшегося от царствования Дискорда. Оба непостоянны, изменчивы. </text:p>
      <text:p text:style-name="P99"/>
      <text:p text:style-name="P108">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99"/>
      <text:p text:style-name="P99"/>
      <text:p text:style-name="P128"/>
      <text:p text:style-name="P99"><text:soft-page-break/><text:span text:style-name="T61">– Наконец-то я вижу свет в конце тоннеля! Как это не пришло мне в голову! Ты всё отлично увязал! Всё сходится! Более того </text:span><text:span text:style-name="T68">—</text:span><text:span text:style-name="T61"> Анакорн заговорщически подмигнул мне </text:span><text:span text:style-name="T68">—</text:span><text:span text:style-name="T61">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8">— и первой реальной историей в объединённой эквестрийской реальности</text:span><text:span text:style-name="T61">!</text:span></text:p>
      <text:p text:style-name="P100">Я подозрительно посмотрел на Анакорна.</text:p>
      <text:p text:style-name="P99"><text:span text:style-name="T21">– </text:span><text:span text:style-name="T61">Какой ещё, нафиг, «мой фанфик»? Я никакого фанфика не писал. И не собираюсь.</text:span></text:p>
      <text:p text:style-name="P100">Анакорн ехидно ухмыльнулся и сделал мне «глазки».</text:p>
      <text:p text:style-name="P99"><text:span text:style-name="T21">– </text:span><text:span text:style-name="T61">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0">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0"/>
      <text:p text:style-name="P100">Я растерялся.</text:p>
      <text:p text:style-name="P99"><text:span text:style-name="T15">– </text:span>Эээ… Тут я тебе точно не помощник. Никогда не писал ничего сложнее технической документации к программам.</text:p>
      <text:p text:style-name="P99"><text:span text:style-name="T15">– </text:span>Пиши, как есть. <text:span text:style-name="T15">– </text:span>развёл копытами Анакорн. <text:span text:style-name="T15">– </text:span>Авось сгодится. Я писать точно не буду <text:span text:style-name="T68">— ты меня с кьютимарками уже пригрузил на ближайшие тысячи лет.</text:span></text:p>
      <text:p text:style-name="P99">…</text:p>
      <text:p text:style-name="P99">Факн щит<text:note text:id="ftn14" text:note-class="footnote"><text:note-citation>14</text:note-citation><text:note-body><text:p text:style-name="P129">Fucking shit — <text:span text:style-name="T1">ёбаное дерьмо</text:span></text:p></text:note-body></text:note>!..</text:p>
      <text:p text:style-name="P99">…</text:p>
      <text:p text:style-name="P99">Ну а что мне остаётся? Я фейспамнул.</text:p>
      <text:p text:style-name="P99"/>
      <text:p text:style-name="P99"><text:span text:style-name="T15">–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99">Анакорн насупился и спрятал карандаш в гриву.</text:p>
      <text:p text:style-name="P99"><text:span text:style-name="T15">–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99"/>
      <text:p text:style-name="P99">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99">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98"/>
      <text:p text:style-name="P98"><text:soft-page-break/>– Пора закругляться. Ты начинаешь сгорать. Надо утрясти последние детали, пока ещё есть пару минут.</text:p>
      <text:p text:style-name="P92">– Валяй. Я тебя внимательно слушаю.</text:p>
      <text:p text:style-name="P9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2">– А я разве сплю?</text:p>
      <text:p text:style-name="P92">– Сейчас — нет. Но как только мы закроем сделку — проснёшься. Потому что нет иного способа вернуть тебя в реальный мир.</text:p>
      <text:p text:style-name="P92">– Эээ, постой! А как я в Эквестрию и к себе обратно проходил?</text:p>
      <text:p text:style-name="P9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2">Так вот, возвращать тебя обратно в твой мир я не буду.</text:p>
      <text:p text:style-name="P92"/>
      <text:p text:style-name="P92">Я непонимающе хлопал глазами.</text:p>
      <text:p text:style-name="P92"/>
      <text:p text:style-name="P9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5"> </text:span>Если вернуть тебя обратно — рано или поздно он тебя убьёт. Скорее рано, чем поздно.</text:p>
      <text:p text:style-name="P9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2">–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2">Теперь — об оплате.</text:p>
      <text:p text:style-name="P92"/>
      <text:p text:style-name="P92">Анакорн наклонился ко мне через стол и подмигнул.</text:p>
      <text:p text:style-name="P92"/>
      <text:p text:style-name="P92">– Проси, чего хочешь!</text:p>
      <text:p text:style-name="P92"/>
      <text:p text:style-name="P92">Пока я думал, демиург мурлыкал себе под нос в эйфории: «Да! В такие моменты ощущаешь себя богом! Я крут! Ха-ха!»</text:p>
      <text:p text:style-name="P92"/>
      <text:p text:style-name="P9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2">Ради этого написать фанфик — очень малая цена. Совсем ничтожная.</text:p>
      <text:p text:style-name="P99"/>
      <text:p text:style-name="P99"><text:soft-page-break/>– Верни Дэш!!!</text:p>
      <text:p text:style-name="P99"/>
      <text:p text:style-name="P99">Копыта Анакорна разъехались и он впечатался мордой в стол.</text:p>
      <text:p text:style-name="P99">– Эээ… м-м-м… ну-у-у… Перо мне в зад!..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99">– Другое просить не будешь? – сухо переспросил Анакорн. – Учти, время уходит. То, что я вижу, мне не нравится.</text:p>
      <text:p text:style-name="P99">– Нет! – отрезал я.</text:p>
      <text:p text:style-name="P99">–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99">– Что? Ты о чём?</text:p>
      <text:p text:style-name="P99">–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99">Есть только маленькая проблемка…</text:p>
      <text:p text:style-name="P99">Анакорн скривился и отвёл глаза.</text:p>
      <text:p text:style-name="P99">– Какая?</text:p>
      <text:p text:style-name="P99">–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4">— </text:span>тебя никогда и не будет! Мне очень жаль. Тебе ещё не поздно выбрать что-нибудь другое.</text:p>
      <text:p text:style-name="P99">Я вздохнул. Слишком много философии на мою голову!</text:p>
      <text:p text:style-name="P99">– Делай, как я сказал! А я сделаю своё.</text:p>
      <text:p text:style-name="P99"/>
      <text:p text:style-name="P9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2">– Ты ещё увидишь пару-тройку снов на прощание. Это мой подарок тебе. Удачи!</text:p>
      <text:p text:style-name="P92"/>
      <text:p text:style-name="P93">***</text:p>
      <text:p text:style-name="P100">&lt;<text:span text:style-name="T92">Roger Waters — What God Wants</text:span>&gt;</text:p>
      <text:p text:style-name="P100">– Здравствуй, Анон. – Селестия стояла передо мной без привычных взгляду властных регалий. – Я хочу поблагодарить тебя за всё.</text:p>
      <text:p text:style-name="P100">– Привет, Сел. Я рад, что с тобой всё в порядке.</text:p>
      <text:p text:style-name="P100">Аликорница нерешительно стояла передо мной в сияющем ореоле гривы. Потом она сделала шаг навстречу.</text:p>
      <text:p text:style-name="P100"><text:soft-page-break/>–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0">Я устало рассмеялся.</text:p>
      <text:p text:style-name="P100">– Сел, я завязал с конеёбством. Извини.</text:p>
      <text:p text:style-name="P100">– В другое время, в другом месте, Анон! В другое время, в другом месте!</text:p>
      <text:p text:style-name="P100"/>
      <text:p text:style-name="P101">***</text:p>
      <text:p text:style-name="P103"/>
      <text:p text:style-name="P39"><text:span text:style-name="T2">–</text:span><text:span text:style-name="T1"> Прости, что хотела убить тебя. Я ослабела и Найтмэр на время одержала верх.</text:span></text:p>
      <text:p text:style-name="P49">Луна с виноватым выражением смотрела на меня сверху вниз. Я поднялся с сияющей флуоресцентным светом травы и рассмеялся.</text:p>
      <text:p text:style-name="P96">– Ты таки выучила современный стиль? Не парься, принцесса, я давно забыл тот эпизод.</text:p>
      <text:p text:style-name="P96">–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2"/>
      <text:p text:style-name="P105">***</text:p>
      <text:p text:style-name="P104"/>
      <text:p text:style-name="P96">– Думал от меня в другой реальности спрятаться?!</text:p>
      <text:p text:style-name="P96">Передо мной возникла хмурая морда Дискорда.</text:p>
      <text:p text:style-name="P9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6">Так что, Проводничёк, мы ещё встретимся! В другое время и в другом месте! Жди! В другое время, в другом месте!!!</text:p>
      <text:p text:style-name="P102"/>
      <text:p text:style-name="P97">***</text:p>
      <text:p text:style-name="P92"/>
      <text:p text:style-name="P96">– Анон?</text:p>
      <text:p text:style-name="P96">– Дэш?!!</text:p>
      <text:p text:style-name="P96">– Эмм… Ты мне снишься?</text:p>
      <text:p text:style-name="P96">– Нет, Дэш, это ты мне снишься.</text:p>
      <text:p text:style-name="P96">–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6">Пегаска почесала в затылке со смущением.</text:p>
      <text:p text:style-name="P96">– Да? Правда? Ну, офигеть! Что-то я такого не помню совсем. А ты как?</text:p>
      <text:p text:style-name="P91"><text:span text:style-name="T43">– Я в порядке. Вот, возвращаюсь </text:span>в свой мир. Ну, не совсем <text:span text:style-name="T1">в свой</text:span>. Почти.</text:p>
      <text:p text:style-name="P91"><text:span text:style-name="T1">–</text:span> Навсегда?</text:p>
      <text:p text:style-name="P91"><text:span text:style-name="T1">–</text:span> Скорее всего, да.</text:p>
      <text:p text:style-name="P91"><text:soft-page-break/><text:span text:style-name="T1">–</text:span> Это плохо. <text:span text:style-name="T1">Я хотела тебе сказать</text:span>…</text:p>
      <text:p text:style-name="P91"><text:span text:style-name="T1">–</text:span> Не надо, Дэш. Не стоит. Мне очень жаль.</text:p>
      <text:p text:style-name="P9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7">Хочу, чтобы ты </text:span><text:span text:style-name="T38">делал мне почесушки</text:span><text:span text:style-name="T37"> и хлопал по крупу</text:span>!</text:p>
      <text:p text:style-name="P9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1"><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1"><text:span text:style-name="T1">–</text:span> И тебя, и Твайлайт, и <text:span text:style-name="T1">Пинки</text:span>, и Селестию, и всех-всех-всех… Таковы правила.</text:p>
      <text:p text:style-name="P91"><text:span text:style-name="T15">– Вот д</text:span>искорд!.. Почему всё так паршиво… Я даже не могу уткнуться носом тебе в грудь. Я прохожу сквозь тебя, <text:span text:style-name="T15">–</text:span> всхлипнула сквозь зубы Рэйнбоу.</text:p>
      <text:p text:style-name="P91">Я опустил руку на шею Дэш и ощутил теплоту и лёгкое покалывание в пустоте.</text:p>
      <text:p text:style-name="P91"><text:span text:style-name="T15">–</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1"><text:span text:style-name="T1">–</text:span> И лучше рано, чем поздно! Я не люблю ждать!</text:p>
      <text:p text:style-name="P91"><text:span text:style-name="T1">–</text:span> Да, Дэш. <text:span text:style-name="T1">–</text:span> её образ начал таять. <text:span text:style-name="T1">–</text:span> Да, я помню.</text:p>
      <text:p text:style-name="P91">Я всё ещё помню…</text:p>
      <text:p text:style-name="P51"/>
      <text:h text:style-name="Heading_20_2" text:outline-level="2">Эпилог. Земля</text:h>
      <text:p text:style-name="P106">&lt;<text:span text:style-name="T64">Daft Punk – Get Lucky</text:span>&gt;</text:p>
      <text:p text:style-name="P111">Звон будильника чуть не проломил башку. Я открыл глаза. </text:p>
      <text:p text:style-name="P111"><text:span text:style-name="T1">Бляяяяяяя… Голова чугунная… Вот на кой хрен ложиться в </text:span><text:span text:style-name="T15">два</text:span><text:span text:style-name="T1">, чтоб потом спать до одиннадцати и ни хрена не выспаться при этом?</text:span> На работу опять к часу<text:span text:style-name="T15"> приползу</text:span>. Надоело. <text:span text:style-name="T1">Закисать на работе — вредно для мозгов.</text:span> Надо отдохнуть. <text:span text:style-name="T15">Взят</text:span><text:span text:style-name="T1">ь, наконец, </text:span><text:s/>отпуск. <text:span text:style-name="T1">И пошло оно всё к ебеням!</text:span></text:p>
      <text:p text:style-name="P111"><text:span text:style-name="T1">Я нашарил ногами тапки и пошёл в ванную. Проходя мимо стола, зацепился взглядом за</text:span> эскиз <text:span text:style-name="T1">рисунка</text:span>.&lt;<text:span text:style-name="T92">эскиз первого рисунка – Сел ложит рог Анону на плечо</text:span>&gt;</text:p>
      <text:p text:style-name="P11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0">Хоть абзац напишу! Уже хоть какой-то крохотный шажок, с которого можно будет начать. Как там у Лао-Цзы? Дорога в тысячу ли начинается-бла-бла-бля!</text:p>
      <text:p text:style-name="P110">Попытка притронуться щёткой к зубу вызвала ноющую боль. </text:p>
      <text:p text:style-name="P110">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text:soft-page-break/>сегодня не зафигачу хотя бы одну из них, напишет кляузу Брюсу, а он и так меня держит на карандаше... Вот так всегда. Фак!</text:p>
      <text:p text:style-name="P110">Доставая из стола ключи от машины, опять наткнулся взглядом на эскиз.</text:p>
      <text:p text:style-name="P110">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0">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6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6-23T20:13:10.488236047</dc:date>
    <meta:editing-duration>P135DT13H4M49S</meta:editing-duration>
    <meta:editing-cycles>8235</meta:editing-cycles>
    <meta:generator>LibreOffice/5.1.6.2$Linux_X86_64 LibreOffice_project/10m0$Build-2</meta:generator>
    <meta:document-statistic meta:table-count="0" meta:image-count="0" meta:object-count="0" meta:page-count="209" meta:paragraph-count="4423" meta:word-count="92676" meta:character-count="613567" meta:non-whitespace-character-count="520999"/>
  </office:meta>
</office:document-meta>
</file>